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paragraph-rsid="00272da6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officeooo:paragraph-rsid="00272da6"/>
    </style:style>
    <style:style style:name="P40" style:family="paragraph" style:parent-style-name="Standard">
      <style:text-properties officeooo:rsid="00272da6" officeooo:paragraph-rsid="00272da6"/>
    </style:style>
    <style:style style:name="P41" style:family="paragraph" style:parent-style-name="Standard">
      <style:text-properties officeooo:rsid="00272da6" officeooo:paragraph-rsid="002b129f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68" style:family="paragraph" style:parent-style-name="Standard">
      <style:text-properties officeooo:rsid="00272da6" officeooo:paragraph-rsid="002c3bd6"/>
    </style:style>
    <style:style style:name="P69" style:family="paragraph" style:parent-style-name="Standard">
      <style:text-properties officeooo:rsid="00272da6" officeooo:paragraph-rsid="0030c406"/>
    </style:style>
    <style:style style:name="P70" style:family="paragraph" style:parent-style-name="Standard">
      <style:text-properties officeooo:rsid="00272da6" officeooo:paragraph-rsid="00354618"/>
    </style:style>
    <style:style style:name="P71" style:family="paragraph" style:parent-style-name="Standard">
      <style:text-properties officeooo:rsid="00272da6" officeooo:paragraph-rsid="00370f83"/>
    </style:style>
    <style:style style:name="P72" style:family="paragraph" style:parent-style-name="Standard">
      <style:text-properties officeooo:rsid="00272da6" officeooo:paragraph-rsid="00392197"/>
    </style:style>
    <style:style style:name="P73" style:family="paragraph" style:parent-style-name="Standard">
      <style:text-properties officeooo:rsid="00272da6" officeooo:paragraph-rsid="003ac64b"/>
    </style:style>
    <style:style style:name="P74" style:family="paragraph" style:parent-style-name="Standard">
      <style:text-properties officeooo:rsid="00272da6" officeooo:paragraph-rsid="004203a3"/>
    </style:style>
    <style:style style:name="P75" style:family="paragraph" style:parent-style-name="Standard">
      <style:text-properties officeooo:rsid="00272da6" officeooo:paragraph-rsid="0043c249"/>
    </style:style>
    <style:style style:name="P76" style:family="paragraph" style:parent-style-name="Standard">
      <style:text-properties officeooo:rsid="00272da6" officeooo:paragraph-rsid="00473b51"/>
    </style:style>
    <style:style style:name="P77" style:family="paragraph" style:parent-style-name="Standard">
      <style:text-properties officeooo:rsid="00272da6" officeooo:paragraph-rsid="004aafba"/>
    </style:style>
    <style:style style:name="P78" style:family="paragraph" style:parent-style-name="Standard">
      <style:text-properties officeooo:rsid="00272da6" officeooo:paragraph-rsid="004e6e89"/>
    </style:style>
    <style:style style:name="P79" style:family="paragraph" style:parent-style-name="Standard">
      <style:text-properties officeooo:rsid="00272da6" officeooo:paragraph-rsid="0054f650"/>
    </style:style>
    <style:style style:name="P80" style:family="paragraph" style:parent-style-name="Standard">
      <style:text-properties officeooo:rsid="00272da6" officeooo:paragraph-rsid="006dec2c"/>
    </style:style>
    <style:style style:name="P81" style:family="paragraph" style:parent-style-name="Standard">
      <style:text-properties officeooo:rsid="00272da6" officeooo:paragraph-rsid="007209f4"/>
    </style:style>
    <style:style style:name="P82" style:family="paragraph" style:parent-style-name="Standard">
      <style:text-properties officeooo:rsid="00272da6" officeooo:paragraph-rsid="007317f2"/>
    </style:style>
    <style:style style:name="P83" style:family="paragraph" style:parent-style-name="Standard">
      <style:text-properties officeooo:rsid="00272da6" officeooo:paragraph-rsid="0077d107"/>
    </style:style>
    <style:style style:name="P84" style:family="paragraph" style:parent-style-name="Standard">
      <style:text-properties officeooo:rsid="00272da6" officeooo:paragraph-rsid="00856c99"/>
    </style:style>
    <style:style style:name="P85" style:family="paragraph" style:parent-style-name="Standard">
      <style:text-properties officeooo:rsid="00272da6" officeooo:paragraph-rsid="0088073d"/>
    </style:style>
    <style:style style:name="P86" style:family="paragraph" style:parent-style-name="Standard">
      <style:text-properties officeooo:rsid="00272da6" officeooo:paragraph-rsid="008956dd"/>
    </style:style>
    <style:style style:name="P87" style:family="paragraph" style:parent-style-name="Standard">
      <style:text-properties officeooo:rsid="00272da6" officeooo:paragraph-rsid="008f6f03"/>
    </style:style>
    <style:style style:name="P88" style:family="paragraph" style:parent-style-name="Standard">
      <style:text-properties officeooo:rsid="00272da6" officeooo:paragraph-rsid="0093598f"/>
    </style:style>
    <style:style style:name="P89" style:family="paragraph" style:parent-style-name="Standard">
      <style:text-properties officeooo:rsid="00272da6" officeooo:paragraph-rsid="00938d62"/>
    </style:style>
    <style:style style:name="P90" style:family="paragraph" style:parent-style-name="Standard">
      <style:text-properties officeooo:rsid="00272da6" officeooo:paragraph-rsid="00ab2cee"/>
    </style:style>
    <style:style style:name="P91" style:family="paragraph" style:parent-style-name="Standard">
      <style:text-properties officeooo:rsid="00272da6" officeooo:paragraph-rsid="00b63260"/>
    </style:style>
    <style:style style:name="P92" style:family="paragraph" style:parent-style-name="Standard">
      <style:text-properties officeooo:rsid="00272da6" officeooo:paragraph-rsid="00bb1ebb"/>
    </style:style>
    <style:style style:name="P93" style:family="paragraph" style:parent-style-name="Standard">
      <style:text-properties officeooo:rsid="00272da6" officeooo:paragraph-rsid="00cba9ad"/>
    </style:style>
    <style:style style:name="P94" style:family="paragraph" style:parent-style-name="Standard">
      <style:text-properties officeooo:rsid="00272da6" officeooo:paragraph-rsid="00d482de"/>
    </style:style>
    <style:style style:name="P95" style:family="paragraph" style:parent-style-name="Standard">
      <style:text-properties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9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9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9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0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0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0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3" style:family="paragraph" style:parent-style-name="Standard">
      <style:text-properties officeooo:paragraph-rsid="002c3bd6"/>
    </style:style>
    <style:style style:name="P104" style:family="paragraph" style:parent-style-name="Standard">
      <style:text-properties officeooo:paragraph-rsid="0030c406"/>
    </style:style>
    <style:style style:name="P105" style:family="paragraph" style:parent-style-name="Standard">
      <style:text-properties officeooo:paragraph-rsid="00354618"/>
    </style:style>
    <style:style style:name="P106" style:family="paragraph" style:parent-style-name="Standard">
      <style:text-properties officeooo:paragraph-rsid="00370f83"/>
    </style:style>
    <style:style style:name="P107" style:family="paragraph" style:parent-style-name="Standard">
      <style:text-properties officeooo:paragraph-rsid="003ac64b"/>
    </style:style>
    <style:style style:name="P10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0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4203a3"/>
    </style:style>
    <style:style style:name="P111" style:family="paragraph" style:parent-style-name="Standard">
      <style:text-properties officeooo:paragraph-rsid="0043c249"/>
    </style:style>
    <style:style style:name="P112" style:family="paragraph" style:parent-style-name="Standard">
      <style:text-properties officeooo:paragraph-rsid="00473b51"/>
    </style:style>
    <style:style style:name="P113" style:family="paragraph" style:parent-style-name="Standard">
      <style:text-properties officeooo:paragraph-rsid="004aafba"/>
    </style:style>
    <style:style style:name="P114" style:family="paragraph" style:parent-style-name="Standard">
      <style:text-properties officeooo:paragraph-rsid="004e6e89"/>
    </style:style>
    <style:style style:name="P115" style:family="paragraph" style:parent-style-name="Standard">
      <style:text-properties officeooo:paragraph-rsid="005318d7"/>
    </style:style>
    <style:style style:name="P116" style:family="paragraph" style:parent-style-name="Standard">
      <style:text-properties officeooo:paragraph-rsid="0054f650"/>
    </style:style>
    <style:style style:name="P1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fo:color="#000000" style:font-name="Consolas1" fo:font-size="10pt" style:font-size-asian="10pt"/>
    </style:style>
    <style:style style:name="P12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officeooo:paragraph-rsid="006dec2c"/>
    </style:style>
    <style:style style:name="P125" style:family="paragraph" style:parent-style-name="Standard">
      <style:text-properties officeooo:paragraph-rsid="007209f4"/>
    </style:style>
    <style:style style:name="P126" style:family="paragraph" style:parent-style-name="Standard">
      <style:text-properties officeooo:paragraph-rsid="007317f2"/>
    </style:style>
    <style:style style:name="P127" style:family="paragraph" style:parent-style-name="Standard">
      <style:text-properties officeooo:paragraph-rsid="0077d107"/>
    </style:style>
    <style:style style:name="P128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start" style:justify-single-word="false"/>
      <style:text-properties officeooo:paragraph-rsid="00856c99"/>
    </style:style>
    <style:style style:name="P130" style:family="paragraph" style:parent-style-name="Standard">
      <style:paragraph-properties fo:text-align="start" style:justify-single-word="false"/>
      <style:text-properties officeooo:paragraph-rsid="0088073d"/>
    </style:style>
    <style:style style:name="P131" style:family="paragraph" style:parent-style-name="Standard">
      <style:paragraph-properties fo:text-align="start" style:justify-single-word="false"/>
      <style:text-properties officeooo:paragraph-rsid="008956dd"/>
    </style:style>
    <style:style style:name="P132" style:family="paragraph" style:parent-style-name="Standard">
      <style:paragraph-properties fo:text-align="start" style:justify-single-word="false"/>
      <style:text-properties officeooo:paragraph-rsid="008f6f03"/>
    </style:style>
    <style:style style:name="P133" style:family="paragraph" style:parent-style-name="Standard">
      <style:paragraph-properties fo:text-align="start" style:justify-single-word="false"/>
      <style:text-properties officeooo:paragraph-rsid="0093598f"/>
    </style:style>
    <style:style style:name="P134" style:family="paragraph" style:parent-style-name="Standard">
      <style:paragraph-properties fo:text-align="start" style:justify-single-word="false"/>
      <style:text-properties officeooo:paragraph-rsid="00938d62"/>
    </style:style>
    <style:style style:name="P135" style:family="paragraph" style:parent-style-name="Standard">
      <style:text-properties officeooo:paragraph-rsid="00856c99"/>
    </style:style>
    <style:style style:name="P136" style:family="paragraph" style:parent-style-name="Standard">
      <style:text-properties officeooo:paragraph-rsid="0088073d"/>
    </style:style>
    <style:style style:name="P137" style:family="paragraph" style:parent-style-name="Standard">
      <style:text-properties officeooo:paragraph-rsid="008956dd"/>
    </style:style>
    <style:style style:name="P138" style:family="paragraph" style:parent-style-name="Standard">
      <style:text-properties officeooo:paragraph-rsid="008f6f03"/>
    </style:style>
    <style:style style:name="P139" style:family="paragraph" style:parent-style-name="Standard">
      <style:text-properties officeooo:paragraph-rsid="0093598f"/>
    </style:style>
    <style:style style:name="P140" style:family="paragraph" style:parent-style-name="Standard">
      <style:text-properties officeooo:paragraph-rsid="00938d62"/>
    </style:style>
    <style:style style:name="P14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4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43" style:family="paragraph" style:parent-style-name="Standard">
      <style:text-properties officeooo:paragraph-rsid="00ab2cee"/>
    </style:style>
    <style:style style:name="P144" style:family="paragraph" style:parent-style-name="Standard">
      <style:text-properties officeooo:rsid="00b2d4d0" officeooo:paragraph-rsid="00b2d4d0"/>
    </style:style>
    <style:style style:name="P145" style:family="paragraph" style:parent-style-name="Standard">
      <style:text-properties officeooo:rsid="00b2d4d0" officeooo:paragraph-rsid="00b63260"/>
    </style:style>
    <style:style style:name="P146" style:family="paragraph" style:parent-style-name="Standard">
      <style:text-properties officeooo:rsid="00b2d4d0" officeooo:paragraph-rsid="00bb1ebb"/>
    </style:style>
    <style:style style:name="P147" style:family="paragraph" style:parent-style-name="Standard">
      <style:text-properties officeooo:paragraph-rsid="00b63260"/>
    </style:style>
    <style:style style:name="P148" style:family="paragraph" style:parent-style-name="Standard">
      <style:text-properties officeooo:paragraph-rsid="00bb1ebb"/>
    </style:style>
    <style:style style:name="P149" style:family="paragraph" style:parent-style-name="Standard">
      <style:text-properties officeooo:rsid="00cba9ad" officeooo:paragraph-rsid="00cba9ad"/>
    </style:style>
    <style:style style:name="P150" style:family="paragraph" style:parent-style-name="Standard">
      <style:text-properties officeooo:paragraph-rsid="00d482de"/>
    </style:style>
    <style:style style:name="P15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61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6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bb1ebb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19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1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1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16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17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0" style:family="paragraph" style:parent-style-name="Heading_20_1" style:master-page-name="Cos">
      <style:paragraph-properties fo:text-align="center" style:justify-single-word="false" style:page-number="auto"/>
    </style:style>
    <style:style style:name="P221" style:family="paragraph" style:parent-style-name="Heading_20_1">
      <style:paragraph-properties fo:break-before="page"/>
      <style:text-properties officeooo:rsid="002e6a31" officeooo:paragraph-rsid="002e6a31"/>
    </style:style>
    <style:style style:name="P222" style:family="paragraph" style:parent-style-name="Heading_20_2">
      <style:text-properties officeooo:rsid="0026b597" officeooo:paragraph-rsid="002e6a31"/>
    </style:style>
    <style:style style:name="P22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24" style:family="paragraph" style:parent-style-name="Heading_20_2">
      <style:text-properties officeooo:paragraph-rsid="008f6f03"/>
    </style:style>
    <style:style style:name="P225" style:family="paragraph" style:parent-style-name="Heading_20_2">
      <style:text-properties officeooo:paragraph-rsid="0093598f"/>
    </style:style>
    <style:style style:name="P226" style:family="paragraph" style:parent-style-name="Heading_20_2">
      <style:text-properties officeooo:paragraph-rsid="00938d62"/>
    </style:style>
    <style:style style:name="P227" style:family="paragraph" style:parent-style-name="Heading_20_2">
      <style:paragraph-properties fo:break-before="page"/>
      <style:text-properties officeooo:rsid="0026b597" officeooo:paragraph-rsid="002b129f"/>
    </style:style>
    <style:style style:name="P228" style:family="paragraph" style:parent-style-name="Heading_20_2">
      <style:paragraph-properties fo:break-before="page"/>
      <style:text-properties officeooo:rsid="0026b597" officeooo:paragraph-rsid="002c3bd6"/>
    </style:style>
    <style:style style:name="P229" style:family="paragraph" style:parent-style-name="Heading_20_2">
      <style:paragraph-properties fo:break-before="page"/>
      <style:text-properties officeooo:rsid="0026b597" officeooo:paragraph-rsid="0030c406"/>
    </style:style>
    <style:style style:name="P230" style:family="paragraph" style:parent-style-name="Heading_20_2">
      <style:paragraph-properties fo:break-before="page"/>
      <style:text-properties officeooo:rsid="0026b597" officeooo:paragraph-rsid="00354618"/>
    </style:style>
    <style:style style:name="P231" style:family="paragraph" style:parent-style-name="Heading_20_2">
      <style:paragraph-properties fo:break-before="page"/>
      <style:text-properties officeooo:rsid="0026b597" officeooo:paragraph-rsid="00370f83"/>
    </style:style>
    <style:style style:name="P23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3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3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3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3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3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38" style:family="paragraph" style:parent-style-name="Heading_20_2">
      <style:paragraph-properties fo:break-before="page"/>
      <style:text-properties officeooo:rsid="004e6e89" officeooo:paragraph-rsid="004e6e89"/>
    </style:style>
    <style:style style:name="P239" style:family="paragraph" style:parent-style-name="Heading_20_2">
      <style:paragraph-properties fo:break-before="page"/>
      <style:text-properties officeooo:rsid="004e6e89" officeooo:paragraph-rsid="0054f650"/>
    </style:style>
    <style:style style:name="P240" style:family="paragraph" style:parent-style-name="Heading_20_2">
      <style:paragraph-properties fo:break-before="page"/>
      <style:text-properties officeooo:rsid="004e6e89" officeooo:paragraph-rsid="007317f2"/>
    </style:style>
    <style:style style:name="P241" style:family="paragraph" style:parent-style-name="Heading_20_2">
      <style:paragraph-properties fo:break-before="page"/>
      <style:text-properties officeooo:paragraph-rsid="006dec2c"/>
    </style:style>
    <style:style style:name="P242" style:family="paragraph" style:parent-style-name="Heading_20_2">
      <style:paragraph-properties fo:break-before="page"/>
      <style:text-properties officeooo:paragraph-rsid="007209f4"/>
    </style:style>
    <style:style style:name="P243" style:family="paragraph" style:parent-style-name="Heading_20_2">
      <style:paragraph-properties fo:break-before="page"/>
      <style:text-properties officeooo:paragraph-rsid="0077d107"/>
    </style:style>
    <style:style style:name="P244" style:family="paragraph" style:parent-style-name="Heading_20_2">
      <style:paragraph-properties fo:break-before="page"/>
      <style:text-properties officeooo:paragraph-rsid="007317f2"/>
    </style:style>
    <style:style style:name="P245" style:family="paragraph" style:parent-style-name="Heading_20_2">
      <style:paragraph-properties fo:break-before="page"/>
      <style:text-properties officeooo:paragraph-rsid="00856c99"/>
    </style:style>
    <style:style style:name="P246" style:family="paragraph" style:parent-style-name="Heading_20_2">
      <style:paragraph-properties fo:break-before="page"/>
      <style:text-properties officeooo:paragraph-rsid="0088073d"/>
    </style:style>
    <style:style style:name="P247" style:family="paragraph" style:parent-style-name="Heading_20_2">
      <style:paragraph-properties fo:break-before="page"/>
      <style:text-properties officeooo:paragraph-rsid="008956dd"/>
    </style:style>
    <style:style style:name="P24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4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5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51" style:family="paragraph" style:parent-style-name="Standard" style:list-style-name="L10">
      <style:text-properties officeooo:paragraph-rsid="0030c406"/>
    </style:style>
    <style:style style:name="P252" style:family="paragraph" style:parent-style-name="Standard" style:list-style-name="L10">
      <style:text-properties officeooo:paragraph-rsid="00354618"/>
    </style:style>
    <style:style style:name="P253" style:family="paragraph" style:parent-style-name="Standard" style:list-style-name="L10">
      <style:text-properties officeooo:paragraph-rsid="00370f83"/>
    </style:style>
    <style:style style:name="P254" style:family="paragraph" style:parent-style-name="Standard" style:list-style-name="L10">
      <style:text-properties officeooo:paragraph-rsid="003ac64b"/>
    </style:style>
    <style:style style:name="P255" style:family="paragraph" style:parent-style-name="Standard" style:list-style-name="L10">
      <style:text-properties officeooo:paragraph-rsid="004203a3"/>
    </style:style>
    <style:style style:name="P256" style:family="paragraph" style:parent-style-name="Standard" style:list-style-name="L10">
      <style:text-properties officeooo:paragraph-rsid="0043c249"/>
    </style:style>
    <style:style style:name="P257" style:family="paragraph" style:parent-style-name="Standard" style:list-style-name="L10">
      <style:text-properties officeooo:paragraph-rsid="00473b51"/>
    </style:style>
    <style:style style:name="P258" style:family="paragraph" style:parent-style-name="Standard" style:list-style-name="L10">
      <style:text-properties officeooo:paragraph-rsid="004aafba"/>
    </style:style>
    <style:style style:name="P259" style:family="paragraph" style:parent-style-name="Standard" style:list-style-name="L10">
      <style:text-properties officeooo:paragraph-rsid="004e6e89"/>
    </style:style>
    <style:style style:name="P260" style:family="paragraph" style:parent-style-name="Standard" style:list-style-name="L10">
      <style:text-properties officeooo:paragraph-rsid="0054f650"/>
    </style:style>
    <style:style style:name="P261" style:family="paragraph" style:parent-style-name="Standard" style:list-style-name="L10">
      <style:text-properties officeooo:paragraph-rsid="00ab2cee"/>
    </style:style>
    <style:style style:name="P262" style:family="paragraph" style:parent-style-name="Standard" style:list-style-name="L10">
      <style:text-properties officeooo:paragraph-rsid="00b6e15e"/>
    </style:style>
    <style:style style:name="P263" style:family="paragraph" style:parent-style-name="Standard" style:list-style-name="L10">
      <style:text-properties officeooo:paragraph-rsid="00c3b93a"/>
    </style:style>
    <style:style style:name="P264" style:family="paragraph" style:parent-style-name="Standard" style:list-style-name="L10">
      <style:text-properties officeooo:rsid="00571589" officeooo:paragraph-rsid="0054f650"/>
    </style:style>
    <style:style style:name="P265" style:family="paragraph" style:parent-style-name="Standard" style:list-style-name="L42">
      <style:text-properties officeooo:rsid="00571589" officeooo:paragraph-rsid="007209f4"/>
    </style:style>
    <style:style style:name="P266" style:family="paragraph" style:parent-style-name="Standard" style:list-style-name="L27">
      <style:text-properties officeooo:paragraph-rsid="006dec2c"/>
    </style:style>
    <style:style style:name="P267" style:family="paragraph" style:parent-style-name="Standard" style:list-style-name="L27">
      <style:text-properties officeooo:paragraph-rsid="0074214e"/>
    </style:style>
    <style:style style:name="P268" style:family="paragraph" style:parent-style-name="Standard" style:list-style-name="L27">
      <style:text-properties officeooo:paragraph-rsid="0077d034"/>
    </style:style>
    <style:style style:name="P269" style:family="paragraph" style:parent-style-name="Standard" style:list-style-name="L27">
      <style:text-properties officeooo:paragraph-rsid="007a553e"/>
    </style:style>
    <style:style style:name="P270" style:family="paragraph" style:parent-style-name="Standard" style:list-style-name="L27">
      <style:text-properties officeooo:paragraph-rsid="00806990"/>
    </style:style>
    <style:style style:name="P271" style:family="paragraph" style:parent-style-name="Standard" style:list-style-name="L34">
      <style:text-properties officeooo:paragraph-rsid="007209f4"/>
    </style:style>
    <style:style style:name="P272" style:family="paragraph" style:parent-style-name="Standard" style:list-style-name="L39">
      <style:text-properties officeooo:paragraph-rsid="0077d107"/>
    </style:style>
    <style:style style:name="P273" style:family="paragraph" style:parent-style-name="Standard" style:list-style-name="L42">
      <style:text-properties officeooo:paragraph-rsid="007209f4"/>
    </style:style>
    <style:style style:name="P27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75" style:family="paragraph" style:parent-style-name="Standard" style:list-style-name="L10">
      <style:text-properties officeooo:rsid="00ab2cee" officeooo:paragraph-rsid="00ab2cee"/>
    </style:style>
    <style:style style:name="P276" style:family="paragraph" style:parent-style-name="Standard" style:list-style-name="L10">
      <style:text-properties officeooo:rsid="00ab2cee" officeooo:paragraph-rsid="00ae7c84"/>
    </style:style>
    <style:style style:name="P277" style:family="paragraph" style:parent-style-name="Standard" style:list-style-name="L10">
      <style:text-properties officeooo:rsid="00ab2cee" officeooo:paragraph-rsid="00b2d4d0"/>
    </style:style>
    <style:style style:name="P278" style:family="paragraph" style:parent-style-name="Standard" style:list-style-name="L10">
      <style:text-properties officeooo:rsid="00ab2cee" officeooo:paragraph-rsid="00b07644"/>
    </style:style>
    <style:style style:name="P279" style:family="paragraph" style:parent-style-name="Standard" style:list-style-name="L10">
      <style:text-properties officeooo:rsid="00ab2cee" officeooo:paragraph-rsid="00b112f9"/>
    </style:style>
    <style:style style:name="P280" style:family="paragraph" style:parent-style-name="Standard" style:list-style-name="L10">
      <style:text-properties officeooo:rsid="00ab2cee" officeooo:paragraph-rsid="00b63260"/>
    </style:style>
    <style:style style:name="P281" style:family="paragraph" style:parent-style-name="Standard" style:list-style-name="L10">
      <style:text-properties officeooo:rsid="00ab2cee" officeooo:paragraph-rsid="00b6e15e"/>
    </style:style>
    <style:style style:name="P282" style:family="paragraph" style:parent-style-name="Standard" style:list-style-name="L10">
      <style:text-properties officeooo:rsid="00ab2cee" officeooo:paragraph-rsid="00be37d2"/>
    </style:style>
    <style:style style:name="P283" style:family="paragraph" style:parent-style-name="Standard" style:list-style-name="L10">
      <style:text-properties officeooo:rsid="00ab2cee" officeooo:paragraph-rsid="00bfa491"/>
    </style:style>
    <style:style style:name="P284" style:family="paragraph" style:parent-style-name="Standard" style:list-style-name="L10">
      <style:text-properties officeooo:rsid="00ab2cee" officeooo:paragraph-rsid="00bb1ebb"/>
    </style:style>
    <style:style style:name="P285" style:family="paragraph" style:parent-style-name="Standard" style:list-style-name="L10">
      <style:text-properties officeooo:rsid="00ab2cee" officeooo:paragraph-rsid="00bccce0"/>
    </style:style>
    <style:style style:name="P286" style:family="paragraph" style:parent-style-name="Standard" style:list-style-name="L10">
      <style:text-properties officeooo:rsid="00ab2cee" officeooo:paragraph-rsid="00d482de"/>
    </style:style>
    <style:style style:name="P287" style:family="paragraph" style:parent-style-name="Standard" style:list-style-name="L10">
      <style:text-properties officeooo:rsid="00b6e15e" officeooo:paragraph-rsid="00b6e15e"/>
    </style:style>
    <style:style style:name="P288" style:family="paragraph" style:parent-style-name="Standard" style:list-style-name="L10">
      <style:text-properties officeooo:rsid="00c10f6c" officeooo:paragraph-rsid="00c10f6c"/>
    </style:style>
    <style:style style:name="P289" style:family="paragraph" style:parent-style-name="Standard" style:list-style-name="L10">
      <style:text-properties officeooo:rsid="00c5ab37" officeooo:paragraph-rsid="00c5ab37"/>
    </style:style>
    <style:style style:name="P290" style:family="paragraph" style:parent-style-name="Standard" style:list-style-name="L10">
      <style:text-properties officeooo:rsid="00c5ab37" officeooo:paragraph-rsid="00cba9ad"/>
    </style:style>
    <style:style style:name="P291" style:family="paragraph" style:parent-style-name="Standard" style:list-style-name="L10">
      <style:text-properties officeooo:rsid="00c5ab37" officeooo:paragraph-rsid="00d28660"/>
    </style:style>
    <style:style style:name="P292" style:family="paragraph" style:parent-style-name="Standard" style:list-style-name="L10">
      <style:text-properties officeooo:rsid="00c5ab37" officeooo:paragraph-rsid="00d63ccb"/>
    </style:style>
    <style:style style:name="P293" style:family="paragraph" style:parent-style-name="Standard" style:list-style-name="L10">
      <style:text-properties officeooo:rsid="00be37d2" officeooo:paragraph-rsid="00be37d2"/>
    </style:style>
    <style:style style:name="P294" style:family="paragraph" style:parent-style-name="Standard" style:list-style-name="L10">
      <style:text-properties officeooo:rsid="00be37d2" officeooo:paragraph-rsid="00bf9c82"/>
    </style:style>
    <style:style style:name="P295" style:family="paragraph" style:parent-style-name="Standard" style:list-style-name="L10">
      <style:text-properties officeooo:rsid="00be37d2" officeooo:paragraph-rsid="00c3b93a"/>
    </style:style>
    <style:style style:name="P296" style:family="paragraph" style:parent-style-name="Standard" style:list-style-name="L10">
      <style:text-properties officeooo:rsid="00be37d2" officeooo:paragraph-rsid="00d177de"/>
    </style:style>
    <style:style style:name="P297" style:family="paragraph" style:parent-style-name="Standard">
      <style:text-properties officeooo:rsid="00272da6" officeooo:paragraph-rsid="00d482de"/>
    </style:style>
    <style:style style:name="P298" style:family="paragraph" style:parent-style-name="Standard">
      <style:text-properties officeooo:paragraph-rsid="001bba47"/>
    </style:style>
    <style:style style:name="P299" style:family="paragraph" style:parent-style-name="Standard">
      <style:text-properties officeooo:paragraph-rsid="00d482de"/>
    </style:style>
    <style:style style:name="P30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0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0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0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0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0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0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0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0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0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1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1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1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1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1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1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1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17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18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19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2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2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2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2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24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25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26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27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28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29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30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31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32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3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3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79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8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81" style:family="paragraph" style:parent-style-name="Text_20_body" style:list-style-name="L1">
      <style:text-properties officeooo:paragraph-rsid="002b129f"/>
    </style:style>
    <style:style style:name="P382" style:family="paragraph" style:parent-style-name="Text_20_body" style:list-style-name="L1">
      <style:text-properties officeooo:paragraph-rsid="002c3bd6"/>
    </style:style>
    <style:style style:name="P383" style:family="paragraph" style:parent-style-name="Text_20_body" style:list-style-name="L1">
      <style:text-properties officeooo:rsid="0103ba70" officeooo:paragraph-rsid="0026b597"/>
    </style:style>
    <style:style style:name="P384" style:family="paragraph" style:parent-style-name="Text_20_body" style:list-style-name="L7"/>
    <style:style style:name="P385" style:family="paragraph" style:parent-style-name="Text_20_body" style:list-style-name="L9"/>
    <style:style style:name="P386" style:family="paragraph" style:parent-style-name="Text_20_body" style:list-style-name="L2">
      <style:paragraph-properties fo:margin-top="0cm" fo:margin-bottom="0cm" loext:contextual-spacing="false"/>
    </style:style>
    <style:style style:name="P387" style:family="paragraph" style:parent-style-name="Text_20_body" style:list-style-name="L3">
      <style:paragraph-properties fo:margin-top="0cm" fo:margin-bottom="0cm" loext:contextual-spacing="false"/>
    </style:style>
    <style:style style:name="P388" style:family="paragraph" style:parent-style-name="Text_20_body" style:list-style-name="L4">
      <style:paragraph-properties fo:margin-top="0cm" fo:margin-bottom="0cm" loext:contextual-spacing="false"/>
    </style:style>
    <style:style style:name="P389" style:family="paragraph" style:parent-style-name="Text_20_body" style:list-style-name="L5">
      <style:paragraph-properties fo:margin-top="0cm" fo:margin-bottom="0cm" loext:contextual-spacing="false"/>
    </style:style>
    <style:style style:name="P390" style:family="paragraph" style:parent-style-name="Text_20_body" style:list-style-name="L6">
      <style:paragraph-properties fo:margin-top="0cm" fo:margin-bottom="0cm" loext:contextual-spacing="false"/>
    </style:style>
    <style:style style:name="P39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28" style:family="text">
      <style:text-properties officeooo:rsid="002e6a31"/>
    </style:style>
    <style:style style:name="T29" style:family="text">
      <style:text-properties fo:font-style="italic" officeooo:rsid="00306dc3" style:font-style-asian="italic" style:font-style-complex="italic"/>
    </style:style>
    <style:style style:name="T30" style:family="text">
      <style:text-properties fo:font-style="italic" officeooo:rsid="0071b02f" style:font-style-asian="italic" style:font-style-complex="italic"/>
    </style:style>
    <style:style style:name="T31" style:family="text">
      <style:text-properties fo:font-style="italic" officeooo:rsid="00932993" style:font-style-asian="italic" style:font-style-complex="italic"/>
    </style:style>
    <style:style style:name="T32" style:family="text">
      <style:text-properties fo:font-style="italic" officeooo:rsid="00d177de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6" style:family="text">
      <style:text-properties officeooo:rsid="00306dc3"/>
    </style:style>
    <style:style style:name="T37" style:family="text">
      <style:text-properties officeooo:rsid="0030c406"/>
    </style:style>
    <style:style style:name="T38" style:family="text">
      <style:text-properties officeooo:rsid="00354618"/>
    </style:style>
    <style:style style:name="T39" style:family="text">
      <style:text-properties officeooo:rsid="00370f83"/>
    </style:style>
    <style:style style:name="T40" style:family="text">
      <style:text-properties officeooo:rsid="003ac64b"/>
    </style:style>
    <style:style style:name="T41" style:family="text">
      <style:text-properties fo:color="#000000"/>
    </style:style>
    <style:style style:name="T42" style:family="text">
      <style:text-properties fo:color="#000000" style:font-name="Monospace" fo:font-size="10pt" fo:background-color="#ffffff" loext:char-shading-value="0" style:font-size-asian="10pt"/>
    </style:style>
    <style:style style:name="T43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onsolas1" fo:font-size="10pt" style:font-size-asian="10pt"/>
    </style:style>
    <style:style style:name="T51" style:family="text">
      <style:text-properties fo:color="#000000" style:font-name="Consolas1" fo:font-size="10pt" officeooo:rsid="00571589" style:font-size-asian="10pt"/>
    </style:style>
    <style:style style:name="T52" style:family="text">
      <style:text-properties fo:color="#2a00ff" style:font-name="Monospace" fo:font-size="10pt" fo:background-color="#ffffff" loext:char-shading-value="0" style:font-size-asian="10pt"/>
    </style:style>
    <style:style style:name="T53" style:family="text">
      <style:text-properties fo:color="#2a00ff" style:font-name="Consolas1" fo:font-size="10pt" style:font-size-asian="10pt"/>
    </style:style>
    <style:style style:name="T54" style:family="text">
      <style:text-properties fo:color="#2a00ff" style:font-name="Consolas1" fo:font-size="10pt" officeooo:rsid="0094f313" style:font-size-asian="10pt"/>
    </style:style>
    <style:style style:name="T55" style:family="text">
      <style:text-properties fo:color="#2a00ff" style:font-name="Consolas1" fo:font-size="10pt" officeooo:rsid="009d74f5" style:font-size-asian="10pt"/>
    </style:style>
    <style:style style:name="T56" style:family="text">
      <style:text-properties fo:color="#2a00ff" style:font-name="Consolas1" fo:font-size="10pt" officeooo:rsid="00a0dd18" style:font-size-asian="10pt"/>
    </style:style>
    <style:style style:name="T57" style:family="text">
      <style:text-properties fo:color="#2a00ff" style:font-name="Consolas1" fo:font-size="10pt" officeooo:rsid="00a5ce63" style:font-size-asian="10pt"/>
    </style:style>
    <style:style style:name="T58" style:family="text">
      <style:text-properties officeooo:rsid="003c009f"/>
    </style:style>
    <style:style style:name="T59" style:family="text">
      <style:text-properties officeooo:rsid="003c120d"/>
    </style:style>
    <style:style style:name="T60" style:family="text">
      <style:text-properties officeooo:rsid="0041c709"/>
    </style:style>
    <style:style style:name="T61" style:family="text">
      <style:text-properties officeooo:rsid="004203a3"/>
    </style:style>
    <style:style style:name="T62" style:family="text">
      <style:text-properties officeooo:rsid="0043c249"/>
    </style:style>
    <style:style style:name="T63" style:family="text">
      <style:text-properties officeooo:rsid="00473b51"/>
    </style:style>
    <style:style style:name="T64" style:family="text">
      <style:text-properties officeooo:rsid="004977b7"/>
    </style:style>
    <style:style style:name="T65" style:family="text">
      <style:text-properties officeooo:rsid="004aafba"/>
    </style:style>
    <style:style style:name="T66" style:family="text">
      <style:text-properties officeooo:rsid="004e6e89"/>
    </style:style>
    <style:style style:name="T67" style:family="text">
      <style:text-properties officeooo:rsid="0054f650"/>
    </style:style>
    <style:style style:name="T68" style:family="text">
      <style:text-properties officeooo:rsid="00571589"/>
    </style:style>
    <style:style style:name="T69" style:family="text">
      <style:text-properties fo:color="#7f0055" style:font-name="Consolas1" fo:font-size="10pt" fo:font-weight="bold" style:font-size-asian="10pt" style:font-weight-asian="bold"/>
    </style:style>
    <style:style style:name="T70" style:family="text">
      <style:text-properties fo:color="#7f0055" fo:font-weight="bold" style:font-weight-asian="bold"/>
    </style:style>
    <style:style style:name="T71" style:family="text">
      <style:text-properties fo:color="#4000c8" style:font-name="Consolas1" fo:font-size="10pt" fo:font-weight="bold" style:font-size-asian="10pt" style:font-weight-asian="bold"/>
    </style:style>
    <style:style style:name="T72" style:family="text">
      <style:text-properties style:font-name="Consolas1" fo:font-size="10pt" style:font-size-asian="10pt"/>
    </style:style>
    <style:style style:name="T73" style:family="text">
      <style:text-properties officeooo:rsid="005dcbba"/>
    </style:style>
    <style:style style:name="T74" style:family="text">
      <style:text-properties officeooo:rsid="0064fc52"/>
    </style:style>
    <style:style style:name="T75" style:family="text">
      <style:text-properties officeooo:rsid="006bffc5"/>
    </style:style>
    <style:style style:name="T76" style:family="text">
      <style:text-properties officeooo:rsid="006b2d0a"/>
    </style:style>
    <style:style style:name="T77" style:family="text">
      <style:text-properties officeooo:rsid="006cee4d"/>
    </style:style>
    <style:style style:name="T78" style:family="text">
      <style:text-properties fo:color="#000080" style:font-name="Consolas1" fo:font-size="10pt" style:font-size-asian="10pt"/>
    </style:style>
    <style:style style:name="T79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0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1" style:family="text">
      <style:text-properties fo:color="#0000ff" style:font-name="Consolas1" fo:font-size="10pt" style:font-size-asian="10pt"/>
    </style:style>
    <style:style style:name="T82" style:family="text">
      <style:text-properties fo:color="#408080" style:font-name="Consolas1" fo:font-size="10pt" style:font-size-asian="10pt"/>
    </style:style>
    <style:style style:name="T83" style:family="text">
      <style:text-properties fo:color="#007dc3" style:font-name="Calibri2" fo:font-size="18pt" officeooo:rsid="001bba47" style:font-size-asian="18pt" style:font-size-complex="18pt"/>
    </style:style>
    <style:style style:name="T84" style:family="text">
      <style:text-properties fo:color="#007dc3" style:font-name="Calibri2" fo:font-size="18pt" officeooo:rsid="002651fa" style:font-size-asian="18pt" style:font-size-complex="18pt"/>
    </style:style>
    <style:style style:name="T85" style:family="text">
      <style:text-properties fo:color="#007dc3" style:font-name="Calibri2" fo:font-size="18pt" officeooo:rsid="0084814d" style:font-size-asian="18pt" style:font-size-complex="18pt"/>
    </style:style>
    <style:style style:name="T86" style:family="text">
      <style:text-properties fo:color="#007dc3" style:font-name="Calibri2" fo:font-size="18pt" officeooo:rsid="0088073d" style:font-size-asian="18pt" style:font-size-complex="18pt"/>
    </style:style>
    <style:style style:name="T87" style:family="text">
      <style:text-properties fo:color="#007dc3" style:font-name="Calibri2" fo:font-size="18pt" officeooo:rsid="008a5443" style:font-size-asian="18pt" style:font-size-complex="18pt"/>
    </style:style>
    <style:style style:name="T88" style:family="text">
      <style:text-properties fo:color="#007dc3" style:font-name="Calibri2" fo:font-size="18pt" officeooo:rsid="00ab2cee" style:font-size-asian="18pt" style:font-size-complex="18pt"/>
    </style:style>
    <style:style style:name="T89" style:family="text">
      <style:text-properties fo:color="#007dc3" style:font-name="Calibri2" fo:font-size="18pt" officeooo:rsid="00ca28a4" style:font-size-asian="18pt" style:font-size-complex="18pt"/>
    </style:style>
    <style:style style:name="T90" style:family="text">
      <style:text-properties fo:color="#007dc3" style:font-name="Calibri2" fo:font-size="18pt" officeooo:rsid="00d482de" style:font-size-asian="18pt" style:font-size-complex="18pt"/>
    </style:style>
    <style:style style:name="T91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officeooo:rsid="00726857"/>
    </style:style>
    <style:style style:name="T115" style:family="text">
      <style:text-properties officeooo:rsid="0076178f"/>
    </style:style>
    <style:style style:name="T116" style:family="text">
      <style:text-properties officeooo:rsid="0076e180"/>
    </style:style>
    <style:style style:name="T117" style:family="text">
      <style:text-properties officeooo:rsid="0074214e"/>
    </style:style>
    <style:style style:name="T118" style:family="text">
      <style:text-properties officeooo:rsid="0077d034"/>
    </style:style>
    <style:style style:name="T119" style:family="text">
      <style:text-properties officeooo:rsid="007af355"/>
    </style:style>
    <style:style style:name="T120" style:family="text">
      <style:text-properties officeooo:rsid="007893cc"/>
    </style:style>
    <style:style style:name="T121" style:family="text">
      <style:text-properties officeooo:rsid="007a553e"/>
    </style:style>
    <style:style style:name="T122" style:family="text">
      <style:text-properties officeooo:rsid="00806990"/>
    </style:style>
    <style:style style:name="T123" style:family="text">
      <style:text-properties officeooo:rsid="008617a9"/>
    </style:style>
    <style:style style:name="T124" style:family="text">
      <style:text-properties officeooo:rsid="0088073d"/>
    </style:style>
    <style:style style:name="T125" style:family="text">
      <style:text-properties officeooo:rsid="008956dd"/>
    </style:style>
    <style:style style:name="T126" style:family="text">
      <style:text-properties style:text-position="0% 100%"/>
    </style:style>
    <style:style style:name="T127" style:family="text">
      <style:text-properties style:text-position="0% 100%" officeooo:rsid="008956dd"/>
    </style:style>
    <style:style style:name="T128" style:family="text">
      <style:text-properties officeooo:rsid="008a5443"/>
    </style:style>
    <style:style style:name="T129" style:family="text">
      <style:text-properties officeooo:rsid="008ae583"/>
    </style:style>
    <style:style style:name="T130" style:family="text">
      <style:text-properties officeooo:rsid="008e0e50"/>
    </style:style>
    <style:style style:name="T131" style:family="text">
      <style:text-properties officeooo:rsid="008e3183"/>
    </style:style>
    <style:style style:name="T132" style:family="text">
      <style:text-properties officeooo:rsid="008f6f03"/>
    </style:style>
    <style:style style:name="T133" style:family="text">
      <style:text-properties officeooo:rsid="0093598f"/>
    </style:style>
    <style:style style:name="T134" style:family="text">
      <style:text-properties officeooo:rsid="00932993"/>
    </style:style>
    <style:style style:name="T135" style:family="text">
      <style:text-properties officeooo:rsid="0096006f"/>
    </style:style>
    <style:style style:name="T136" style:family="text">
      <style:text-properties fo:color="#3f7f5f" style:font-name="Consolas1" fo:font-size="10pt" style:font-size-asian="10pt"/>
    </style:style>
    <style:style style:name="T137" style:family="text">
      <style:text-properties fo:color="#3f7f5f" style:font-name="Consolas1" fo:font-size="10pt" officeooo:rsid="009628e6" style:font-size-asian="10pt"/>
    </style:style>
    <style:style style:name="T138" style:family="text">
      <style:text-properties officeooo:rsid="0096b174"/>
    </style:style>
    <style:style style:name="T139" style:family="text">
      <style:text-properties officeooo:rsid="0098a9f4"/>
    </style:style>
    <style:style style:name="T140" style:family="text">
      <style:text-properties officeooo:rsid="00997673"/>
    </style:style>
    <style:style style:name="T141" style:family="text">
      <style:text-properties officeooo:rsid="009b759f"/>
    </style:style>
    <style:style style:name="T142" style:family="text">
      <style:text-properties officeooo:rsid="00a94ccb"/>
    </style:style>
    <style:style style:name="T143" style:family="text">
      <style:text-properties officeooo:rsid="00ab2cee"/>
    </style:style>
    <style:style style:name="T144" style:family="text">
      <style:text-properties officeooo:rsid="00ae7c84"/>
    </style:style>
    <style:style style:name="T145" style:family="text">
      <style:text-properties officeooo:rsid="00b07644"/>
    </style:style>
    <style:style style:name="T146" style:family="text">
      <style:text-properties officeooo:rsid="00b112f9"/>
    </style:style>
    <style:style style:name="T147" style:family="text">
      <style:text-properties officeooo:rsid="00b2d4d0"/>
    </style:style>
    <style:style style:name="T148" style:family="text">
      <style:text-properties officeooo:rsid="00b6e15e"/>
    </style:style>
    <style:style style:name="T149" style:family="text">
      <style:text-properties officeooo:rsid="00bb1ebb"/>
    </style:style>
    <style:style style:name="T150" style:family="text">
      <style:text-properties officeooo:rsid="00bccce0"/>
    </style:style>
    <style:style style:name="T151" style:family="text">
      <style:text-properties officeooo:rsid="00be37d2"/>
    </style:style>
    <style:style style:name="T152" style:family="text">
      <style:text-properties officeooo:rsid="00bf9c82"/>
    </style:style>
    <style:style style:name="T153" style:family="text">
      <style:text-properties officeooo:rsid="00bfa491"/>
    </style:style>
    <style:style style:name="T154" style:family="text">
      <style:text-properties officeooo:rsid="00c10f6c"/>
    </style:style>
    <style:style style:name="T155" style:family="text">
      <style:text-properties officeooo:rsid="00c3b93a"/>
    </style:style>
    <style:style style:name="T156" style:family="text">
      <style:text-properties officeooo:rsid="00c5ab37"/>
    </style:style>
    <style:style style:name="T157" style:family="text">
      <style:text-properties officeooo:rsid="00c64963"/>
    </style:style>
    <style:style style:name="T158" style:family="text">
      <style:text-properties officeooo:rsid="00c83f78"/>
    </style:style>
    <style:style style:name="T159" style:family="text">
      <style:text-properties officeooo:rsid="00cba9ad"/>
    </style:style>
    <style:style style:name="T160" style:family="text">
      <style:text-properties officeooo:rsid="00d177de"/>
    </style:style>
    <style:style style:name="T161" style:family="text">
      <style:text-properties officeooo:rsid="00d28660"/>
    </style:style>
    <style:style style:name="T162" style:family="text">
      <style:text-properties officeooo:rsid="00d482de"/>
    </style:style>
    <style:style style:name="T163" style:family="text">
      <style:text-properties officeooo:rsid="00d63cc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9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9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0">Control de versions d'HELIUM</text:p>
      <text:p text:style-name="P161"><text:span text:style-name="T87">0</text:span><text:span text:style-name="T90">1</text:span><text:span text:style-name="T85"> </text:span><text:span text:style-name="T83">d</text:span><text:span text:style-name="T89">e d</text:span><text:span text:style-name="T90">esembre</text:span><text:span text:style-name="T88"> </text:span><text:span text:style-name="T83">de </text:span><text:span text:style-name="T84">202</text:span><text:span text:style-name="T86">0</text:span></text:p>
      <text:p text:style-name="P158">Serveis d’Administració Electrònica en el Govern de les Illes Balears</text:p>
      <text:p text:style-name="P157">Lot 3 (Serveis de tramitació d’expedients electrònics)</text:p>
      <text:p text:style-name="P157"/>
      <text:p text:style-name="P157"/>
      <text:p text:style-name="P157"/>
      <text:p text:style-name="P157"/>
      <text:p text:style-name="P159">Oficina Tècnica de Direcció de Projecte</text:p>
      <text:list xml:id="list3773084958" text:style-name="Outline">
        <text:list-header>
          <text:h text:style-name="P22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6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63">Data</text:p>
          </table:table-cell>
          <table:table-cell table:style-name="Taula1.B2" office:value-type="string">
            <text:p text:style-name="P164">Autor</text:p>
          </table:table-cell>
          <table:table-cell table:style-name="Taula1.B2" office:value-type="string">
            <text:p text:style-name="P164">Versió</text:p>
          </table:table-cell>
          <table:table-cell table:style-name="Taula1.D2" office:value-type="string">
            <text:p text:style-name="P164">Canvis</text:p>
          </table:table-cell>
        </table:table-row>
        <table:table-row table:style-name="Taula1.1">
          <table:table-cell table:style-name="Taula1.A3" office:value-type="string">
            <text:p text:style-name="P165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66">Limit Tecnologies</text:p>
          </table:table-cell>
          <table:table-cell table:style-name="Taula1.C3" office:value-type="string">
            <text:p text:style-name="P165">v1.0</text:p>
          </table:table-cell>
          <table:table-cell table:style-name="Taula1.D3" office:value-type="string">
            <text:p text:style-name="P165">Versió inicial</text:p>
          </table:table-cell>
        </table:table-row>
        <table:table-row table:style-name="Taula1.1">
          <table:table-cell table:style-name="Taula1.A4" office:value-type="string">
            <text:p text:style-name="P167"/>
          </table:table-cell>
          <table:table-cell table:style-name="Taula1.B4" office:value-type="string">
            <text:p text:style-name="P167"/>
          </table:table-cell>
          <table:table-cell table:style-name="Taula1.C4" office:value-type="string">
            <text:p text:style-name="P167"/>
          </table:table-cell>
          <table:table-cell table:style-name="Taula1.D4" office:value-type="string">
            <text:p text:style-name="P167"/>
          </table:table-cell>
        </table:table-row>
        <table:table-row table:style-name="Taula1.1">
          <table:table-cell table:style-name="Taula1.A5" office:value-type="string">
            <text:p text:style-name="P167"/>
          </table:table-cell>
          <table:table-cell table:style-name="Taula1.B5" office:value-type="string">
            <text:p text:style-name="P167"/>
          </table:table-cell>
          <table:table-cell table:style-name="Taula1.C5" office:value-type="string">
            <text:p text:style-name="P167"/>
          </table:table-cell>
          <table:table-cell table:style-name="Taula1.D5" office:value-type="string">
            <text:p text:style-name="P167"/>
          </table:table-cell>
        </table:table-row>
        <table:table-row table:style-name="Taula1.1">
          <table:table-cell table:style-name="Taula1.A6" office:value-type="string">
            <text:p text:style-name="P167"/>
          </table:table-cell>
          <table:table-cell table:style-name="Taula1.B6" office:value-type="string">
            <text:p text:style-name="P167"/>
          </table:table-cell>
          <table:table-cell table:style-name="Taula1.C6" office:value-type="string">
            <text:p text:style-name="P167"/>
          </table:table-cell>
          <table:table-cell table:style-name="Taula1.D6" office:value-type="string">
            <text:p text:style-name="P16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6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63">Nom</text:p>
          </table:table-cell>
          <table:table-cell table:style-name="Taula2.B2" office:value-type="string">
            <text:p text:style-name="P164">Data</text:p>
          </table:table-cell>
          <table:table-cell table:style-name="Taula2.C2" office:value-type="string">
            <text:p text:style-name="P164">Àrea, departament o empresa</text:p>
          </table:table-cell>
        </table:table-row>
        <table:table-row table:style-name="Taula2.1">
          <table:table-cell table:style-name="Taula2.A3" office:value-type="string">
            <text:p text:style-name="P165"/>
          </table:table-cell>
          <table:table-cell table:style-name="Taula2.B3" office:value-type="string">
            <text:p text:style-name="P165"/>
          </table:table-cell>
          <table:table-cell table:style-name="Taula2.C3" office:value-type="string">
            <text:p text:style-name="P165"/>
          </table:table-cell>
        </table:table-row>
        <table:table-row table:style-name="Taula2.1">
          <table:table-cell table:style-name="Taula2.A4" office:value-type="string">
            <text:p text:style-name="P167"/>
          </table:table-cell>
          <table:table-cell table:style-name="Taula2.B4" office:value-type="string">
            <text:p text:style-name="P167"/>
          </table:table-cell>
          <table:table-cell table:style-name="Taula2.C4" office:value-type="string">
            <text:p text:style-name="P167"/>
          </table:table-cell>
        </table:table-row>
        <table:table-row table:style-name="Taula2.1">
          <table:table-cell table:style-name="Taula2.A5" office:value-type="string">
            <text:p text:style-name="P167"/>
          </table:table-cell>
          <table:table-cell table:style-name="Taula2.B5" office:value-type="string">
            <text:p text:style-name="P167"/>
          </table:table-cell>
          <table:table-cell table:style-name="Taula2.C5" office:value-type="string">
            <text:p text:style-name="P167"/>
          </table:table-cell>
        </table:table-row>
        <table:table-row table:style-name="Taula2.1">
          <table:table-cell table:style-name="Taula2.A6" office:value-type="string">
            <text:p text:style-name="P167"/>
          </table:table-cell>
          <table:table-cell table:style-name="Taula2.B6" office:value-type="string">
            <text:p text:style-name="P167"/>
          </table:table-cell>
          <table:table-cell table:style-name="Taula2.C6" office:value-type="string">
            <text:p text:style-name="P16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6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63">Nom</text:p>
          </table:table-cell>
          <table:table-cell table:style-name="Taula3.B2" office:value-type="string">
            <text:p text:style-name="P164">Data</text:p>
          </table:table-cell>
          <table:table-cell table:style-name="Taula3.C2" office:value-type="string">
            <text:p text:style-name="P164">Àrea, departament o empresa</text:p>
          </table:table-cell>
        </table:table-row>
        <table:table-row table:style-name="Taula3.1">
          <table:table-cell table:style-name="Taula3.A3" office:value-type="string">
            <text:p text:style-name="P165"/>
          </table:table-cell>
          <table:table-cell table:style-name="Taula3.B3" office:value-type="string">
            <text:p text:style-name="P165"/>
          </table:table-cell>
          <table:table-cell table:style-name="Taula3.C3" office:value-type="string">
            <text:p text:style-name="P165"/>
          </table:table-cell>
        </table:table-row>
        <table:table-row table:style-name="Taula3.1">
          <table:table-cell table:style-name="Taula3.A4" office:value-type="string">
            <text:p text:style-name="P167"/>
          </table:table-cell>
          <table:table-cell table:style-name="Taula3.B4" office:value-type="string">
            <text:p text:style-name="P167"/>
          </table:table-cell>
          <table:table-cell table:style-name="Taula3.C4" office:value-type="string">
            <text:p text:style-name="P167"/>
          </table:table-cell>
        </table:table-row>
        <table:table-row table:style-name="Taula3.1">
          <table:table-cell table:style-name="Taula3.A5" office:value-type="string">
            <text:p text:style-name="P167"/>
          </table:table-cell>
          <table:table-cell table:style-name="Taula3.B5" office:value-type="string">
            <text:p text:style-name="P167"/>
          </table:table-cell>
          <table:table-cell table:style-name="Taula3.C5" office:value-type="string">
            <text:p text:style-name="P167"/>
          </table:table-cell>
        </table:table-row>
        <table:table-row table:style-name="Taula3.1">
          <table:table-cell table:style-name="Taula3.A6" office:value-type="string">
            <text:p text:style-name="P167"/>
          </table:table-cell>
          <table:table-cell table:style-name="Taula3.B6" office:value-type="string">
            <text:p text:style-name="P167"/>
          </table:table-cell>
          <table:table-cell table:style-name="Taula3.C6" office:value-type="string">
            <text:p text:style-name="P16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6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63">Nom</text:p>
          </table:table-cell>
          <table:table-cell table:style-name="Taula6.B2" office:value-type="string">
            <text:p text:style-name="P164">Àrea, departament o empresa</text:p>
          </table:table-cell>
          <table:table-cell table:style-name="Taula6.C2" office:value-type="string">
            <text:p text:style-name="P164">Correu electrònic</text:p>
          </table:table-cell>
        </table:table-row>
        <table:table-row table:style-name="Taula6.1">
          <table:table-cell table:style-name="Taula6.A3" office:value-type="string">
            <text:p text:style-name="P165"/>
          </table:table-cell>
          <table:table-cell table:style-name="Taula6.B3" office:value-type="string">
            <text:p text:style-name="P165"/>
          </table:table-cell>
          <table:table-cell table:style-name="Taula6.C3" office:value-type="string">
            <text:p text:style-name="P165"/>
          </table:table-cell>
        </table:table-row>
        <table:table-row table:style-name="Taula6.1">
          <table:table-cell table:style-name="Taula6.A4" office:value-type="string">
            <text:p text:style-name="P167"/>
          </table:table-cell>
          <table:table-cell table:style-name="Taula6.B4" office:value-type="string">
            <text:p text:style-name="P167"/>
          </table:table-cell>
          <table:table-cell table:style-name="Taula6.C4" office:value-type="string">
            <text:p text:style-name="P167"/>
          </table:table-cell>
        </table:table-row>
        <table:table-row table:style-name="Taula6.1">
          <table:table-cell table:style-name="Taula6.A5" office:value-type="string">
            <text:p text:style-name="P167"/>
          </table:table-cell>
          <table:table-cell table:style-name="Taula6.B5" office:value-type="string">
            <text:p text:style-name="P167"/>
          </table:table-cell>
          <table:table-cell table:style-name="Taula6.C5" office:value-type="string">
            <text:p text:style-name="P167"/>
          </table:table-cell>
        </table:table-row>
        <table:table-row table:style-name="Taula6.1">
          <table:table-cell table:style-name="Taula6.A6" office:value-type="string">
            <text:p text:style-name="P167"/>
          </table:table-cell>
          <table:table-cell table:style-name="Taula6.B6" office:value-type="string">
            <text:p text:style-name="P167"/>
          </table:table-cell>
          <table:table-cell table:style-name="Taula6.C6" office:value-type="string">
            <text:p text:style-name="P16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8"><text:a xlink:type="simple" xlink:href="#__RefHeading___Toc21421_3940995463" text:style-name="Index_20_Link" text:visited-style-name="Index_20_Link">Control de versions del document<text:tab/>2</text:a></text:p>
          <text:p text:style-name="P218"><text:a xlink:type="simple" xlink:href="#__RefHeading___Toc21295_3940995463" text:style-name="Index_20_Link" text:visited-style-name="Index_20_Link">1. Històric de versions<text:tab/>4</text:a></text:p>
          <text:p text:style-name="P219"><text:a xlink:type="simple" xlink:href="#__RefHeading___Toc19787_3508694843" text:style-name="Index_20_Link" text:visited-style-name="Index_20_Link">1.1. v3.2.96<text:tab/>4</text:a></text:p>
          <text:p text:style-name="P219"><text:a xlink:type="simple" xlink:href="#__RefHeading___Toc38092_687897089" text:style-name="Index_20_Link" text:visited-style-name="Index_20_Link">1.2. v3.2.97<text:tab/>5</text:a></text:p>
          <text:p text:style-name="P219"><text:a xlink:type="simple" xlink:href="#__RefHeading___Toc38377_14971827" text:style-name="Index_20_Link" text:visited-style-name="Index_20_Link">1.3. v3.2.98<text:tab/>6</text:a></text:p>
          <text:p text:style-name="P219"><text:a xlink:type="simple" xlink:href="#__RefHeading___Toc18081_506569814" text:style-name="Index_20_Link" text:visited-style-name="Index_20_Link">1.4. v3.2.99<text:tab/>7</text:a></text:p>
          <text:p text:style-name="P219"><text:a xlink:type="simple" xlink:href="#__RefHeading___Toc18081_5065698141" text:style-name="Index_20_Link" text:visited-style-name="Index_20_Link">1.5. v3.2.100<text:tab/>8</text:a></text:p>
          <text:p text:style-name="P219"><text:a xlink:type="simple" xlink:href="#__RefHeading___Toc77409_61972128" text:style-name="Index_20_Link" text:visited-style-name="Index_20_Link">1.6. v3.2.101<text:tab/>9</text:a></text:p>
          <text:p text:style-name="P219"><text:a xlink:type="simple" xlink:href="#__RefHeading___Toc16729_526703748" text:style-name="Index_20_Link" text:visited-style-name="Index_20_Link">1.7. v3.2.102<text:tab/>10</text:a></text:p>
          <text:p text:style-name="P219"><text:a xlink:type="simple" xlink:href="#__RefHeading___Toc16729_5267037481" text:style-name="Index_20_Link" text:visited-style-name="Index_20_Link">1.8. v3.2.102a<text:tab/>11</text:a></text:p>
          <text:p text:style-name="P219"><text:a xlink:type="simple" xlink:href="#__RefHeading___Toc32902_519805004" text:style-name="Index_20_Link" text:visited-style-name="Index_20_Link">1.9. v3.2.103<text:tab/>12</text:a></text:p>
          <text:p text:style-name="P219"><text:a xlink:type="simple" xlink:href="#__RefHeading___Toc74958_588639221" text:style-name="Index_20_Link" text:visited-style-name="Index_20_Link">1.10. v3.2.104<text:tab/>13</text:a></text:p>
          <text:p text:style-name="P219"><text:a xlink:type="simple" xlink:href="#__RefHeading___Toc30263_3439170243" text:style-name="Index_20_Link" text:visited-style-name="Index_20_Link">1.11. v3.2.104.1<text:tab/>14</text:a></text:p>
          <text:p text:style-name="P219"><text:a xlink:type="simple" xlink:href="#__RefHeading___Toc28723_1470059864" text:style-name="Index_20_Link" text:visited-style-name="Index_20_Link">1.12. v3.2.105<text:tab/>15</text:a></text:p>
          <text:p text:style-name="P219"><text:a xlink:type="simple" xlink:href="#__RefHeading___Toc78940_1512682159" text:style-name="Index_20_Link" text:visited-style-name="Index_20_Link">1.13. v3.2.106<text:tab/>16</text:a></text:p>
          <text:p text:style-name="P21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1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1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1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1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1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19"><text:a xlink:type="simple" xlink:href="#__RefHeading___Toc54129_81651155" text:style-name="Index_20_Link" text:visited-style-name="Index_20_Link">1.20. v3.2.107 Helium amb Herència<text:tab/>25</text:a></text:p>
          <text:p text:style-name="P21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1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1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1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1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1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1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19"><text:a xlink:type="simple" xlink:href="#__RefHeading___Toc73598_2906097068" text:style-name="Index_20_Link" text:visited-style-name="Index_20_Link">1.28. v3.2.109.1 Correccions errors producció<text:tab/>39</text:a></text:p>
          <text:p text:style-name="P21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1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19"><text:a xlink:type="simple" xlink:href="#__RefHeading___Toc316895_3965979134" text:style-name="Index_20_Link" text:visited-style-name="Index_20_Link">1.31. v3.2.110.1 Error donant d'alta assentaments al Registre 3.1.17<text:tab/>43</text:a></text:p>
        </text:index-body>
      </text:table-of-content>
      <text:p text:style-name="P5"/>
      <text:list xml:id="list83200632287930" text:continue-numbering="true" text:style-name="Outline">
        <text:list-item>
          <text:h text:style-name="P22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2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0"><text:tab/>26/10/2018</text:p>
      <text:p text:style-name="P40">Resum: </text:p>
      <text:p text:style-name="P40"><text:tab/>Resolució d'errors relacionats amb l'Arxiu digital de la CAIB.</text:p>
      <text:p text:style-name="P40"/>
      <text:p text:style-name="P3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653714766" text:style-name="L1">
        <text:list-item>
          <text:p text:style-name="P38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8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8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8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8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9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8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0"><text:tab/>Sense canvis</text:p>
      <text:p text:style-name="P9"/>
      <text:p text:style-name="P8"><text:span text:style-name="T3">Propietats globals</text:span>: </text:p>
      <text:list xml:id="list2644633014" text:style-name="L8">
        <text:list-item>
          <text:p text:style-name="P25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5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5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9"/>
      <text:p text:style-name="P39"/>
      <text:list xml:id="list83201801543607" text:continue-list="list83200632287930" text:style-name="Outline">
        <text:list-item>
          <text:list>
            <text:list-item>
              <text:h text:style-name="P22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1"><text:tab/><text:span text:style-name="T9">30</text:span>/10/2018</text:p>
      <text:p text:style-name="P41">Resum: </text:p>
      <text:p text:style-name="P41"><text:tab/><text:span text:style-name="T9">Conversió a PDF dels documents no signats en finalitzar un expedient integrat amb l'Arxiu</text:span>.</text:p>
      <text:p text:style-name="P41"/>
      <text:p text:style-name="P9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3200199645011" text:continue-list="list3653714766" text:style-name="L1">
        <text:list-item>
          <text:p text:style-name="P38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8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8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1"><text:tab/>Sense canvis</text:p>
      <text:p text:style-name="P11"/>
      <text:p text:style-name="P42">Propietats globals: </text:p>
      <text:p text:style-name="P96"><text:tab/>Sense canvis</text:p>
      <text:p text:style-name="P96"/>
      <text:list xml:id="list83201433396901" text:continue-list="list83201801543607" text:style-name="Outline">
        <text:list-item>
          <text:list>
            <text:list-item>
              <text:h text:style-name="P22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8"><text:tab/><text:span text:style-name="T10">07</text:span>/1<text:span text:style-name="T10">1</text:span>/2018</text:p>
      <text:p text:style-name="P68">Resum: </text:p>
      <text:p text:style-name="P68"><text:tab/><text:span text:style-name="T10">Correccions errors amb custòdia documental.</text:span></text:p>
      <text:p text:style-name="P68"/>
      <text:p text:style-name="P10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3202287558437" text:continue-list="list83200199645011" text:style-name="L1">
        <text:list-item>
          <text:p text:style-name="P38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8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8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8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8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8">.</text:span></text:p>
        </text:list-item>
        <text:list-item>
          <text:p text:style-name="P38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6"> amb el </text:span><text:span text:style-name="T29">handler</text:span><text:span text:style-name="T13"> </text:span><text:span text:style-name="T29">RegistreEntradaHandler</text:span><text:span text:style-name="T36">.</text:span></text:p>
        </text:list-item>
      </text:list>
      <text:p text:style-name="P12"/>
      <text:p text:style-name="P12">Base de dades:<text:span text:style-name="T2"> </text:span></text:p>
      <text:p text:style-name="P68"><text:tab/>Sense canvis</text:p>
      <text:p text:style-name="P12"/>
      <text:p text:style-name="P43">Propietats globals: </text:p>
      <text:p text:style-name="P97"><text:tab/>Sense canvis</text:p>
      <text:p text:style-name="P97"/>
      <text:list xml:id="list83200712670952" text:continue-list="list83201433396901" text:style-name="Outline">
        <text:list-item>
          <text:list>
            <text:list-item>
              <text:h text:style-name="P229" text:outline-level="2"><text:bookmark-start text:name="__RefHeading___Toc18081_506569814"/>v3.2.9<text:span text:style-name="T37">9</text:span><text:bookmark-end text:name="__RefHeading___Toc18081_506569814"/></text:h>
            </text:list-item>
          </text:list>
        </text:list-item>
      </text:list>
      <text:p text:style-name="P13">Data: </text:p>
      <text:p text:style-name="P69"><text:tab/><text:span text:style-name="T37">05</text:span>/1<text:span text:style-name="T37">2</text:span>/2018</text:p>
      <text:p text:style-name="P69">Resum: </text:p>
      <text:p text:style-name="P69"><text:tab/><text:span text:style-name="T37">Diverses correccions, estadístiques per entorn i modificacions menors.</text:span></text:p>
      <text:p text:style-name="P69"/>
      <text:p text:style-name="P10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04"/>
      <text:list xml:id="list477597351" text:style-name="L10">
        <text:list-item>
          <text:p text:style-name="P25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5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5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5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5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5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5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5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5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5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5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5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5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5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5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5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5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9"><text:tab/>Sense canvis</text:p>
      <text:p text:style-name="P13"/>
      <text:p text:style-name="P44">Propietats globals: </text:p>
      <text:p text:style-name="P98"><text:tab/>Sense canvis</text:p>
      <text:p text:style-name="P98"/>
      <text:p text:style-name="P99"/>
      <text:list xml:id="list83201683781685" text:continue-list="list83200712670952" text:style-name="Outline">
        <text:list-item>
          <text:list>
            <text:list-item>
              <text:h text:style-name="P230" text:outline-level="2"><text:bookmark-start text:name="__RefHeading___Toc18081_5065698141"/>v3.2.<text:span text:style-name="T38">100</text:span><text:bookmark-end text:name="__RefHeading___Toc18081_5065698141"/></text:h>
            </text:list-item>
          </text:list>
        </text:list-item>
      </text:list>
      <text:p text:style-name="P14">Data: </text:p>
      <text:p text:style-name="P70"><text:tab/><text:span text:style-name="T38">11</text:span>/1<text:span text:style-name="T37">2</text:span>/2018</text:p>
      <text:p text:style-name="P70">Resum: </text:p>
      <text:p text:style-name="P70"><text:tab/><text:span text:style-name="T38">Correccions menors per solucionar problemes trobats a la versió 3.2.99.</text:span></text:p>
      <text:p text:style-name="P70"/>
      <text:p text:style-name="P10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05"/>
      <text:list xml:id="list83200965775859" text:continue-list="list477597351" text:style-name="L10">
        <text:list-item>
          <text:p text:style-name="P252"><text:a xlink:type="simple" xlink:href="https://github.com/GovernIB/helium/issues/1222" text:style-name="Internet_20_link" text:visited-style-name="Visited_20_Internet_20_Link">#1222</text:a> Error modificant document adjunta a l'expedient<text:span text:style-name="T38">.</text:span></text:p>
        </text:list-item>
        <text:list-item>
          <text:p text:style-name="P25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0"><text:tab/>Sense canvis</text:p>
      <text:p text:style-name="P14"/>
      <text:p text:style-name="P45">Propietats globals: </text:p>
      <text:p text:style-name="P99"><text:tab/>Sen<text:span text:style-name="T38">se canvis</text:span></text:p>
      <text:p text:style-name="P99"/>
      <text:list xml:id="list83202327399688" text:continue-list="list83201683781685" text:style-name="Outline">
        <text:list-item>
          <text:list>
            <text:list-item>
              <text:h text:style-name="P231" text:outline-level="2"><text:bookmark-start text:name="__RefHeading___Toc77409_61972128"/>v3.2.<text:span text:style-name="T38">101</text:span><text:bookmark-end text:name="__RefHeading___Toc77409_61972128"/></text:h>
            </text:list-item>
          </text:list>
        </text:list-item>
      </text:list>
      <text:p text:style-name="P15">Data: </text:p>
      <text:p text:style-name="P71"><text:tab/><text:span text:style-name="T39">16</text:span>/<text:span text:style-name="T39">01</text:span>/201<text:span text:style-name="T39">9</text:span></text:p>
      <text:p text:style-name="P71">Resum: </text:p>
      <text:p text:style-name="P72"><text:tab/>Correcció d'error amb enviament de documents a portasignatures des de un subproces<text:span text:style-name="T39">.</text:span></text:p>
      <text:p text:style-name="P71"/>
      <text:p text:style-name="P10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06"/>
      <text:list xml:id="list83202130282310" text:continue-list="list83200965775859" text:style-name="L10">
        <text:list-item>
          <text:p text:style-name="P25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1"><text:tab/>Sense canvis</text:p>
      <text:p text:style-name="P15"/>
      <text:p text:style-name="P46">Propietats globals: </text:p>
      <text:p text:style-name="P100"><text:tab/>Sen<text:span text:style-name="T38">se canvis</text:span></text:p>
      <text:list xml:id="list83200422672341" text:continue-list="list83202327399688" text:style-name="Outline">
        <text:list-item>
          <text:list>
            <text:list-item>
              <text:h text:style-name="P23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3"><text:tab/><text:span text:style-name="T40">24</text:span>/<text:span text:style-name="T39">01</text:span>/201<text:span text:style-name="T39">9</text:span></text:p>
      <text:p text:style-name="P73">Resum: </text:p>
      <text:p text:style-name="P73"><text:tab/>Correcció <text:span text:style-name="T40">de diversos errors trobats a la versió 3.2.100</text:span></text:p>
      <text:p text:style-name="P73"/>
      <text:p text:style-name="P10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07"/>
      <text:list xml:id="list83201201910269" text:continue-list="list83202130282310" text:style-name="L10">
        <text:list-item>
          <text:p text:style-name="P25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5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5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5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5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5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5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5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383149162" text:style-name="L11">
        <text:list-item>
          <text:p text:style-name="P300">Canvis realitzats a nivell de BBDD:</text:p>
          <text:list>
            <text:list-item>
              <text:p text:style-name="P301"><text:span text:style-name="T59">Modificades taules </text:span><text:span text:style-name="T34">HEL_REPRO </text:span><text:span text:style-name="T17">i </text:span><text:span text:style-name="T34">HEL_TASCA</text:span><text:span text:style-name="T17"> per adaptar-les a la nova funcionalitat de “repros” per tasques concretes.</text:span></text:p>
            </text:list-item>
            <text:list-item>
              <text:p text:style-name="P302"><text:span text:style-name="T16">Creada nova taula </text:span><text:span text:style-name="T33">HEL_DOCUMENT_NOTIFICACIO </text:span><text:span text:style-name="T16">i modificades les taules </text:span><text:span text:style-name="T33">HEL_EXPEDIENT_TIPUS</text:span><text:span text:style-name="T16"> i </text:span><text:span text:style-name="T33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303"><text:span text:style-name="T60">Script de modificació per aplicar els canvis</text:span>:</text:p>
        </text:list-item>
      </text:list>
      <text:list xml:id="list4120109687" text:style-name="L12">
        <text:list-item>
          <text:p text:style-name="P304">helium_update_3.2.102.sql</text:p>
        </text:list-item>
      </text:list>
      <text:p text:style-name="P16"/>
      <text:p text:style-name="P47">Propietats globals: </text:p>
      <text:p text:style-name="P47"/>
      <text:list xml:id="list2643156645" text:style-name="L13">
        <text:list-item>
          <text:p text:style-name="P333">Afegides propietats <text:span text:style-name="T58">globals</text:span> <text:span text:style-name="T43">app.notificacio.plugin</text:span><text:span text:style-name="T46"> </text:span><text:span text:style-name="T47">per poder integrar helium amb Notib.</text:span></text:p>
          <text:p text:style-name="P33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8">##############################</text:p>
            <text:p text:style-name="P174"># <text:tab/>Integració amb NOTIB <text:s text:c="2"/>#</text:p>
            <text:p text:style-name="P174">##############################</text:p>
            <text:p text:style-name="P168"><text:span text:style-name="T42">app.notificacio.plugin.class=</text:span><text:span text:style-name="T52">net.conselldemallorca.helium.integracio.plugins.notificacio.NotificacioPluginNotib</text:span></text:p>
            <text:p text:style-name="P168"><text:span text:style-name="T42">app.notificacio.plugin.url=</text:span><text:span text:style-name="T52">http://localhost:8180/notib</text:span></text:p>
            <text:p text:style-name="P168"><text:span text:style-name="T42">app.notificacio.plugin.username=</text:span><text:span text:style-name="T52">helapp</text:span></text:p>
            <text:p text:style-name="P38"><text:span text:style-name="T42">app.notificacio.plugin.password=</text:span><text:span text:style-name="T52">helapp</text:span></text:p>
          </table:table-cell>
        </table:table-row>
      </table:table>
      <text:p text:style-name="P101"/>
      <text:p text:style-name="P101"/>
      <text:p text:style-name="P102"><text:tab/>Sen<text:span text:style-name="T38">se canvis</text:span></text:p>
      <text:list xml:id="list83201139146826" text:continue-list="list83200422672341" text:style-name="Outline">
        <text:list-item>
          <text:list>
            <text:list-item>
              <text:h text:style-name="P233" text:outline-level="2"><text:bookmark-start text:name="__RefHeading___Toc16729_5267037481"/>v3.2.102<text:span text:style-name="T61">a </text:span><text:bookmark-end text:name="__RefHeading___Toc16729_5267037481"/></text:h>
            </text:list-item>
          </text:list>
        </text:list-item>
      </text:list>
      <text:p text:style-name="P17">Data: </text:p>
      <text:p text:style-name="P74"><text:tab/><text:span text:style-name="T61">22</text:span>/<text:span text:style-name="T39">02</text:span>/201<text:span text:style-name="T39">9</text:span></text:p>
      <text:p text:style-name="P74">Resum: </text:p>
      <text:p text:style-name="P74"><text:tab/><text:span text:style-name="T61">Error urgent plugin de tramitació amb SISTRA. Es detecta un error dels expedients donats d'alta des de SISTRA i es resol.</text:span></text:p>
      <text:p text:style-name="P74"/>
      <text:p text:style-name="P11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10"/>
      <text:list xml:id="list83201673063604" text:continue-list="list83201201910269" text:style-name="L10">
        <text:list-item>
          <text:p text:style-name="P255"><text:a xlink:type="simple" xlink:href="https://github.com/GovernIB/helium/issues/1275" text:style-name="Internet_20_link" text:visited-style-name="Visited_20_Internet_20_Link"><text:span text:style-name="T61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894460394" text:style-name="L14">
        <text:list-item>
          <text:p text:style-name="P305">Sense canvis</text:p>
        </text:list-item>
      </text:list>
      <text:p text:style-name="P17"/>
      <text:p text:style-name="P48">Propietats globals: </text:p>
      <text:p text:style-name="P48"/>
      <text:list xml:id="list1584669155" text:style-name="L15">
        <text:list-item>
          <text:p text:style-name="P378"><text:span text:style-name="T47">S</text:span><text:span text:style-name="T46">ense canvis</text:span></text:p>
        </text:list-item>
      </text:list>
      <text:p text:style-name="P191"/>
      <text:list xml:id="list83200786345640" text:continue-list="list83201139146826" text:style-name="Outline">
        <text:list-item>
          <text:list>
            <text:list-item>
              <text:h text:style-name="P234" text:outline-level="2"><text:bookmark-start text:name="__RefHeading___Toc32902_519805004"/>v3.2.10<text:span text:style-name="T62">3</text:span><text:bookmark-end text:name="__RefHeading___Toc32902_519805004"/></text:h>
            </text:list-item>
          </text:list>
        </text:list-item>
      </text:list>
      <text:p text:style-name="P18">Data: </text:p>
      <text:p text:style-name="P75"><text:tab/><text:span text:style-name="T61">26</text:span>/<text:span text:style-name="T39">02</text:span>/201<text:span text:style-name="T39">9</text:span></text:p>
      <text:p text:style-name="P75">Resum: </text:p>
      <text:p text:style-name="P75"><text:tab/><text:span text:style-name="T62">Resolució de diferents errors.</text:span></text:p>
      <text:p text:style-name="P75"/>
      <text:p text:style-name="P11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11"/>
      <text:list xml:id="list83200442111415" text:continue-list="list83201673063604" text:style-name="L10">
        <text:list-item>
          <text:p text:style-name="P25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5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5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5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5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5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5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5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843062746" text:style-name="L16">
        <text:list-item>
          <text:p text:style-name="P306">Sense canvis</text:p>
        </text:list-item>
      </text:list>
      <text:p text:style-name="P18"/>
      <text:p text:style-name="P49">Propietats globals: </text:p>
      <text:p text:style-name="P49"/>
      <text:list xml:id="list2222453249" text:style-name="L17">
        <text:list-item>
          <text:p text:style-name="P340"><text:span text:style-name="T58">S</text:span>ense canvis</text:p>
        </text:list-item>
      </text:list>
      <text:p text:style-name="P191"/>
      <text:list xml:id="list83200639560434" text:continue-list="list83200786345640" text:style-name="Outline">
        <text:list-item>
          <text:list>
            <text:list-item>
              <text:h text:style-name="P235" text:outline-level="2"><text:bookmark-start text:name="__RefHeading___Toc74958_588639221"/>v3.2.10<text:span text:style-name="T63">4</text:span><text:bookmark-end text:name="__RefHeading___Toc74958_588639221"/></text:h>
            </text:list-item>
          </text:list>
        </text:list-item>
      </text:list>
      <text:p text:style-name="P19">Data: </text:p>
      <text:p text:style-name="P76"><text:tab/><text:span text:style-name="T63">21</text:span>/<text:span text:style-name="T63">03</text:span>/201<text:span text:style-name="T39">9</text:span></text:p>
      <text:p text:style-name="P76">Resum: </text:p>
      <text:p text:style-name="P76"><text:tab/><text:span text:style-name="T6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6"/>
      <text:p text:style-name="P11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12"/>
      <text:list xml:id="list83201404496635" text:continue-list="list83200442111415" text:style-name="L10">
        <text:list-item>
          <text:p text:style-name="P25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5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5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5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5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5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5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5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5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285029827" text:style-name="L18">
        <text:list-item>
          <text:p text:style-name="P307">Sense canvis</text:p>
        </text:list-item>
      </text:list>
      <text:p text:style-name="P19"/>
      <text:p text:style-name="P50">Propietats globals: </text:p>
      <text:p text:style-name="P50"/>
      <text:list xml:id="list4172070572" text:style-name="L19">
        <text:list-item>
          <text:p text:style-name="P341"><text:span text:style-name="T58">S</text:span>ense canvis</text:p>
        </text:list-item>
      </text:list>
      <text:p text:style-name="P192"/>
      <text:list xml:id="list83202231592747" text:continue-list="list83200639560434" text:style-name="Outline">
        <text:list-item>
          <text:list>
            <text:list-item>
              <text:h text:style-name="P236" text:outline-level="2"><text:bookmark-start text:name="__RefHeading___Toc30263_3439170243"/>v3.2.10<text:span text:style-name="T63">4.1</text:span><text:bookmark-end text:name="__RefHeading___Toc30263_3439170243"/></text:h>
            </text:list-item>
          </text:list>
        </text:list-item>
      </text:list>
      <text:p text:style-name="P20">Data: </text:p>
      <text:p text:style-name="P77"><text:tab/><text:span text:style-name="T63">28</text:span>/<text:span text:style-name="T63">03</text:span>/201<text:span text:style-name="T39">9</text:span></text:p>
      <text:p text:style-name="P77">Resum: </text:p>
      <text:p text:style-name="P77"><text:tab/><text:span text:style-name="T65">Solució a l'error que no es vegi el botó de "Disseny" per usuaris amb permís de disseny sobre tipus d'expedients.</text:span></text:p>
      <text:p text:style-name="P77"/>
      <text:p text:style-name="P11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13"/>
      <text:list xml:id="list83202044792063" text:continue-list="list83201404496635" text:style-name="L10">
        <text:list-item>
          <text:p text:style-name="P25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562409745" text:style-name="L20">
        <text:list-item>
          <text:p text:style-name="P308">Sense canvis</text:p>
        </text:list-item>
      </text:list>
      <text:p text:style-name="P20"/>
      <text:p text:style-name="P51">Propietats globals: </text:p>
      <text:p text:style-name="P51"/>
      <text:list xml:id="list940814887" text:style-name="L21">
        <text:list-item>
          <text:p text:style-name="P342"><text:span text:style-name="T58">S</text:span>ense canvis</text:p>
        </text:list-item>
      </text:list>
      <text:p text:style-name="P193"/>
      <text:list xml:id="list83201170004264" text:continue-list="list83202231592747" text:style-name="Outline">
        <text:list-item>
          <text:list>
            <text:list-item>
              <text:h text:style-name="P23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8"><text:tab/><text:span text:style-name="T66">12</text:span>/<text:span text:style-name="T66">04</text:span>/201<text:span text:style-name="T39">9</text:span></text:p>
      <text:p text:style-name="P78">Resum: </text:p>
      <text:p text:style-name="P11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8"/>
      <text:p text:style-name="P11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14"/>
      <text:list xml:id="list83201891559346" text:continue-list="list83202044792063" text:style-name="L10">
        <text:list-item>
          <text:p text:style-name="P259"><text:a xlink:type="simple" xlink:href="https://github.com/GovernIB/helium/issues/1284" text:style-name="Internet_20_link" text:visited-style-name="Visited_20_Internet_20_Link">#1284</text:a> Error en les versions dels <text:span text:style-name="T66">subprocessos</text:span> quan no hi ha cap definició de procés creada</text:p>
        </text:list-item>
        <text:list-item>
          <text:p text:style-name="P25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5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5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5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5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5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321153096" text:style-name="L22">
        <text:list-item>
          <text:p text:style-name="P310">Sense canvis</text:p>
        </text:list-item>
      </text:list>
      <text:p text:style-name="P21"/>
      <text:p text:style-name="P52">Propietats globals: </text:p>
      <text:p text:style-name="P52"/>
      <text:list xml:id="list2918985305" text:style-name="L23">
        <text:list-item>
          <text:p text:style-name="P343"><text:span text:style-name="T58">S</text:span>ense canvis</text:p>
        </text:list-item>
      </text:list>
      <text:list xml:id="list83200323516815" text:continue-list="list83201170004264" text:style-name="Outline">
        <text:list-item>
          <text:list>
            <text:list-item>
              <text:h text:style-name="P239" text:outline-level="2"><text:bookmark-start text:name="__RefHeading___Toc78940_1512682159"/>v3.2.10<text:span text:style-name="T67">6</text:span><text:bookmark-end text:name="__RefHeading___Toc78940_1512682159"/></text:h>
            </text:list-item>
          </text:list>
        </text:list-item>
      </text:list>
      <text:p text:style-name="P22">Data: </text:p>
      <text:p text:style-name="P79"><text:tab/><text:span text:style-name="T75">21</text:span>/<text:span text:style-name="T75">08</text:span>/201<text:span text:style-name="T39">9</text:span></text:p>
      <text:p text:style-name="P79">Resum: <text:span text:style-name="T73">Adaptació a la nova interfície del NOTIB i possibilitat de notificar documents amb manteniment d'interessats a través de la interfície gràcica</text:span>.<text:span text:style-name="T7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9"/>
      <text:p text:style-name="P11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16"/>
      <text:list xml:id="list83201869203344" text:continue-list="list83201891559346" text:style-name="L10">
        <text:list-item>
          <text:p text:style-name="P26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6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6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6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6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6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6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6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6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6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6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6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6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6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6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6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6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6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6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60"><text:a xlink:type="simple" xlink:href="https://github.com/GovernIB/helium/issues/1217" text:style-name="Internet_20_link" text:visited-style-name="Visited_20_Internet_20_Link"><text:span text:style-name="T68">#1217</text:span></text:a><text:span text:style-name="T68"> Falta la funcionalitat de provar dominis externs</text:span></text:p>
        </text:list-item>
        <text:list-item>
          <text:p text:style-name="P26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6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6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287907512" text:style-name="L24">
        <text:list-item>
          <text:p text:style-name="P320">Nova taula per guardar la informació dels interessats per a les notificacions amb el Notib</text:p>
          <text:list>
            <text:list-item>
              <text:p text:style-name="P32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21">-- #1253 Notificar un document a través de la interfície de Helium</text:p>
            <text:p text:style-name="P184">-- Nova taula per a la informació dels interessats</text:p>
            <text:p text:style-name="P178"/>
            <text:p text:style-name="P168"><text:span text:style-name="T69">CREATE</text:span><text:span text:style-name="T50"> </text:span><text:span text:style-name="T69">TABLE</text:span><text:span text:style-name="T50"> HEL_INTERESSAT</text:span></text:p>
            <text:p text:style-name="P180"><text:soft-page-break/>(</text:p>
            <text:p text:style-name="P168"><text:span text:style-name="T50"><text:tab/>ID<text:tab/><text:tab/><text:tab/><text:tab/><text:tab/>NUMBER(19) <text:s text:c="14"/>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tab/>CODI <text:s text:c="15"/>VARCHAR2(64 </text:span><text:span text:style-name="T69">CHAR</text:span><text:span text:style-name="T50">) <text:s text:c="7"/>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tab/>NIF<text:tab/><text:tab/><text:tab/><text:tab/><text:tab/>VARCHAR2(9 </text:span><text:span text:style-name="T69">CHAR</text:span><text:span text:style-name="T50">)<text:tab/><text:tab/> 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tab/>NOM<text:tab/><text:tab/><text:tab/><text:tab/><text:tab/>VARCHAR2(255 </text:span><text:span text:style-name="T69">CHAR</text:span><text:span text:style-name="T50">) <text:tab/><text:tab/> 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tab/>LLINATGE1<text:tab/><text:tab/><text:tab/>VARCHAR2(255 </text:span><text:span text:style-name="T69">CHAR</text:span><text:span text:style-name="T50">),</text:span></text:p>
            <text:p text:style-name="P168"><text:span text:style-name="T50"><text:tab/>LLINATGE2<text:tab/><text:tab/><text:tab/>VARCHAR2(255 </text:span><text:span text:style-name="T69">CHAR</text:span><text:span text:style-name="T50">),</text:span></text:p>
            <text:p text:style-name="P180"><text:tab/>TIPUS<text:tab/><text:tab/><text:tab/><text:tab/>NUMBER(10),</text:p>
            <text:p text:style-name="P168"><text:span text:style-name="T50"><text:tab/>EMAIL<text:tab/><text:tab/><text:tab/><text:tab/>VARCHAR2(255 </text:span><text:span text:style-name="T69">CHAR</text:span><text:span text:style-name="T50">),</text:span></text:p>
            <text:p text:style-name="P168"><text:span text:style-name="T50"><text:tab/>TELEFON<text:tab/><text:tab/><text:tab/><text:tab/>VARCHAR2(16 </text:span><text:span text:style-name="T69">CHAR</text:span><text:span text:style-name="T50">),</text:span></text:p>
            <text:p text:style-name="P180"><text:tab/>EXPEDIENT_ID <text:s/><text:tab/><text:tab/>NUMBER(19)</text:p>
            <text:p text:style-name="P180">);</text:p>
            <text:p text:style-name="P178"/>
            <text:p text:style-name="P168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(</text:span></text:p>
            <text:p text:style-name="P168"><text:span text:style-name="T50"><text:s text:c="2"/></text:span><text:span text:style-name="T69">CONSTRAINT</text:span><text:span text:style-name="T50"> HEL_EXPEDIENT_INTERESSAT_FK </text:span><text:span text:style-name="T69">FOREIGN</text:span><text:span text:style-name="T50"> </text:span><text:span text:style-name="T69">KEY</text:span><text:span text:style-name="T50"> (EXPEDIENT_ID) </text:span></text:p>
            <text:p text:style-name="P168"><text:span text:style-name="T50"><text:s/></text:span><text:span text:style-name="T69">REFERENCES</text:span><text:span text:style-name="T50"> HEL_EXPEDIENT (ID));</text:span></text:p>
            <text:p text:style-name="P180"><text:s/></text:p>
            <text:p text:style-name="P168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</text:span><text:span text:style-name="T69">CONSTRAINT</text:span><text:span text:style-name="T50"> HEL_INTERESSAT_PK </text:span><text:span text:style-name="T69">PRIMARY</text:span><text:span text:style-name="T50"> </text:span><text:span text:style-name="T69">KEY</text:span><text:span text:style-name="T50"> (ID);</text:span></text:p>
            <text:p text:style-name="P178"/>
            <text:p text:style-name="P168"><text:span text:style-name="T69">CREATE</text:span><text:span text:style-name="T50"> </text:span><text:span text:style-name="T69">INDEX</text:span><text:span text:style-name="T50"> HEL_INTERESSAT_EXPEDIENT_ID_I </text:span><text:span text:style-name="T69">ON</text:span><text:span text:style-name="T50"> HEL_INTERESSAT </text:span></text:p>
            <text:p text:style-name="P180">(EXPEDIENT_ID);</text:p>
            <text:p text:style-name="P178"/>
            <text:p text:style-name="P180"><text:s/><text:tab/></text:p>
            <text:p text:style-name="P184">-- Permisos</text:p>
            <text:p text:style-name="P117"><text:span text:style-name="T72">GRANT </text:span><text:span text:style-name="T69">SELECT</text:span><text:span text:style-name="T72">, </text:span><text:span text:style-name="T69">UPDATE</text:span><text:span text:style-name="T72">, </text:span><text:span text:style-name="T69">INSERT</text:span><text:span text:style-name="T72">, </text:span><text:span text:style-name="T69">DELETE</text:span><text:span text:style-name="T72"> </text:span><text:span text:style-name="T69">ON</text:span><text:span text:style-name="T72"> HEL_INTERESSAT TO WWW_HELIUM;</text:span></text:p>
          </table:table-cell>
        </table:table-row>
      </table:table>
      <text:p text:style-name="P212"/>
      <text:p text:style-name="P22"/>
      <text:p text:style-name="P53">Propietats globals: </text:p>
      <text:p text:style-name="P53"/>
      <text:list xml:id="list2740857180" text:style-name="L25">
        <text:list-item>
          <text:p text:style-name="P37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09"># ################### #</text:p>
            <text:p text:style-name="P175"># PROPERTIES AFEGIDES #</text:p>
            <text:p text:style-name="P175"># ################### #</text:p>
            <text:p text:style-name="P178"/>
            <text:p text:style-name="P175">#1304 Alta de documents adjunts firmats</text:p>
            <text:p text:style-name="P178"/>
            <text:p text:style-name="P180"><text:s/></text:p>
            <text:p text:style-name="P175"># ###</text:p>
            <text:p text:style-name="P175"># Plugin de validacio de firmes</text:p>
            <text:p text:style-name="P175"># ###</text:p>
            <text:p text:style-name="P168"><text:span text:style-name="T50">app.validatesignature.plugin.class=</text:span><text:span text:style-name="T53">org.fundaciobit.plugins.validatesignature.afirmacxf.AfirmaCxfValidateSignaturePlugin</text:span></text:p>
            <text:p text:style-name="P178"/>
            <text:p text:style-name="P175"># AfirmaCxfValidateSignaturePlugin</text:p>
            <text:p text:style-name="P168"><text:span text:style-name="T50">app.plugins.validatesignature.afirmacxf.applicationID=</text:span><text:span text:style-name="T53">CAIBDEV.RIPEA</text:span></text:p>
            <text:p text:style-name="P168"><text:span text:style-name="T50">app.plugins.validatesignature.afirmacxf.ignoreservercertificates=</text:span><text:span text:style-name="T53">true</text:span></text:p>
            <text:p text:style-name="P168"><text:span text:style-name="T50">app.plugins.validatesignature.afirmacxf.TransformersTemplatesPath=</text:span><text:span text:style-name="T53">/opt/helium/afirma/transformers</text:span></text:p>
            <text:p text:style-name="P168"><text:span text:style-name="T50">app.plugins.validatesignature.afirmacxf.endpoint=</text:span><text:span text:style-name="T53">https://afirmades.caib.es:4430/afirmaws/services/DSSAfirmaVerify</text:span></text:p>
            <text:p text:style-name="P168"><text:span text:style-name="T50">app.plugins.validatesignature.afirmacxf.authorization.ks.path=</text:span><text:span text:style-name="T53">/opt/helium/afirma/dgdt_proves.jks</text:span></text:p>
            <text:p text:style-name="P168"><text:span text:style-name="T50">app.plugins.validatesignature.afirmacxf.authorization.ks.type=</text:span><text:span text:style-name="T53">JKS</text:span></text:p>
            <text:p text:style-name="P180">app.plugins.validatesignature.afirmacxf.authorization.ks.password=</text:p>
            <text:p text:style-name="P168"><text:soft-page-break/><text:span text:style-name="T50">app.plugins.validatesignature.afirmacxf.authorization.ks.cert.alias=</text:span><text:span text:style-name="T53">preprod-dgdt</text:span></text:p>
            <text:p text:style-name="P168"><text:span text:style-name="T50">app.plugins.validatesignature.afirmacxf.authorization.ks.cert.password=</text:span><text:span text:style-name="T51">*****</text:span></text:p>
          </table:table-cell>
        </table:table-row>
      </table:table>
      <text:p text:style-name="P203"/>
      <text:p text:style-name="P204">Altres:</text:p>
      <text:list xml:id="list4289120209" text:style-name="L26">
        <text:list-item>
          <text:p text:style-name="P371">És necessari afegir un directori<text:span text:style-name="T7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83"><text:span text:style-name="T72">app.plugins.validatesignature.afirmacxf.TransformersTemplatesPath=</text:span><text:span text:style-name="T53">/opt/helium/afirma/transformers</text:span></text:p>
            <text:p text:style-name="P183"><text:span text:style-name="T72">app.plugins.validatesignature.afirmacxf.authorization.ks.path=</text:span><text:span text:style-name="T53">/opt/helium/afirma/dgdt_proves.jks</text:span></text:p>
          </table:table-cell>
        </table:table-row>
      </table:table>
      <text:p text:style-name="P204"/>
      <text:p text:style-name="P203"/>
      <text:list xml:id="list83201743642491" text:continue-list="list83200323516815" text:style-name="Outline">
        <text:list-item>
          <text:list>
            <text:list-item>
              <text:h text:style-name="P241" text:outline-level="2"><text:bookmark-start text:name="__RefHeading___Toc31013_78744577"/><text:span text:style-name="T66">v3.2.10</text:span><text:span text:style-name="T91">6</text:span><text:span text:style-name="T9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0"><text:tab/>02/09/2019</text:p>
      <text:p text:style-name="P80">Resum: </text:p>
      <text:p text:style-name="P80"><text:tab/>Correcció urgent del nou callback del Portasingatures en què les notificacions de documents pendents i bloquejats fallen.</text:p>
      <text:p text:style-name="P80"/>
      <text:p text:style-name="P12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24"/>
      <text:list xml:id="list1626178886" text:style-name="L27">
        <text:list-item>
          <text:p text:style-name="P26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072408030" text:style-name="L28">
        <text:list-item>
          <text:p text:style-name="P311">Sense canvis</text:p>
        </text:list-item>
      </text:list>
      <text:p text:style-name="P23"/>
      <text:p text:style-name="P54">Propietats globals: </text:p>
      <text:p text:style-name="P54"/>
      <text:list xml:id="list1451209970" text:style-name="L29">
        <text:list-item>
          <text:p text:style-name="P344"><text:span text:style-name="T58">S</text:span>ense canvis</text:p>
        </text:list-item>
      </text:list>
      <text:list xml:id="list83202230797337" text:continue-list="list83201743642491" text:style-name="Outline">
        <text:list-item>
          <text:list>
            <text:list-item>
              <text:h text:style-name="P241" text:outline-level="2"><text:bookmark-start text:name="__RefHeading___Toc431631_3031935846"/><text:span text:style-name="T66">v3.2.10</text:span><text:span text:style-name="T91">6</text:span><text:span text:style-name="T92">.</text:span><text:span text:style-name="T93">2</text:span><text:span text:style-name="T92"> Correcció r</text:span><text:span text:style-name="T93">emitent</text:span><text:span text:style-name="T9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0"><text:tab/>05/09/2019</text:p>
      <text:p text:style-name="P80">Resum: </text:p>
      <text:p text:style-name="P80"><text:tab/>Correcció del remitent del Portasignatures. Ara apareixerà el nom de l'usuari que tramita la tasca en comptes del títol de l'expedient i com a descripció del document apareix l'expedient i el document.</text:p>
      <text:p text:style-name="P80"/>
      <text:p text:style-name="P12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24"/>
      <text:list xml:id="list83201204193184" text:continue-list="list1626178886" text:style-name="L27">
        <text:list-item>
          <text:p text:style-name="P26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769139046" text:style-name="L30">
        <text:list-item>
          <text:p text:style-name="P312">Sense canvis</text:p>
        </text:list-item>
      </text:list>
      <text:p text:style-name="P23"/>
      <text:p text:style-name="P54">Propietats globals: </text:p>
      <text:p text:style-name="P54"/>
      <text:list xml:id="list4015807124" text:style-name="L31">
        <text:list-item>
          <text:p text:style-name="P345"><text:span text:style-name="T58">S</text:span>ense canvis</text:p>
        </text:list-item>
      </text:list>
      <text:p text:style-name="P194"/>
      <text:list xml:id="list83200841115075" text:continue-list="list83202230797337" text:style-name="Outline">
        <text:list-item>
          <text:list>
            <text:list-item>
              <text:h text:style-name="P241" text:outline-level="2"><text:bookmark-start text:name="__RefHeading___Toc29263_1762273572"/><text:span text:style-name="T66">v3.2.10</text:span><text:span text:style-name="T91">6</text:span><text:span text:style-name="T92">.</text:span><text:span text:style-name="T93">3</text:span><text:span text:style-name="T92"> Correcció D</text:span><text:span text:style-name="T9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0"><text:tab/>13/09/2019</text:p>
      <text:p text:style-name="P80">Resum: </text:p>
      <text:p text:style-name="P124"><text:span text:style-name="T3"><text:tab/>Correcció del </text:span><text:span text:style-name="T30">DocumentAduntarHandler</text:span><text:span text:style-name="T14"> per resoldre un problema amb la tramitació d'expedients</text:span><text:span text:style-name="T3">.</text:span></text:p>
      <text:p text:style-name="P80"/>
      <text:p text:style-name="P12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24"/>
      <text:list xml:id="list83201326934036" text:continue-list="list83201204193184" text:style-name="L27">
        <text:list-item>
          <text:p text:style-name="P26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2992295451" text:style-name="L32">
        <text:list-item>
          <text:p text:style-name="P313">Sense canvis</text:p>
        </text:list-item>
      </text:list>
      <text:p text:style-name="P23"/>
      <text:p text:style-name="P54">Propietats globals: </text:p>
      <text:p text:style-name="P54"/>
      <text:list xml:id="list3326707401" text:style-name="L33">
        <text:list-item>
          <text:p text:style-name="P379"><text:span text:style-name="T47">S</text:span><text:span text:style-name="T46">ense canvis</text:span></text:p>
        </text:list-item>
      </text:list>
      <text:list xml:id="list83201127353779" text:continue-list="list83200841115075" text:style-name="Outline">
        <text:list-item>
          <text:list>
            <text:list-item>
              <text:h text:style-name="P242" text:outline-level="2"><text:bookmark-start text:name="__RefHeading___Toc54127_81651155"/><text:span text:style-name="T66">v3.2.10</text:span><text:span text:style-name="T91">6</text:span><text:span text:style-name="T92">.</text:span><text:span text:style-name="T93">4</text:span><text:span text:style-name="T92"> </text:span><text:span text:style-name="T95">Correc</text:span><text:span text:style-name="T96">c</text:span><text:span text:style-name="T9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1"><text:tab/>10/10/2019</text:p>
      <text:p text:style-name="P81">Resum: </text:p>
      <text:p text:style-name="P8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1"/>
      <text:p text:style-name="P12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25"/>
      <text:list xml:id="list3981062038" text:style-name="L34">
        <text:list-item>
          <text:p text:style-name="P271"><text:a xlink:type="simple" xlink:href="https://github.com/GovernIB/helium/issues/1343" text:style-name="Internet_20_link" text:visited-style-name="Visited_20_Internet_20_Link">#1343</text:a><text:span text:style-name="T114"> </text:span>Permetre que els usuaris sense permisos amb tasca assignada puguin adjuntar documents</text:p>
        </text:list-item>
        <text:list-item>
          <text:p text:style-name="P27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7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7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71"><text:a xlink:type="simple" xlink:href="https://github.com/GovernIB/helium/issues/1344" text:style-name="Internet_20_link" text:visited-style-name="Visited_20_Internet_20_Link">#1344</text:a><text:span text:style-name="T11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541672707" text:style-name="L35">
        <text:list-item>
          <text:p text:style-name="P314">Sense canvis</text:p>
        </text:list-item>
      </text:list>
      <text:p text:style-name="P24"/>
      <text:p text:style-name="P55">Propietats globals: </text:p>
      <text:p text:style-name="P55"/>
      <text:list xml:id="list3661500866" text:style-name="L36">
        <text:list-item>
          <text:p text:style-name="P346"><text:span text:style-name="T58">S</text:span>ense canvis</text:p>
        </text:list-item>
      </text:list>
      <text:p text:style-name="P195"/>
      <text:list xml:id="list83201163286115" text:continue-list="list83201127353779" text:style-name="Outline">
        <text:list-item>
          <text:list>
            <text:list-item>
              <text:h text:style-name="P242" text:outline-level="2"><text:bookmark-start text:name="__RefHeading___Toc141124_2376748256"/><text:span text:style-name="T66">v3.2.10</text:span><text:span text:style-name="T91">6</text:span><text:span text:style-name="T92">.</text:span><text:span text:style-name="T93">5</text:span><text:span text:style-name="T92"> </text:span><text:span text:style-name="T95">E</text:span><text:span text:style-name="T9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1"><text:tab/>11/10/2019</text:p>
      <text:p text:style-name="P81">Resum: </text:p>
      <text:p text:style-name="P81"><text:tab/>Correcció de l'error que esborra els logs de retroacció.</text:p>
      <text:p text:style-name="P81"/>
      <text:p text:style-name="P12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25"/>
      <text:list xml:id="list83200453173370" text:continue-list="list3981062038" text:style-name="L34">
        <text:list-item>
          <text:p text:style-name="P271"><text:a xlink:type="simple" xlink:href="https://github.com/GovernIB/helium/issues/1340" text:style-name="Internet_20_link" text:visited-style-name="Visited_20_Internet_20_Link">#1340</text:a><text:span text:style-name="T11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647980258" text:style-name="L37">
        <text:list-item>
          <text:p text:style-name="P315">Sense canvis</text:p>
        </text:list-item>
      </text:list>
      <text:p text:style-name="P24"/>
      <text:p text:style-name="P55">Propietats globals: </text:p>
      <text:p text:style-name="P55"/>
      <text:list xml:id="list300810118" text:style-name="L38">
        <text:list-item>
          <text:p text:style-name="P347"><text:span text:style-name="T58">S</text:span>ense canvis</text:p>
        </text:list-item>
      </text:list>
      <text:p text:style-name="P195"/>
      <text:list xml:id="list83202294678578" text:continue-list="list83201163286115" text:style-name="Outline">
        <text:list-item>
          <text:list>
            <text:list-item>
              <text:h text:style-name="P243" text:outline-level="2"><text:bookmark-start text:name="__RefHeading___Toc70444_2907556958"/><text:span text:style-name="T66">v3.2.10</text:span><text:span text:style-name="T91">6</text:span><text:span text:style-name="T92">.</text:span><text:span text:style-name="T93">6</text:span><text:span text:style-name="T9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3"><text:tab/>23/10/2019</text:p>
      <text:p text:style-name="P83">Resum: </text:p>
      <text:p text:style-name="P83"><text:tab/>Correcció de<text:span text:style-name="T119">l llistat de tasques en què es perdia la selecció. S'ha afegit la possibilitat d'alliberar massivament i tramitar.</text:span></text:p>
      <text:p text:style-name="P83"/>
      <text:p text:style-name="P12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27"/>
      <text:list xml:id="list2227599151" text:style-name="L39">
        <text:list-item>
          <text:p text:style-name="P27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861274106" text:style-name="L40">
        <text:list-item>
          <text:p text:style-name="P316">Sense canvis</text:p>
        </text:list-item>
      </text:list>
      <text:p text:style-name="P26"/>
      <text:p text:style-name="P57">Propietats globals: </text:p>
      <text:p text:style-name="P57"/>
      <text:list xml:id="list1255884111" text:style-name="L41">
        <text:list-item>
          <text:p text:style-name="P348"><text:span text:style-name="T58">S</text:span>ense canvis</text:p>
        </text:list-item>
      </text:list>
      <text:list xml:id="list83200649387671" text:continue-list="list83202294678578" text:style-name="Outline">
        <text:list-item>
          <text:list>
            <text:list-item>
              <text:h text:style-name="P24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1"><text:tab/>30/09/2019</text:p>
      <text:p text:style-name="P81">Resum: <text:span text:style-name="T76">Herència de tipus d'expedients</text:span></text:p>
      <text:p text:style-name="P81"/>
      <text:p text:style-name="P12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25"/>
      <text:list xml:id="list4125130290" text:style-name="L42">
        <text:list-item>
          <text:p text:style-name="P26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7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7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7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6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73"><text:a xlink:type="simple" xlink:href="https://github.com/GovernIB/helium/issues/1306" text:style-name="Internet_20_link" text:visited-style-name="Visited_20_Internet_20_Link"><text:span text:style-name="T68">#1306</text:span></text:a><text:span text:style-name="T68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819694432" text:style-name="L43">
        <text:list-item>
          <text:p text:style-name="P322">Modificació de taules per afegir camps d'herència i referències al tipus d'expedient. Procediment per canviar restriccions de claus úniques.</text:p>
          <text:list>
            <text:list-item>
              <text:p text:style-name="P321">helium_update_3.2.10<text:span text:style-name="T7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2">-------------------------------------------------------------------</text:p>
            <text:p text:style-name="P185">-- #1043 Herència de tipus d’expedient</text:p>
            <text:p text:style-name="P185">-------------------------------------------------------------------</text:p>
            <text:p text:style-name="P179"/>
            <text:p text:style-name="P185">-- Afegeix la propietat d'heretable i la referència al TE pare a la taula de tipus d'expedients</text:p>
            <text:p text:style-name="P169"><text:span text:style-name="T69">ALTER</text:span><text:span text:style-name="T50"> </text:span><text:span text:style-name="T69">TABLE</text:span><text:span text:style-name="T50"> HELIUM.HEL_EXPEDIENT_TIPUS </text:span><text:span text:style-name="T69">ADD</text:span><text:span text:style-name="T50"> (HERETABLE NUMBER (1) </text:span><text:span text:style-name="T69">DEFAULT</text:span><text:span text:style-name="T50"> 0);</text:span></text:p>
            <text:p text:style-name="P169"><text:span text:style-name="T69">ALTER</text:span><text:span text:style-name="T50"> </text:span><text:span text:style-name="T69">TABLE</text:span><text:span text:style-name="T50"> HELIUM.HEL_EXPEDIENT_TIPUS </text:span><text:span text:style-name="T69">ADD</text:span><text:span text:style-name="T50"> (EXPEDIENT_TIPUS_PARE_ID NUMBER (19));</text:span></text:p>
            <text:p text:style-name="P179"/>
            <text:p text:style-name="P169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(</text:span></text:p>
            <text:p text:style-name="P169"><text:span text:style-name="T50"><text:s text:c="2"/></text:span><text:span text:style-name="T69">CONSTRAINT</text:span><text:span text:style-name="T50"> HEL_EXPTIPUS_PARE_EXPTIPUS_FK </text:span><text:span text:style-name="T69">FOREIGN</text:span><text:span text:style-name="T50"> </text:span><text:span text:style-name="T69">KEY</text:span><text:span text:style-name="T50"> (EXPEDIENT_TIPUS_PARE_ID) </text:span></text:p>
            <text:p text:style-name="P169"><text:span text:style-name="T50"><text:s/></text:span><text:span text:style-name="T69">REFERENCES</text:span><text:span text:style-name="T50"> HEL_EXPEDIENT_TIPUS (ID)</text:span></text:p>
            <text:p text:style-name="P181">);</text:p>
            <text:p text:style-name="P179"/>
            <text:p text:style-name="P169"><text:span text:style-name="T69">CREATE</text:span><text:span text:style-name="T50"> </text:span><text:span text:style-name="T69">INDEX</text:span><text:span text:style-name="T50"> HELIUM.HEL_EXTIP_PARE_I </text:span><text:span text:style-name="T69">on</text:span><text:span text:style-name="T50"> HELIUM.HEL_EXPEDIENT_TIPUS</text:span></text:p>
            <text:p text:style-name="P181">(EXPEDIENT_TIPUS_PARE_ID);</text:p>
            <text:p text:style-name="P179"/>
            <text:p text:style-name="P179"/>
            <text:p text:style-name="P185">-------------------------------------------------------------------</text:p>
            <text:p text:style-name="P185">-- #1080 Escriptura de les tasques heretades. Poder afegir variables</text:p>
            <text:p text:style-name="P185">-------------------------------------------------------------------</text:p>
            <text:p text:style-name="P179"/>
            <text:p text:style-name="P185">-- Modifica la taula camp tasca per tenir una referència al tipus d'expedient en el cas que hi hagi herència</text:p>
            <text:p text:style-name="P169"><text:span text:style-name="T69">ALTER</text:span><text:span text:style-name="T50"> </text:span><text:span text:style-name="T69">TABLE</text:span><text:span text:style-name="T50"> HELIUM.HEL_CAMP_TASCA </text:span><text:span text:style-name="T69">ADD</text:span><text:span text:style-name="T50"> (EXPEDIENT_TIPUS_ID NUMBER (19));</text:span></text:p>
            <text:p text:style-name="P179"/>
            <text:p text:style-name="P169"><text:span text:style-name="T69">ALTER</text:span><text:span text:style-name="T50"> </text:span><text:span text:style-name="T69">TABLE</text:span><text:span text:style-name="T50"> HELIUM.HEL_CAMP_TASCA </text:span><text:span text:style-name="T69">ADD</text:span><text:span text:style-name="T50"> (</text:span></text:p>
            <text:p text:style-name="P169"><text:span text:style-name="T50"><text:s text:c="2"/></text:span><text:span text:style-name="T69">CONSTRAINT</text:span><text:span text:style-name="T50"> HEL_EXPTIPUS_CAMP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69"><text:span text:style-name="T50"><text:s/></text:span><text:span text:style-name="T69">REFERENCES</text:span><text:span text:style-name="T50"> HEL_EXPEDIENT_TIPUS (ID)</text:span></text:p>
            <text:p text:style-name="P181">);</text:p>
            <text:p text:style-name="P179"/>
            <text:p text:style-name="P169"><text:soft-page-break/><text:span text:style-name="T69">CREATE</text:span><text:span text:style-name="T50"> </text:span><text:span text:style-name="T69">INDEX</text:span><text:span text:style-name="T50"> HELIUM.HEL_CAMP_TASCA_EXTIP_I </text:span><text:span text:style-name="T69">on</text:span><text:span text:style-name="T50"> HELIUM.HEL_CAMP_TASCA</text:span></text:p>
            <text:p text:style-name="P181">(EXPEDIENT_TIPUS_ID);</text:p>
            <text:p text:style-name="P179"/>
            <text:p text:style-name="P185">-- Modifica la taula camp document per tenir una referència al tipus d'expedient en el cas que hi hagi herència</text:p>
            <text:p text:style-name="P169"><text:span text:style-name="T69">ALTER</text:span><text:span text:style-name="T50"> </text:span><text:span text:style-name="T69">TABLE</text:span><text:span text:style-name="T50"> HELIUM.HEL_DOCUMENT_TASCA </text:span><text:span text:style-name="T69">ADD</text:span><text:span text:style-name="T50"> (EXPEDIENT_TIPUS_ID NUMBER (19));</text:span></text:p>
            <text:p text:style-name="P179"/>
            <text:p text:style-name="P169"><text:span text:style-name="T69">ALTER</text:span><text:span text:style-name="T50"> </text:span><text:span text:style-name="T69">TABLE</text:span><text:span text:style-name="T50"> HELIUM.HEL_DOCUMENT_TASCA </text:span><text:span text:style-name="T69">ADD</text:span><text:span text:style-name="T50"> (</text:span></text:p>
            <text:p text:style-name="P169"><text:span text:style-name="T50"><text:s text:c="2"/></text:span><text:span text:style-name="T69">CONSTRAINT</text:span><text:span text:style-name="T50"> HEL_EXPTIPUS_DOC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69"><text:span text:style-name="T50"><text:s/></text:span><text:span text:style-name="T69">REFERENCES</text:span><text:span text:style-name="T50"> HEL_EXPEDIENT_TIPUS (ID)</text:span></text:p>
            <text:p text:style-name="P181">);</text:p>
            <text:p text:style-name="P179"/>
            <text:p text:style-name="P169"><text:span text:style-name="T69">CREATE</text:span><text:span text:style-name="T50"> </text:span><text:span text:style-name="T69">INDEX</text:span><text:span text:style-name="T50"> HELIUM.HEL_DOCTASCA_EXTIP_I </text:span><text:span text:style-name="T69">on</text:span><text:span text:style-name="T50"> HELIUM.HEL_DOCUMENT_TASCA</text:span></text:p>
            <text:p text:style-name="P181">(EXPEDIENT_TIPUS_ID);</text:p>
            <text:p text:style-name="P179"/>
            <text:p text:style-name="P185">-- Modifica la taula firma tasca per tenir una referència al tipus d'expedient en el cas que hi hagi herència</text:p>
            <text:p text:style-name="P169"><text:span text:style-name="T69">ALTER</text:span><text:span text:style-name="T50"> </text:span><text:span text:style-name="T69">TABLE</text:span><text:span text:style-name="T50"> HELIUM.HEL_FIRMA_TASCA </text:span><text:span text:style-name="T69">ADD</text:span><text:span text:style-name="T50"> (EXPEDIENT_TIPUS_ID NUMBER (19));</text:span></text:p>
            <text:p text:style-name="P179"/>
            <text:p text:style-name="P169"><text:span text:style-name="T69">ALTER</text:span><text:span text:style-name="T50"> </text:span><text:span text:style-name="T69">TABLE</text:span><text:span text:style-name="T50"> HELIUM.HEL_FIRMA_TASCA </text:span><text:span text:style-name="T69">ADD</text:span><text:span text:style-name="T50"> (</text:span></text:p>
            <text:p text:style-name="P169"><text:span text:style-name="T50"><text:s text:c="2"/></text:span><text:span text:style-name="T69">CONSTRAINT</text:span><text:span text:style-name="T50"> HEL_EXPTIPUS_FIR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69"><text:span text:style-name="T50"><text:s/></text:span><text:span text:style-name="T69">REFERENCES</text:span><text:span text:style-name="T50"> HEL_EXPEDIENT_TIPUS (ID)</text:span></text:p>
            <text:p text:style-name="P181">);</text:p>
            <text:p text:style-name="P179"/>
            <text:p text:style-name="P169"><text:span text:style-name="T69">CREATE</text:span><text:span text:style-name="T50"> </text:span><text:span text:style-name="T69">INDEX</text:span><text:span text:style-name="T50"> HELIUM.HEL_FIRTASCA_EXTIP_I </text:span><text:span text:style-name="T69">on</text:span><text:span text:style-name="T50"> HELIUM.HEL_FIRMA_TASCA</text:span></text:p>
            <text:p text:style-name="P181">(EXPEDIENT_TIPUS_ID);</text:p>
            <text:p text:style-name="P179"/>
            <text:p text:style-name="P179"/>
            <text:p text:style-name="P185">-- Esborra les restriccions úniques</text:p>
            <text:p text:style-name="P185">--<text:tab/>HEL_CAMP_TASCA(TASCA_ID, CAMP_ID), HEL_CAMP_TASCA(TASCA_ID, ORDRE)</text:p>
            <text:p text:style-name="P185">--<text:tab/>HEL_DOCUMENT_TASCA(TASCA_ID, DOCUMENT_ID), HEL_DOCUMENT_TASCA(TASCA_ID, ORDRE)</text:p>
            <text:p text:style-name="P185">--<text:tab/>HEL_FIRMA_TASCA(TASCA_ID, DOCUMENT_ID), HEL_FIRMA_TASCA(TASCA_ID, ORDRE)</text:p>
            <text:p text:style-name="P189">DECLARE</text:p>
            <text:p text:style-name="P169"><text:span text:style-name="T50"><text:s/></text:span><text:span text:style-name="T69">PROCEDURE</text:span><text:span text:style-name="T50"> Borra_restr(p_taula VARCHAR2, p_columna1 VARCHAR2, p_columna2 VARCHAR2) </text:span><text:span text:style-name="T69">IS</text:span></text:p>
            <text:p text:style-name="P181"><text:s text:c="2"/>src_cur pls_integer;</text:p>
            <text:p text:style-name="P181"><text:s text:c="2"/>src_rows <text:s/>pls_integer;</text:p>
            <text:p text:style-name="P181"><text:s text:c="2"/>v_sql VARCHAR2(1000);</text:p>
            <text:p text:style-name="P169"><text:span text:style-name="T50"><text:s text:c="2"/></text:span><text:span text:style-name="T69">CURSOR</text:span><text:span text:style-name="T50"> cur_rest </text:span><text:span text:style-name="T69">IS</text:span></text:p>
            <text:p text:style-name="P181"><text:s text:c="11"/></text:p>
            <text:p text:style-name="P169"><text:span text:style-name="T50"><text:tab/></text:span><text:span text:style-name="T69">SELECT</text:span><text:span text:style-name="T50"> UQ.CONSTRAINT_NAME nom</text:span></text:p>
            <text:p text:style-name="P169"><text:span text:style-name="T50"><text:tab/></text:span><text:span text:style-name="T69">FROM</text:span><text:span text:style-name="T50"> USER_CONSTRAINTS UQ</text:span></text:p>
            <text:p text:style-name="P169"><text:span text:style-name="T50"><text:tab/> <text:s text:c="3"/></text:span><text:span text:style-name="T69">INNER</text:span><text:span text:style-name="T50"> </text:span><text:span text:style-name="T69">JOIN</text:span><text:span text:style-name="T50"> USER_CONS_COLUMNS C1 </text:span><text:span text:style-name="T69">ON</text:span><text:span text:style-name="T50"> C1.CONSTRAINT_NAME = UQ.CONSTRAINT_NAME</text:span></text:p>
            <text:p text:style-name="P169"><text:span text:style-name="T50"><text:tab/> <text:s text:c="3"/></text:span><text:span text:style-name="T69">INNER</text:span><text:span text:style-name="T50"> </text:span><text:span text:style-name="T69">JOIN</text:span><text:span text:style-name="T50"> USER_CONS_COLUMNS C2 </text:span><text:span text:style-name="T69">ON</text:span><text:span text:style-name="T50"> C2.CONSTRAINT_NAME = UQ.CONSTRAINT_NAME</text:span></text:p>
            <text:p text:style-name="P169"><text:span text:style-name="T50"><text:tab/></text:span><text:span text:style-name="T69">WHERE</text:span></text:p>
            <text:p text:style-name="P169"><text:span text:style-name="T50"><text:tab/> <text:s text:c="3"/>UQ.TABLE_NAME = </text:span><text:span text:style-name="T78">UPPER</text:span><text:span text:style-name="T50">(p_taula) <text:s text:c="3"/></text:span></text:p>
            <text:p text:style-name="P169"><text:span text:style-name="T50"><text:tab/> <text:s text:c="3"/></text:span><text:span text:style-name="T69">AND</text:span><text:span text:style-name="T50"> C1.column_name </text:span><text:span text:style-name="T69">LIKE</text:span><text:span text:style-name="T50"> </text:span><text:span text:style-name="T78">UPPER</text:span><text:span text:style-name="T50">(p_columna1)</text:span></text:p>
            <text:p text:style-name="P169"><text:span text:style-name="T50"><text:tab/> <text:s text:c="3"/></text:span><text:span text:style-name="T69">AND</text:span><text:span text:style-name="T50"> C2.column_name </text:span><text:span text:style-name="T69">LIKE</text:span><text:span text:style-name="T50"> </text:span><text:span text:style-name="T78">UPPER</text:span><text:span text:style-name="T50">(p_columna2);</text:span></text:p>
            <text:p text:style-name="P181"><text:s text:c="4"/></text:p>
            <text:p text:style-name="P169"><text:span text:style-name="T50"><text:s/></text:span><text:span text:style-name="T69">BEGIN</text:span></text:p>
            <text:p text:style-name="P169"><text:span text:style-name="T50"><text:s text:c="2"/></text:span><text:span text:style-name="T78">FOR</text:span><text:span text:style-name="T50"> i </text:span><text:span text:style-name="T69">IN</text:span><text:span text:style-name="T50"> cur_rest LOOP</text:span></text:p>
            <text:p text:style-name="P181"><text:s text:c="6"/>src_cur := DBMS_SQL.OPEN_CURSOR;</text:p>
            <text:p text:style-name="P169"><text:span text:style-name="T50"><text:s text:c="7"/>v_sql := </text:span><text:span text:style-name="T81">'ALTER TABLE '</text:span><text:span text:style-name="T50"> || p_taula || </text:span><text:span text:style-name="T81">' DROP CONSTRAINT '</text:span><text:span text:style-name="T50"> || i.nom ;</text:span></text:p>
            <text:p text:style-name="P169"><text:span text:style-name="T50"><text:s text:c="7"/>DBMS_SQL.PARSE(src_cur, v_sql, 2 ); <text:s text:c="4"/></text:span><text:span text:style-name="T82">-- Desactivar la restricción</text:span></text:p>
            <text:p text:style-name="P181"><text:s text:c="7"/>src_rows := DBMS_SQL.EXECUTE(src_cur);</text:p>
            <text:p text:style-name="P169"><text:span text:style-name="T50"><text:s text:c="7"/>DBMS_SQL.CLOSE_CURSOR(src_cur); </text:span><text:span text:style-name="T82">-- Cerrar el cursor</text:span></text:p>
            <text:p text:style-name="P169"><text:span text:style-name="T50"><text:s text:c="2"/></text:span><text:span text:style-name="T69">END</text:span><text:span text:style-name="T50"> LOOP;</text:span></text:p>
            <text:p text:style-name="P169"><text:span text:style-name="T50"><text:s/></text:span><text:span text:style-name="T69">END</text:span><text:span text:style-name="T50">;</text:span></text:p>
            <text:p text:style-name="P189">BEGIN</text:p>
            <text:p text:style-name="P169"><text:soft-page-break/><text:span text:style-name="T50"><text:s/>Borra_restr(</text:span><text:span text:style-name="T81">'HEL_CAMP_TASCA'</text:span><text:span text:style-name="T50">, </text:span><text:span text:style-name="T81">'TASCA_ID'</text:span><text:span text:style-name="T50">, </text:span><text:span text:style-name="T81">'CAMP_ID'</text:span><text:span text:style-name="T50">);</text:span></text:p>
            <text:p text:style-name="P169"><text:span text:style-name="T50"><text:s/>Borra_restr(</text:span><text:span text:style-name="T81">'HEL_CAMP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69"><text:span text:style-name="T50"><text:s/>Borra_restr(</text:span><text:span text:style-name="T81">'HEL_DOCUMENT_TASCA'</text:span><text:span text:style-name="T50">, </text:span><text:span text:style-name="T81">'TASCA_ID'</text:span><text:span text:style-name="T50">, </text:span><text:span text:style-name="T81">'DOCUMENT_ID'</text:span><text:span text:style-name="T50">);</text:span></text:p>
            <text:p text:style-name="P169"><text:span text:style-name="T50"><text:s/>Borra_restr(</text:span><text:span text:style-name="T81">'HEL_DOCUMENT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69"><text:span text:style-name="T50"><text:s/>Borra_restr(</text:span><text:span text:style-name="T81">'HEL_FIRMA_TASCA'</text:span><text:span text:style-name="T50">, </text:span><text:span text:style-name="T81">'TASCA_ID'</text:span><text:span text:style-name="T50">, </text:span><text:span text:style-name="T81">'DOCUMENT_ID'</text:span><text:span text:style-name="T50">);</text:span></text:p>
            <text:p text:style-name="P169"><text:span text:style-name="T50"><text:s/>Borra_restr(</text:span><text:span text:style-name="T81">'hel_firma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18"><text:span text:style-name="T69">END</text:span><text:span text:style-name="T72">;</text:span></text:p>
          </table:table-cell>
        </table:table-row>
      </table:table>
      <text:p text:style-name="P213"/>
      <text:p text:style-name="P24"/>
      <text:p text:style-name="P55">Propietats globals: </text:p>
      <text:p text:style-name="P55"/>
      <text:list xml:id="list3403947152" text:style-name="L44">
        <text:list-item>
          <text:p text:style-name="P372">Sense canvis</text:p>
        </text:list-item>
      </text:list>
      <text:p text:style-name="P205"/>
      <text:p text:style-name="P205"/>
      <text:list xml:id="list83202018177899" text:continue-list="list83200649387671" text:style-name="Outline">
        <text:list-item>
          <text:list>
            <text:list-item>
              <text:h text:style-name="P244" text:outline-level="2"><text:bookmark-start text:name="__RefHeading___Toc54131_81651155"/><text:span text:style-name="T66">v3.2.10</text:span><text:span text:style-name="T91">8</text:span><text:span text:style-name="T92"> </text:span><text:span text:style-name="T98">R</text:span><text:span text:style-name="T100">evisió Helium-</text:span><text:span text:style-name="T98">Notib</text:span><text:bookmark-end text:name="__RefHeading___Toc54131_81651155"/></text:h>
            </text:list-item>
          </text:list>
        </text:list-item>
      </text:list>
      <text:p text:style-name="P25">Data: </text:p>
      <text:p text:style-name="P82"><text:tab/>27/11/2019</text:p>
      <text:p text:style-name="P82">Resum: </text:p>
      <text:p text:style-name="P82"><text:tab/>Revisió de la integració amb el NOTIB i resolució de diferents errors.</text:p>
      <text:p text:style-name="P82"/>
      <text:p text:style-name="P12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26"/>
      <text:list xml:id="list83202170318568" text:continue-list="list83201326934036" text:style-name="L27">
        <text:list-item>
          <text:p text:style-name="P267"><text:a xlink:type="simple" xlink:href="https://github.com/GovernIB/helium/issues/1314" text:style-name="Internet_20_link" text:visited-style-name="Visited_20_Internet_20_Link">#1314</text:a><text:span text:style-name="T117"> </text:span>Afegir dades d'enviament als interessats per a les notificacions postals</text:p>
        </text:list-item>
        <text:list-item>
          <text:p text:style-name="P267"><text:a xlink:type="simple" xlink:href="https://github.com/GovernIB/helium/issues/1347" text:style-name="Internet_20_link" text:visited-style-name="Visited_20_Internet_20_Link">#1347</text:a><text:span text:style-name="T117"> </text:span>Revisar integració Helium - Notib</text:p>
        </text:list-item>
        <text:list-item>
          <text:p text:style-name="P268"><text:a xlink:type="simple" xlink:href="https://github.com/GovernIB/helium/issues/1349" text:style-name="Internet_20_link" text:visited-style-name="Visited_20_Internet_20_Link">#1349</text:a><text:span text:style-name="T118"> </text:span>Error amb les validacions de variables</text:p>
        </text:list-item>
        <text:list-item>
          <text:p text:style-name="P268"><text:a xlink:type="simple" xlink:href="https://github.com/GovernIB/helium/issues/1345" text:style-name="Internet_20_link" text:visited-style-name="Visited_20_Internet_20_Link">#1345</text:a><text:span text:style-name="T118"> </text:span>Expedients duplicats a Lucene</text:p>
        </text:list-item>
        <text:list-item>
          <text:p text:style-name="P269"><text:a xlink:type="simple" xlink:href="https://github.com/GovernIB/helium/issues/1354" text:style-name="Internet_20_link" text:visited-style-name="Visited_20_Internet_20_Link">#1354</text:a><text:span text:style-name="T121"> </text:span>Errors trobats en la integració Helium-Notib</text:p>
        </text:list-item>
        <text:list-item>
          <text:p text:style-name="P269"><text:a xlink:type="simple" xlink:href="https://github.com/GovernIB/helium/issues/1356" text:style-name="Internet_20_link" text:visited-style-name="Visited_20_Internet_20_Link">#1356</text:a><text:span text:style-name="T121"> </text:span>Error guardant repros amb més de 4000 caràcters d'informació</text:p>
        </text:list-item>
        <text:list-item>
          <text:p text:style-name="P269"><text:a xlink:type="simple" xlink:href="https://github.com/GovernIB/helium/issues/1357" text:style-name="Internet_20_link" text:visited-style-name="Visited_20_Internet_20_Link">#1357</text:a><text:span text:style-name="T121"> </text:span>Error permisos accedint al disseny de les definicions de procés</text:p>
        </text:list-item>
        <text:list-item>
          <text:p text:style-name="P269"><text:a xlink:type="simple" xlink:href="https://github.com/GovernIB/helium/issues/1355" text:style-name="Internet_20_link" text:visited-style-name="Visited_20_Internet_20_Link">#1355</text:a><text:span text:style-name="T121"> </text:span>Replicació de documents a l'Arxiu en la generació de plantilles</text:p>
        </text:list-item>
        <text:list-item>
          <text:p text:style-name="P26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69"><text:a xlink:type="simple" xlink:href="https://github.com/GovernIB/helium/issues/1351" text:style-name="Internet_20_link" text:visited-style-name="Visited_20_Internet_20_Link">#1351</text:a><text:span text:style-name="T121"> </text:span>Error guardant repros </text:p>
        </text:list-item>
        <text:list-item>
          <text:p text:style-name="P269"><text:a xlink:type="simple" xlink:href="https://github.com/GovernIB/helium/issues/1350" text:style-name="Internet_20_link" text:visited-style-name="Visited_20_Internet_20_Link">#1350</text:a><text:span text:style-name="T121"> </text:span>Error de permisos accedint a les dades NTI/Arxiu per usuaris administradors </text:p>
        </text:list-item>
        <text:list-item>
          <text:p text:style-name="P270"><text:a xlink:type="simple" xlink:href="https://github.com/GovernIB/helium/issues/1358" text:style-name="Internet_20_link" text:visited-style-name="Visited_20_Internet_20_Link">#1358</text:a><text:span text:style-name="T122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83200429088412" text:continue-list="list3287907512" text:style-name="L24">
        <text:list-item>
          <text:p text:style-name="P323">Nous camps pels interessats<text:span text:style-name="T120">. Augmentar capacitat de les repros.</text:span></text:p>
          <text:list>
            <text:list-item>
              <text:p text:style-name="P326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3">-------------------------------------------------------------------</text:p>
            <text:p text:style-name="P184">-- #1314 Afegir dades d'enviament als interessats per a les notificacions postals</text:p>
            <text:p text:style-name="P184">-------------------------------------------------------------------</text:p>
            <text:p text:style-name="P168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POSTAL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68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TIPUS NUMBER(10,0);</text:span></text:p>
            <text:p text:style-name="P168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LINIA1 VARCHAR2(50 </text:span><text:span text:style-name="T69">CHAR</text:span><text:span text:style-name="T50">);</text:span></text:p>
            <text:p text:style-name="P168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LINIA2 VARCHAR2(50 </text:span><text:span text:style-name="T69">CHAR</text:span><text:span text:style-name="T50">);</text:span></text:p>
            <text:p text:style-name="P168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DEH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68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DEHOBLIGAT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23"><text:span text:style-name="T70">ALTER</text:span><text:span text:style-name="T41"> </text:span><text:span text:style-name="T70">TABLE</text:span><text:span text:style-name="T41"> HEL_INTERESSAT </text:span><text:span text:style-name="T70">ADD</text:span><text:span text:style-name="T41"> CODIPOSTAL VARCHAR2(5 </text:span><text:span text:style-name="T70">CHAR</text:span><text:span text:style-name="T41">);</text:span></text:p>
            <text:p text:style-name="P119"><text:span text:style-name="T70">ALTER</text:span> <text:span text:style-name="T70">TABLE</text:span> HEL_INTERESSAT <text:span text:style-name="T70">ADD</text:span> DIR3CODI VARCHAR2(9 <text:span text:style-name="T70">CHAR</text:span>);</text:p>
            <text:p text:style-name="P128"/>
            <text:p text:style-name="P123">-------------------------------------------------------------------</text:p>
            <text:p text:style-name="P184">-- #1356 Error guardant repros amb més de 4000 caràcters d'informació</text:p>
            <text:p text:style-name="P184">-- Canvia la columna valors per un clob</text:p>
            <text:p text:style-name="P184">-------------------------------------------------------------------</text:p>
            <text:p text:style-name="P168"><text:span text:style-name="T69">ALTER</text:span><text:span text:style-name="T50"> </text:span><text:span text:style-name="T69">TABLE</text:span><text:span text:style-name="T50"> HEL_REPRO </text:span><text:span text:style-name="T69">ADD</text:span><text:span text:style-name="T50"> (tmpvalors <text:s/>CLOB);</text:span></text:p>
            <text:p text:style-name="P168"><text:span text:style-name="T69">UPDATE</text:span><text:span text:style-name="T50"> HEL_REPRO </text:span><text:span text:style-name="T69">SET</text:span><text:span text:style-name="T50"> tmpvalors=valors;</text:span></text:p>
            <text:p text:style-name="P168"><text:span text:style-name="T69">COMMIT</text:span><text:span text:style-name="T50">;</text:span></text:p>
            <text:p text:style-name="P168"><text:span text:style-name="T69">ALTER</text:span><text:span text:style-name="T50"> </text:span><text:span text:style-name="T69">TABLE</text:span><text:span text:style-name="T50"> HEL_REPRO </text:span><text:span text:style-name="T69">DROP</text:span><text:span text:style-name="T50"> </text:span><text:span text:style-name="T69">COLUMN</text:span><text:span text:style-name="T50"> valors;</text:span></text:p>
            <text:p text:style-name="P119"><text:span text:style-name="T70">ALTER</text:span> <text:span text:style-name="T70">TABLE</text:span> HEL_REPRO RENAME <text:span text:style-name="T70">COLUMN</text:span> tmpvalors TO valors;</text:p>
          </table:table-cell>
        </table:table-row>
      </table:table>
      <text:p text:style-name="P214"/>
      <text:p text:style-name="P56">Propietats globals: </text:p>
      <text:p text:style-name="P56"><text:soft-page-break/></text:p>
      <text:list xml:id="list2801014026" text:style-name="L45">
        <text:list-item>
          <text:p text:style-name="P349"><text:span text:style-name="T58">S</text:span>ense canvis</text:p>
        </text:list-item>
      </text:list>
      <text:p text:style-name="P196"/>
      <text:list xml:id="list83200950331217" text:continue-list="list83202018177899" text:style-name="Outline">
        <text:list-item>
          <text:list>
            <text:list-item>
              <text:h text:style-name="P245" text:outline-level="2"><text:bookmark-start text:name="__RefHeading___Toc25247_901750586"/><text:span text:style-name="T66">v3.2.10</text:span><text:span text:style-name="T91">8</text:span><text:span text:style-name="T101">.1</text:span><text:span text:style-name="T92"> </text:span><text:span text:style-name="T98">R</text:span><text:span text:style-name="T10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4"><text:tab/>13/12/2019</text:p>
      <text:p text:style-name="P84">Resum: </text:p>
      <text:p text:style-name="P84"><text:tab/>Adaptar el hanlder de registre de sortida per la nova versió de Regweb3.<text:span text:style-name="T123"> Solució a l'error amb la tramitació massiva on es deixava de tramitar massivament.</text:span></text:p>
      <text:p text:style-name="P84"/>
      <text:p text:style-name="P12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35"/>
      <text:list xml:id="list83200505297984" text:continue-list="list83202170318568" text:style-name="L27">
        <text:list-item>
          <text:p text:style-name="P35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51"><text:a xlink:type="simple" xlink:href="https://github.com/GovernIB/helium/issues/1360" text:style-name="Internet_20_link" text:visited-style-name="Visited_20_Internet_20_Link">#1360</text:a><text:span text:style-name="T123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83200356934487" text:continue-list="list1562409745" text:style-name="L20">
        <text:list-item>
          <text:p text:style-name="P309">Sense canvis</text:p>
        </text:list-item>
      </text:list>
      <text:p text:style-name="P27"/>
      <text:p text:style-name="P58">Propietats globals: </text:p>
      <text:list xml:id="list1729162892" text:style-name="L46">
        <text:list-item>
          <text:p text:style-name="P360"><text:span text:style-name="T58">S</text:span>ense canvis</text:p>
        </text:list-item>
      </text:list>
      <text:p text:style-name="P197"/>
      <text:list xml:id="list83200922153927" text:continue-list="list83200950331217" text:style-name="Outline">
        <text:list-item>
          <text:list>
            <text:list-item>
              <text:h text:style-name="P246" text:outline-level="2"><text:bookmark-start text:name="__RefHeading___Toc67735_1738323225"/><text:span text:style-name="T66">v3.2.10</text:span><text:span text:style-name="T91">8</text:span><text:span text:style-name="T101">.2</text:span><text:span text:style-name="T92"> </text:span><text:span text:style-name="T98">C</text:span><text:span text:style-name="T10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5"><text:tab/>09/03/2020</text:p>
      <text:p text:style-name="P85">Resum: </text:p>
      <text:p text:style-name="P85"><text:tab/>Correcció del handler d'enviament al portasignatures pel que fa a destinataris i passos. </text:p>
      <text:p text:style-name="P85"/>
      <text:p text:style-name="P13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36"/>
      <text:list xml:id="list83200476855816" text:continue-list="list83200505297984" text:style-name="L27">
        <text:list-item>
          <text:p text:style-name="P352"><text:a xlink:type="simple" xlink:href="https://github.com/GovernIB/helium/issues/1361" text:style-name="Internet_20_link" text:visited-style-name="Visited_20_Internet_20_Link">#1361</text:a><text:span text:style-name="T124"> </text:span>Error llargada número expedient enregistrant al Regweb3 amb el handler predefinit RegistreSortidaRegweb3Handler </text:p>
        </text:list-item>
        <text:list-item>
          <text:p text:style-name="P352"><text:a xlink:type="simple" xlink:href="https://github.com/GovernIB/helium/issues/1362" text:style-name="Internet_20_link" text:visited-style-name="Visited_20_Internet_20_Link">#1362</text:a><text:span text:style-name="T124"> </text:span>Error funcional handler portasignatures amb els paràmetres dels signataris </text:p>
        </text:list-item>
        <text:list-item>
          <text:p text:style-name="P352"><text:a xlink:type="simple" xlink:href="https://github.com/GovernIB/helium/issues/1364" text:style-name="Internet_20_link" text:visited-style-name="Visited_20_Internet_20_Link">#1364</text:a><text:span text:style-name="T124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4096227821" text:style-name="L47">
        <text:list-item>
          <text:p text:style-name="P317">Sense canvis</text:p>
        </text:list-item>
      </text:list>
      <text:p text:style-name="P28"/>
      <text:p text:style-name="P59">Propietats globals: </text:p>
      <text:list xml:id="list590586975" text:style-name="L48">
        <text:list-item>
          <text:p text:style-name="P361"><text:span text:style-name="T58">S</text:span>ense canvis</text:p>
        </text:list-item>
      </text:list>
      <text:p text:style-name="P198"/>
      <text:list xml:id="list83200598518661" text:continue-list="list83200922153927" text:style-name="Outline">
        <text:list-item>
          <text:list>
            <text:list-item>
              <text:h text:style-name="P247" text:outline-level="2"><text:bookmark-start text:name="__RefHeading___Toc29554_93553639"/><text:span text:style-name="T66">v3.2.10</text:span><text:span text:style-name="T91">8</text:span><text:span text:style-name="T101">.</text:span><text:span text:style-name="T103">3</text:span><text:span text:style-name="T92"> </text:span><text:span text:style-name="T98">C</text:span><text:span text:style-name="T102">orrecció d'errors</text:span><text:span text:style-name="T10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6"><text:tab/>01/07/2020</text:p>
      <text:p text:style-name="P86">Resum: </text:p>
      <text:p text:style-name="P86"><text:tab/>Conjunt d'errors urgents detectats durant el desenvolupament. Nova funció per handlers per modificar el text d'un enumerat. <text:span text:style-name="T129">Codi emisor i Dades integració NOTIB</text:span></text:p>
      <text:p text:style-name="P86"/>
      <text:p text:style-name="P13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37"/>
      <text:list xml:id="list83201862838387" text:continue-list="list83200476855816" text:style-name="L27">
        <text:list-item>
          <text:p text:style-name="P353"><text:a xlink:type="simple" xlink:href="https://github.com/GovernIB/helium/issues/1375" text:style-name="Internet_20_link" text:visited-style-name="Visited_20_Internet_20_Link"><text:span text:style-name="T126">#1375</text:span></text:a><text:span text:style-name="T127"> </text:span><text:span text:style-name="T126">Apareixen documents obligatoris informats amb un avís que no estan adjunats a la tasca </text:span></text:p>
        </text:list-item>
        <text:list-item>
          <text:p text:style-name="P353"><text:a xlink:type="simple" xlink:href="https://github.com/GovernIB/helium/issues/1363" text:style-name="Internet_20_link" text:visited-style-name="Visited_20_Internet_20_Link"><text:span text:style-name="T126">#1363</text:span></text:a><text:span text:style-name="T127"> </text:span><text:span text:style-name="T126">Documents NO transferits a l'Arxiu Digital en tipologia expedients sancions Transports (integrada) </text:span></text:p>
        </text:list-item>
        <text:list-item>
          <text:p text:style-name="P353"><text:a xlink:type="simple" xlink:href="https://github.com/GovernIB/helium/issues/1374" text:style-name="Internet_20_link" text:visited-style-name="Visited_20_Internet_20_Link">#1374</text:a><text:span text:style-name="T125"> </text:span>No s'informa el camp "codi" de la tasca quan s'obre des del tipus d'expedient </text:p>
        </text:list-item>
        <text:list-item>
          <text:p text:style-name="P353"><text:a xlink:type="simple" xlink:href="https://github.com/GovernIB/helium/issues/1376" text:style-name="Internet_20_link" text:visited-style-name="Visited_20_Internet_20_Link">#1376</text:a><text:span text:style-name="T125"> </text:span>Nou handler predefinit per modificar el text d'una enumeració </text:p>
        </text:list-item>
        <text:list-item>
          <text:p text:style-name="P353"><text:a xlink:type="simple" xlink:href="https://github.com/GovernIB/helium/issues/1369" text:style-name="Internet_20_link" text:visited-style-name="Visited_20_Internet_20_Link">#1369</text:a><text:span text:style-name="T125"> </text:span>Errada traspàs de documents en alta des de SISTRA quan la tipologia es dissenya per TE <text:s/></text:p>
        </text:list-item>
        <text:list-item>
          <text:p text:style-name="P353"><text:a xlink:type="simple" xlink:href="https://github.com/GovernIB/helium/issues/1370" text:style-name="Internet_20_link" text:visited-style-name="Visited_20_Internet_20_Link">#1370</text:a><text:span text:style-name="T125"> </text:span>Errada integració amb NOTIB quan es notifiquen documents firmat </text:p>
        </text:list-item>
        <text:list-item>
          <text:p text:style-name="P353"><text:a xlink:type="simple" xlink:href="https://github.com/GovernIB/helium/issues/1365" text:style-name="Internet_20_link" text:visited-style-name="Visited_20_Internet_20_Link">#1365</text:a><text:span text:style-name="T125"> </text:span>No funcionen les ordenacions en els document de les tasques </text:p>
        </text:list-item>
        <text:list-item>
          <text:p text:style-name="P354"><text:a xlink:type="simple" xlink:href="https://github.com/GovernIB/helium/issues/1367" text:style-name="Internet_20_link" text:visited-style-name="Visited_20_Internet_20_Link">#1367</text:a><text:span text:style-name="T128"> </text:span>Mostrar els documents de la tasca segons el llistat de documents de la tasca</text:p>
        </text:list-item>
        <text:list-item>
          <text:p text:style-name="P355"><text:a xlink:type="simple" xlink:href="https://github.com/GovernIB/helium/issues/1380" text:style-name="Internet_20_link" text:visited-style-name="Visited_20_Internet_20_Link">#1380</text:a><text:span text:style-name="T129"> </text:span>Modificar integració NOTIB per a que el codi DIR3 i el codi SIA puguin ser diferents de les dades NTI</text:p>
        </text:list-item>
        <text:list-item>
          <text:p text:style-name="P356"><text:a xlink:type="simple" xlink:href="https://github.com/GovernIB/helium/issues/1381" text:style-name="Internet_20_link" text:visited-style-name="Visited_20_Internet_20_Link">#1381</text:a><text:span text:style-name="T130"> </text:span>Error. Si l'inici d'un expedient falla l'expedient queda creat a l'Arxiu </text:p>
        </text:list-item>
        <text:list-item>
          <text:p text:style-name="P357"><text:a xlink:type="simple" xlink:href="https://github.com/GovernIB/helium/issues/1382" text:style-name="Internet_20_link" text:visited-style-name="Visited_20_Internet_20_Link">#1382</text:a><text:span text:style-name="T131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016226336" text:style-name="L49">
        <text:list-item>
          <text:p text:style-name="P318">A<text:span text:style-name="T12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84">-------------------------------------------------------------------</text:p>
            <text:p text:style-name="P184">-- #1380 Modificar integració NOTIB per a que el codi DIR3 i el</text:p>
            <text:p text:style-name="P184">-- codi SIA puguin ser diferents de les dades NTI</text:p>
            <text:p text:style-name="P184">-- Afegeix 2 noves columnes per guardar el codi DIR3 de l'emisor i el </text:p>
            <text:p text:style-name="P184">-- codi SIA del procediment </text:p>
            <text:p text:style-name="P184">-------------------------------------------------------------------</text:p>
            <text:p text:style-name="P178"/>
            <text:p text:style-name="P184">-- Oracle</text:p>
            <text:p text:style-name="P178"/>
            <text:p text:style-name="P184">-- Afegeix els camps del codi dir3 de l'emisor i el codi del procediment pel notib</text:p>
            <text:p text:style-name="P168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NOTIB_EMISOR VARCHAR2(256);</text:span></text:p>
            <text:p text:style-name="P168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NOTIB_CODI_PROCEDIMENT VARCHAR2(9);</text:span></text:p>
            <text:p text:style-name="P178"/>
            <text:p text:style-name="P184">-- Actualtiza els valors actuals</text:p>
            <text:p text:style-name="P168"><text:span text:style-name="T69">UPDATE</text:span><text:span text:style-name="T50"> HEL_EXPEDIENT_TIPUS </text:span></text:p>
            <text:p text:style-name="P170"><text:span text:style-name="T69">SET</text:span><text:span text:style-name="T50"> NOTIB_EMISOR = NTI_ORGANO, </text:span></text:p>
            <text:p text:style-name="P180"><text:tab/>NOTIB_CODI_PROCEDIMENT = NTI_CLASIFICACION</text:p>
            <text:p text:style-name="Standard"><text:span text:style-name="T69">WHERE</text:span><text:span text:style-name="T50"> NOTIB_ACTIU = 1;</text:span></text:p>
          </table:table-cell>
        </table:table-row>
      </table:table>
      <text:p text:style-name="P215"/>
      <text:p text:style-name="P60"><text:soft-page-break/>Propietats globals: </text:p>
      <text:list xml:id="list2038834514" text:style-name="L50">
        <text:list-item>
          <text:p text:style-name="P362"><text:span text:style-name="T58">S</text:span>ense canvis</text:p>
        </text:list-item>
      </text:list>
      <text:p text:style-name="P199"/>
      <text:list xml:id="list83201686874717" text:continue-list="list83200598518661" text:style-name="Outline">
        <text:list-item>
          <text:list>
            <text:list-item>
              <text:h text:style-name="P224" text:outline-level="2"><text:bookmark-start text:name="__RefHeading___Toc143243_1193039826"/><text:span text:style-name="T66">v3.2.10</text:span><text:span text:style-name="T91">8</text:span><text:span text:style-name="T101">.</text:span><text:span text:style-name="T104">4</text:span><text:span text:style-name="T92"> </text:span><text:span text:style-name="T98">P</text:span><text:span text:style-name="T10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7"><text:tab/>14/07/2020</text:p>
      <text:p text:style-name="P87">Resum: </text:p>
      <text:p text:style-name="P87"><text:tab/>Conjunt d'errors urgents detectats durant el desenvolupament. Nova funció per handlers per modificar el text d'un enumerat. <text:span text:style-name="T129">Codi emisor i Dades integració NOTIB</text:span></text:p>
      <text:p text:style-name="P87"/>
      <text:p text:style-name="P13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38"/>
      <text:list xml:id="list83201707519232" text:continue-list="list83201862838387" text:style-name="L27">
        <text:list-item>
          <text:p text:style-name="P358"><text:a xlink:type="simple" xlink:href="https://github.com/GovernIB/helium/issues/1384" text:style-name="Internet_20_link" text:visited-style-name="Visited_20_Internet_20_Link">#1384</text:a><text:span text:style-name="T132"> </text:span>Poder posar etiquetes per agrupar camps en els formularis </text:p>
        </text:list-item>
        <text:list-item>
          <text:p text:style-name="P358"><text:a xlink:type="simple" xlink:href="https://github.com/GovernIB/helium/issues/1385" text:style-name="Internet_20_link" text:visited-style-name="Visited_20_Internet_20_Link">#1385</text:a><text:span text:style-name="T132"> </text:span>La propietat notificable no s'exporta ni importa per documents </text:p>
        </text:list-item>
        <text:list-item>
          <text:p text:style-name="P358"><text:a xlink:type="simple" xlink:href="https://github.com/GovernIB/helium/issues/1386" text:style-name="Internet_20_link" text:visited-style-name="Visited_20_Internet_20_Link">#1386</text:a><text:span text:style-name="T132"> </text:span>No es mostra el document del portasignatures quan es posa a la tasca com a només lectura </text:p>
        </text:list-item>
        <text:list-item>
          <text:p text:style-name="P358"><text:a xlink:type="simple" xlink:href="https://github.com/GovernIB/helium/issues/1373" text:style-name="Internet_20_link" text:visited-style-name="Visited_20_Internet_20_Link">#1373</text:a><text:span text:style-name="T132"> </text:span>Revisar la posició dels camps en el formulari amb espais buits</text:p>
        </text:list-item>
        <text:list-item>
          <text:p text:style-name="P358"><text:a xlink:type="simple" xlink:href="https://github.com/GovernIB/helium/issues/1377" text:style-name="Internet_20_link" text:visited-style-name="Visited_20_Internet_20_Link">#1377</text:a><text:span text:style-name="T132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4238791132" text:style-name="L51">
        <text:list-item>
          <text:p text:style-name="P327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86">-------------------------------------------------------------------</text:p>
            <text:p text:style-name="P184">-- #1384 Poder posar etiquetes per agrupar camps en els formularis</text:p>
            <text:p text:style-name="P184">-- Afegir columna per mostrar o ocultar agrupacions de camps al </text:p>
            <text:p text:style-name="P184">-- formulari de la tasca</text:p>
            <text:p text:style-name="P184">-------------------------------------------------------------------</text:p>
            <text:p text:style-name="P168"><text:span text:style-name="T69">ALTER</text:span><text:span text:style-name="T50"> </text:span><text:span text:style-name="T69">TABLE</text:span><text:span text:style-name="T50"> HEL_TASCA </text:span><text:span text:style-name="T69">ADD</text:span><text:span text:style-name="T50"> MOSTRAR_AGRUPACIONS NUMBER(1) </text:span><text:span text:style-name="T69">DEFAULT</text:span><text:span text:style-name="T50"> 0;</text:span></text:p>
            <text:p text:style-name="P171"><text:span text:style-name="T69">UPDATE</text:span><text:span text:style-name="T50"> HEL_TASCA </text:span><text:span text:style-name="T69">SET</text:span><text:span text:style-name="T50"> MOSTRAR_AGRUPACIONS = 0;</text:span></text:p>
          </table:table-cell>
        </table:table-row>
      </table:table>
      <text:p text:style-name="P216"/>
      <text:p text:style-name="P61">Propietats globals: </text:p>
      <text:list xml:id="list535278238" text:style-name="L52">
        <text:list-item>
          <text:p text:style-name="P363"><text:span text:style-name="T58">S</text:span>ense canvis</text:p>
        </text:list-item>
      </text:list>
      <text:p text:style-name="P200"/>
      <text:p text:style-name="P201"/>
      <text:list xml:id="list83200616380284" text:continue-list="list83201686874717" text:style-name="Outline">
        <text:list-item>
          <text:list>
            <text:list-item>
              <text:h text:style-name="P225" text:outline-level="2"><text:bookmark-start text:name="__RefHeading___Toc143243_11930398261"/><text:span text:style-name="T66">v3.2.10</text:span><text:span text:style-name="T91">8</text:span><text:span text:style-name="T101">.</text:span><text:span text:style-name="T104">5</text:span><text:span text:style-name="T92"> </text:span><text:span text:style-name="T98">E</text:span><text:span text:style-name="T106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8"><text:tab/>03/08/2020</text:p>
      <text:p text:style-name="P88">Resum: </text:p>
      <text:p text:style-name="P88"><text:tab/>Evitar per número de tràmit donar d'alta nous tràmits de Sistra.</text:p>
      <text:p text:style-name="P88"/>
      <text:p text:style-name="P13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39"/>
      <text:list xml:id="list83201227585434" text:continue-list="list83201707519232" text:style-name="L27">
        <text:list-item>
          <text:p text:style-name="P359"><text:a xlink:type="simple" xlink:href="https://github.com/GovernIB/helium/issues/1393" text:style-name="Internet_20_link" text:visited-style-name="Visited_20_Internet_20_Link">#1393</text:a><text:span text:style-name="T133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554477633" text:style-name="L53">
        <text:list-item>
          <text:p text:style-name="P328"><text:span text:style-name="T22">S</text:span><text:span text:style-name="T23">ense canvis</text:span><text:span text:style-name="T21">.</text:span></text:p>
        </text:list-item>
      </text:list>
      <text:p text:style-name="P62">Propietats globals: </text:p>
      <text:list xml:id="list3143987900" text:style-name="L54">
        <text:list-item>
          <text:p text:style-name="P364"><text:span text:style-name="T58">S</text:span>ense canvis</text:p>
        </text:list-item>
      </text:list>
      <text:p text:style-name="P201"/>
      <text:list xml:id="list83201420606145" text:continue-list="list83200616380284" text:style-name="Outline">
        <text:list-item>
          <text:list>
            <text:list-item>
              <text:h text:style-name="P226" text:outline-level="2"><text:bookmark-start text:name="__RefHeading___Toc52395_3242410572"/><text:span text:style-name="T66">v3.2.10</text:span><text:span text:style-name="T91">9</text:span><text:span text:style-name="T92"> </text:span><text:span text:style-name="T98">H</text:span><text:span text:style-name="T10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9"><text:tab/>10/09/2020 12:00</text:p>
      <text:p text:style-name="P89">Resum: </text:p>
      <text:p text:style-name="P89"><text:tab/>Implementació d'Helium com a Backoffice de Distribució i altres millores menors i correccions d'errors.</text:p>
      <text:p text:style-name="P89"/>
      <text:p text:style-name="P13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41"/>
      <text:p text:style-name="P141">Millores:</text:p>
      <text:p text:style-name="P140"/>
      <text:list xml:id="list760465644" text:style-name="L55">
        <text:list-item>
          <text:p text:style-name="P36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4">35</text:span></text:a><text:span text:style-name="T134"> Helium com a backoffice de Distribucio</text:span></text:p>
        </text:list-item>
        <text:list-item>
          <text:p text:style-name="P366"><text:a xlink:type="simple" xlink:href="https://github.com/GovernIB/helium/issues/1395" text:style-name="Internet_20_link" text:visited-style-name="Visited_20_Internet_20_Link">#1395</text:a><text:span text:style-name="T138"> </text:span>Marcar dins la gestió de l'expedient en cas d'estar anul·lat </text:p>
        </text:list-item>
        <text:list-item>
          <text:p text:style-name="P367"><text:a xlink:type="simple" xlink:href="https://github.com/GovernIB/helium/issues/1388" text:style-name="Internet_20_link" text:visited-style-name="Visited_20_Internet_20_Link">#1388</text:a><text:span text:style-name="T139"> </text:span>Informar el número d'expedient en les altes de notificacions al NOTIB </text:p>
        </text:list-item>
        <text:list-item>
          <text:p text:style-name="P368"><text:a xlink:type="simple" xlink:href="https://github.com/GovernIB/helium/issues/1273" text:style-name="Internet_20_link" text:visited-style-name="Visited_20_Internet_20_Link">#1273</text:a><text:span text:style-name="T140"> </text:span>Domini intern per Unitats Orgàniques DIR3 </text:p>
        </text:list-item>
        <text:list-item>
          <text:p text:style-name="P368"><text:a xlink:type="simple" xlink:href="https://github.com/GovernIB/helium/issues/1342" text:style-name="Internet_20_link" text:visited-style-name="Visited_20_Internet_20_Link">#1342</text:a><text:span text:style-name="T140"> </text:span>Tancar la modal quan s'exporti un tipus d'expedient o definició de procés </text:p>
        </text:list-item>
        <text:list-item>
          <text:p text:style-name="P369"><text:a xlink:type="simple" xlink:href="https://github.com/GovernIB/helium/issues/1366" text:style-name="Internet_20_link" text:visited-style-name="Visited_20_Internet_20_Link">#1366</text:a><text:span text:style-name="T141"> </text:span>Afegir més camps al filtre d'estadístiques </text:p>
        </text:list-item>
      </text:list>
      <text:p text:style-name="P202"/>
      <text:p text:style-name="P209">Errors:</text:p>
      <text:list xml:id="list1683408947" text:style-name="L56">
        <text:list-item>
          <text:p text:style-name="P373"><text:a xlink:type="simple" xlink:href="https://github.com/GovernIB/helium/issues/1396" text:style-name="Internet_20_link" text:visited-style-name="Visited_20_Internet_20_Link">#1396</text:a><text:span text:style-name="T138"> </text:span>Revisar que l'expedient es marqui amb error de reindexació si hi ha cap error </text:p>
        </text:list-item>
        <text:list-item>
          <text:p text:style-name="P373"><text:a xlink:type="simple" xlink:href="https://github.com/GovernIB/helium/issues/1391" text:style-name="Internet_20_link" text:visited-style-name="Visited_20_Internet_20_Link">#1391</text:a><text:span text:style-name="T138"> </text:span>Revisar retroacció pel cas del portasignatures </text:p>
        </text:list-item>
        <text:list-item>
          <text:p text:style-name="P373"><text:a xlink:type="simple" xlink:href="https://github.com/GovernIB/helium/issues/1394" text:style-name="Internet_20_link" text:visited-style-name="Visited_20_Internet_20_Link">#1394</text:a><text:span text:style-name="T138"> </text:span>Error d'ordenació en les consultes. Revisar valors reindexats </text:p>
        </text:list-item>
        <text:list-item>
          <text:p text:style-name="P374"><text:a xlink:type="simple" xlink:href="https://github.com/GovernIB/helium/issues/1327" text:style-name="Internet_20_link" text:visited-style-name="Visited_20_Internet_20_Link">#1327</text:a><text:span text:style-name="T140"> </text:span>Error aplicant validacions de camps de registres </text:p>
        </text:list-item>
        <text:list-item>
          <text:p text:style-name="P374"><text:a xlink:type="simple" xlink:href="https://github.com/GovernIB/helium/issues/1317" text:style-name="Internet_20_link" text:visited-style-name="Visited_20_Internet_20_Link">#1317</text:a><text:span text:style-name="T140"> </text:span>Revisar la utilitat d'esborrar versions anteriors de definicions de procés </text:p>
        </text:list-item>
        <text:list-item>
          <text:p text:style-name="P375"><text:a xlink:type="simple" xlink:href="https://github.com/GovernIB/helium/issues/1169" text:style-name="Internet_20_link" text:visited-style-name="Visited_20_Internet_20_Link">#1169</text:a><text:span text:style-name="T141"> </text:span>Problema amb tamany fitxer Lucene </text:p>
        </text:list-item>
        <text:list-item>
          <text:p text:style-name="P375"><text:a xlink:type="simple" xlink:href="https://github.com/GovernIB/helium/issues/1167" text:style-name="Internet_20_link" text:visited-style-name="Visited_20_Internet_20_Link">#1167</text:a><text:span text:style-name="T141"> </text:span>Error. Evitar que un document enviat al portasignatures canviï a l'estat SIGNAT en cas d'error </text:p>
        </text:list-item>
        <text:list-item>
          <text:p text:style-name="P375"><text:a xlink:type="simple" xlink:href="https://github.com/GovernIB/helium/issues/1152" text:style-name="Internet_20_link" text:visited-style-name="Visited_20_Internet_20_Link">#1152</text:a><text:span text:style-name="T141"> </text:span>Error. Després d'esborrar dada expedient encara apareix a la consulta </text:p>
        </text:list-item>
        <text:list-item>
          <text:p text:style-name="P375"><text:a xlink:type="simple" xlink:href="https://github.com/GovernIB/helium/issues/1168" text:style-name="Internet_20_link" text:visited-style-name="Visited_20_Internet_20_Link">#1168</text:a><text:span text:style-name="T141"> </text:span>Error. Les traces del callback del portasignatures no apareixen als logs de producció </text:p>
        </text:list-item>
        <text:list-item>
          <text:p text:style-name="P375"><text:a xlink:type="simple" xlink:href="https://github.com/GovernIB/helium/issues/1339" text:style-name="Internet_20_link" text:visited-style-name="Visited_20_Internet_20_Link">#1339</text:a><text:span text:style-name="T141"> </text:span>Error adjuntant document massivament </text:p>
        </text:list-item>
        <text:list-item>
          <text:p text:style-name="P375"><text:a xlink:type="simple" xlink:href="https://github.com/GovernIB/helium/issues/1378" text:style-name="Internet_20_link" text:visited-style-name="Visited_20_Internet_20_Link">#1378</text:a><text:span text:style-name="T141"> </text:span>Error executant script per un expedient finalitzat integrat amb l'Arxiu </text:p>
        </text:list-item>
        <text:list-item>
          <text:p text:style-name="P375"><text:a xlink:type="simple" xlink:href="https://github.com/GovernIB/helium/issues/1379" text:style-name="Internet_20_link" text:visited-style-name="Visited_20_Internet_20_Link">#1379</text:a><text:span text:style-name="T141"> </text:span>Error de validació important dades per un enumerat </text:p>
        </text:list-item>
        <text:list-item>
          <text:p text:style-name="P375"><text:a xlink:type="simple" xlink:href="https://github.com/GovernIB/helium/issues/1372" text:style-name="Internet_20_link" text:visited-style-name="Visited_20_Internet_20_Link">#1372</text:a><text:span text:style-name="T141"> </text:span>Ordenar les tasques al disseny del tipus d'expedient per codi </text:p>
        </text:list-item>
        <text:list-item>
          <text:p text:style-name="P376"><text:a xlink:type="simple" xlink:href="https://github.com/GovernIB/helium/issues/1405" text:style-name="Internet_20_link" text:visited-style-name="Visited_20_Internet_20_Link">#1405</text:a><text:span text:style-name="T142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4121194284" text:style-name="L57">
        <text:list-item>
          <text:p text:style-name="P329"><text:soft-page-break/><text:span text:style-name="T22">N</text:span><text:span text:style-name="T24">oves taules per guardar les anotacions de registre que arriben com a </text:span><text:span text:style-name="T35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87">-- Noves columnes a la taula de tipus d'expedient</text:p>
            <text:p text:style-name="P168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ACTIU NUMBER(1) </text:span><text:span text:style-name="T69">DEFAULT</text:span><text:span text:style-name="T50"> 0;</text:span></text:p>
            <text:p text:style-name="P168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CODI_PROCEDIMENT VARCHAR2(200);</text:span></text:p>
            <text:p text:style-name="P168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CODI_ASSUMPTE VARCHAR2(20);</text:span></text:p>
            <text:p text:style-name="P178"/>
            <text:p text:style-name="P184">-- Noves taules per les anotacions</text:p>
            <text:p text:style-name="P168"><text:span text:style-name="T69">CREATE</text:span><text:span text:style-name="T50"> </text:span><text:span text:style-name="T69">TABLE</text:span><text:span text:style-name="T50"> HEL_ANOTACIO (</text:span></text:p>
            <text:p text:style-name="P168"><text:span text:style-name="T50"><text:s text:c="2"/>ID <text:tab/><text:tab/><text:tab/><text:tab/><text:tab/><text:tab/>NUMBER(19) <text:tab/><text:tab/></text:span><text:span text:style-name="T69">NOT</text:span><text:span text:style-name="T50"> </text:span><text:span text:style-name="T71">NULL</text:span><text:span text:style-name="T50">,</text:span></text:p>
            <text:p text:style-name="P180"><text:s text:c="2"/>EXPEDIENT_TIPUS_ID<text:tab/><text:tab/>NUMBER(19) ,</text:p>
            <text:p text:style-name="P180"><text:s text:c="2"/>EXPEDIENT_ID<text:tab/><text:tab/><text:tab/><text:tab/>NUMBER(19) ,</text:p>
            <text:p text:style-name="P168"><text:span text:style-name="T50"><text:s text:c="2"/>DITRIBUCIO_ID<text:tab/><text:tab/><text:tab/><text:tab/>VARCHAR2(80) 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s text:c="2"/>DITRIBUCIO_CLAU_ACCES<text:tab/><text:tab/>VARCHAR2(200) 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s text:c="2"/>ESTAT<text:tab/><text:tab/><text:tab/><text:tab/><text:tab/><text:tab/>NUMBER(19) <text:s text:c="14"/>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s text:c="2"/>DATA_RECEPCIO<text:tab/><text:tab/><text:tab/><text:tab/></text:span><text:span text:style-name="T69">TIMESTAMP</text:span><text:span text:style-name="T50">(6) </text:span><text:span text:style-name="T69">NOT</text:span><text:span text:style-name="T50"> </text:span><text:span text:style-name="T71">NULL</text:span><text:span text:style-name="T50">, </text:span></text:p>
            <text:p text:style-name="P168"><text:span text:style-name="T50"><text:s text:c="2"/>DATA_PROCESSAMENT<text:tab/><text:tab/><text:tab/></text:span><text:span text:style-name="T69">TIMESTAMP</text:span><text:span text:style-name="T50">(6), </text:span></text:p>
            <text:p text:style-name="P180"><text:s text:c="2"/>REBUIG_MOTIU<text:tab/><text:tab/><text:tab/><text:tab/>VARCHAR2(500),</text:p>
            <text:p text:style-name="P180"><text:s text:c="2"/>APLICACIO_CODI <text:tab/><text:tab/><text:tab/>VARCHAR2(20), </text:p>
            <text:p text:style-name="P180"><text:s text:c="2"/>APLICACIO_VERSIO <text:tab/><text:tab/><text:tab/>VARCHAR2(15), </text:p>
            <text:p text:style-name="P180"><text:s text:c="2"/>ASSUMPTE_CODI_CODI <text:tab/><text:tab/>VARCHAR2(16), </text:p>
            <text:p text:style-name="P180"><text:s text:c="2"/>ASSUMPTE_CODI_DESC <text:tab/><text:tab/>VARCHAR2(100), </text:p>
            <text:p text:style-name="P180"><text:s text:c="2"/>ASSUMPTE_TIPUS_CODI<text:tab/><text:tab/>VARCHAR2(16), </text:p>
            <text:p text:style-name="P180"><text:s text:c="2"/>ASSUMPTE_TIPUS_DESC <text:tab/><text:tab/>VARCHAR2(100), </text:p>
            <text:p text:style-name="P168"><text:span text:style-name="T50"><text:s text:c="2"/>DATA <text:tab/><text:tab/><text:tab/><text:tab/><text:tab/><text:tab/></text:span><text:span text:style-name="T69">TIMESTAMP</text:span><text:span text:style-name="T50">(6) <text:tab/></text:span><text:span text:style-name="T69">NOT</text:span><text:span text:style-name="T50"> </text:span><text:span text:style-name="T71">NULL</text:span><text:span text:style-name="T50">, </text:span></text:p>
            <text:p text:style-name="P180"><text:s text:c="2"/>DOC_FISICA_CODI <text:tab/><text:tab/><text:tab/>VARCHAR2(1), </text:p>
            <text:p text:style-name="P180"><text:s text:c="2"/>DOC_FISICA_DESC <text:tab/><text:tab/><text:tab/>VARCHAR2(100), </text:p>
            <text:p text:style-name="P168"><text:span text:style-name="T50"><text:s text:c="2"/>ENTITAT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80"><text:s text:c="2"/>ENTITAT_DESC <text:tab/><text:tab/><text:tab/><text:tab/>VARCHAR2(100), </text:p>
            <text:p text:style-name="P180"><text:s text:c="2"/>EXPEDIENT_NUMERO <text:tab/><text:tab/><text:tab/>VARCHAR2(80), </text:p>
            <text:p text:style-name="P180"><text:s text:c="2"/>EXPOSA <text:tab/><text:tab/><text:tab/><text:tab/><text:tab/>CLOB, </text:p>
            <text:p text:style-name="P180"><text:s text:c="2"/>EXTRACTE<text:tab/><text:tab/><text:tab/><text:tab/><text:tab/>VARCHAR2(240),</text:p>
            <text:p text:style-name="P180"><text:s text:c="2"/>PROCEDIMENT_CODI<text:tab/><text:tab/><text:tab/>VARCHAR2(20),</text:p>
            <text:p text:style-name="P168"><text:span text:style-name="T50"><text:s text:c="2"/>IDENTIFICADOR <text:tab/><text:tab/><text:tab/>VARCHAR2(100) <text:tab/></text:span><text:span text:style-name="T69">NOT</text:span><text:span text:style-name="T50"> </text:span><text:span text:style-name="T71">NULL</text:span><text:span text:style-name="T50">, </text:span></text:p>
            <text:p text:style-name="P168"><text:span text:style-name="T50"><text:s text:c="2"/>IDIOMA_CODI <text:tab/><text:tab/><text:tab/><text:tab/>VARCHAR2(2) <text:tab/></text:span><text:span text:style-name="T69">NOT</text:span><text:span text:style-name="T50"> </text:span><text:span text:style-name="T71">NULL</text:span><text:span text:style-name="T50">, </text:span></text:p>
            <text:p text:style-name="P180"><text:s text:c="2"/>IDIOMA_DESC <text:tab/><text:tab/><text:tab/><text:tab/>VARCHAR2(100), </text:p>
            <text:p text:style-name="P168"><text:span text:style-name="T50"><text:s text:c="2"/>LLIBRE_CODI <text:tab/><text:tab/><text:tab/><text:tab/>VARCHAR2(4) <text:tab/></text:span><text:span text:style-name="T69">NOT</text:span><text:span text:style-name="T50"> </text:span><text:span text:style-name="T71">NULL</text:span><text:span text:style-name="T50">, </text:span></text:p>
            <text:p text:style-name="P180"><text:s text:c="2"/>LLIBRE_DESC <text:tab/><text:tab/><text:tab/><text:tab/>VARCHAR2(100), </text:p>
            <text:p text:style-name="P180"><text:s text:c="2"/>OBSERVACIONS <text:tab/><text:tab/><text:tab/><text:tab/>VARCHAR2(50), </text:p>
            <text:p text:style-name="P168"><text:span text:style-name="T50"><text:s text:c="2"/>OFICINA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80"><text:s text:c="2"/>OFICINA_DESC <text:tab/><text:tab/><text:tab/><text:tab/>VARCHAR2(100), </text:p>
            <text:p text:style-name="P168"><text:span text:style-name="T50"><text:s text:c="2"/>ORIGEN_DATA <text:tab/><text:tab/><text:tab/><text:tab/></text:span><text:span text:style-name="T69">TIMESTAMP</text:span><text:span text:style-name="T50">(6), </text:span></text:p>
            <text:p text:style-name="P180"><text:s text:c="2"/>ORIGEN_REGISTRE_NUM <text:tab/><text:tab/>VARCHAR2(80), </text:p>
            <text:p text:style-name="P180"><text:s text:c="2"/>REF_EXTERNA <text:tab/><text:tab/><text:tab/><text:tab/>VARCHAR2(16), </text:p>
            <text:p text:style-name="P180"><text:s text:c="2"/>SOLICITA <text:tab/><text:tab/><text:tab/><text:tab/><text:tab/>CLOB, </text:p>
            <text:p text:style-name="P180"><text:s text:c="2"/>TRANSPORT_NUM <text:tab/><text:tab/><text:tab/>VARCHAR2(20), </text:p>
            <text:p text:style-name="P180"><text:s text:c="2"/>TRANSPORT_TIPUS_CODI <text:tab/><text:tab/>VARCHAR2(2), </text:p>
            <text:p text:style-name="P180"><text:s text:c="2"/>TRANSPORT_TIPUS_DESC <text:tab/><text:tab/>VARCHAR2(100), </text:p>
            <text:p text:style-name="P180"><text:s text:c="2"/>USUARI_CODI <text:tab/><text:tab/><text:tab/><text:tab/>VARCHAR2(20), </text:p>
            <text:p text:style-name="P180"><text:s text:c="2"/>USUARI_NOM <text:tab/><text:tab/><text:tab/><text:tab/>VARCHAR2(80), </text:p>
            <text:p text:style-name="P168"><text:span text:style-name="T50"><text:s text:c="2"/>DESTI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80"><text:s text:c="2"/>DESTI_DESCRIPCIO <text:tab/><text:tab/><text:tab/>VARCHAR2(100)</text:p>
            <text:p text:style-name="P180">);</text:p>
            <text:p text:style-name="P178"/>
            <text:p text:style-name="P178"/>
            <text:p text:style-name="P168"><text:span text:style-name="T69">CREATE</text:span><text:span text:style-name="T50"> </text:span><text:span text:style-name="T69">TABLE</text:span><text:span text:style-name="T50"> HEL_ANOTACIO_ANNEX (</text:span></text:p>
            <text:p text:style-name="P168"><text:span text:style-name="T50"><text:tab/>ID <text:tab/><text:tab/><text:tab/><text:tab/><text:tab/><text:tab/>NUMBER(19) <text:tab/><text:tab/></text:span><text:span text:style-name="T69">NOT</text:span><text:span text:style-name="T50"> </text:span><text:span text:style-name="T71">NULL</text:span><text:span text:style-name="T50">, </text:span></text:p>
            <text:p text:style-name="P180"><text:soft-page-break/><text:tab/>CONTINGUT BLOB,</text:p>
            <text:p text:style-name="P180"><text:tab/>FIRMA_CONTINGUT BLOB,</text:p>
            <text:p text:style-name="P180"><text:tab/>FIRMA_PERFIL VARCHAR2(4),</text:p>
            <text:p text:style-name="P180"><text:tab/>FIRMA_TAMANY NUMBER(10),</text:p>
            <text:p text:style-name="P180"><text:tab/>FIRMA_TIPUS VARCHAR2(4),</text:p>
            <text:p text:style-name="P168"><text:span text:style-name="T50"><text:tab/>NOM VARCHAR2(80) </text:span><text:span text:style-name="T69">NOT</text:span><text:span text:style-name="T50"> </text:span><text:span text:style-name="T71">NULL</text:span><text:span text:style-name="T50">,</text:span></text:p>
            <text:p text:style-name="P180"><text:tab/>FIRMA_NOM VARCHAR2(80),</text:p>
            <text:p text:style-name="P168"><text:span text:style-name="T50"><text:tab/>NTI_FECHA_CAPTURA </text:span><text:span text:style-name="T69">TIMESTAMP</text:span><text:span text:style-name="T50">(6) 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tab/>NTI_ORIGEN VARCHAR2(20) 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tab/>NTI_TIPO_DOC VARCHAR2(20) </text:span><text:span text:style-name="T69">NOT</text:span><text:span text:style-name="T50"> </text:span><text:span text:style-name="T71">NULL</text:span><text:span text:style-name="T50">,</text:span></text:p>
            <text:p text:style-name="P180"><text:tab/>OBSERVACIONS VARCHAR2(50),</text:p>
            <text:p text:style-name="P180"><text:tab/>SICRES_TIPO_DOC VARCHAR2(20),</text:p>
            <text:p text:style-name="P180"><text:tab/>SICRES_VALIDEZ_DOC VARCHAR2(30),</text:p>
            <text:p text:style-name="P168"><text:span text:style-name="T50"><text:tab/>TAMANY NUMBER(10) </text:span><text:span text:style-name="T69">NOT</text:span><text:span text:style-name="T50"> </text:span><text:span text:style-name="T71">NULL</text:span><text:span text:style-name="T50">,</text:span></text:p>
            <text:p text:style-name="P180"><text:tab/>TIPUS_MIME VARCHAR2(255),</text:p>
            <text:p text:style-name="P168"><text:span text:style-name="T50"><text:tab/>TITOL VARCHAR2(200) </text:span><text:span text:style-name="T69">NOT</text:span><text:span text:style-name="T50"> </text:span><text:span text:style-name="T71">NULL</text:span><text:span text:style-name="T50">,</text:span></text:p>
            <text:p text:style-name="P180"><text:tab/>UUID VARCHAR2(100),</text:p>
            <text:p text:style-name="P168"><text:span text:style-name="T50"><text:tab/>ANOTACIO_ID NUMBER(19) </text:span><text:span text:style-name="T69">NOT</text:span><text:span text:style-name="T50"> </text:span><text:span text:style-name="T71">NULL</text:span><text:span text:style-name="T50">,</text:span></text:p>
            <text:p text:style-name="P180"><text:tab/>ESTAT VARCHAR2(20),</text:p>
            <text:p text:style-name="P180"><text:tab/>ERROR VARCHAR2(4000),</text:p>
            <text:p text:style-name="P168"><text:span text:style-name="T50"><text:tab/>NTI_ESTADO_ELABORACIO VARCHAR2(50) </text:span><text:span text:style-name="T69">NOT</text:span><text:span text:style-name="T50"> </text:span><text:span text:style-name="T71">NULL</text:span></text:p>
            <text:p text:style-name="P180">);</text:p>
            <text:p text:style-name="P178"/>
            <text:p text:style-name="P178"/>
            <text:p text:style-name="P168"><text:span text:style-name="T69">CREATE</text:span><text:span text:style-name="T50"> </text:span><text:span text:style-name="T69">TABLE</text:span><text:span text:style-name="T50"> HEL_ANOTACIO_INTERESSAT </text:span></text:p>
            <text:p text:style-name="P180"><text:s text:c="2"/>( </text:p>
            <text:p text:style-name="P168"><text:span text:style-name="T50"><text:s text:c="5"/>ID <text:s text:c="17"/>NUMBER(19) </text:span><text:span text:style-name="T69">NOT</text:span><text:span text:style-name="T50"> </text:span><text:span text:style-name="T71">NULL</text:span><text:span text:style-name="T50">, </text:span></text:p>
            <text:p text:style-name="P180"><text:s text:c="5"/>ADRESA <text:s text:c="13"/>VARCHAR2(160), </text:p>
            <text:p text:style-name="P180"><text:s text:c="5"/>CANAL <text:s text:c="14"/>VARCHAR2(30), </text:p>
            <text:p text:style-name="P180"><text:s text:c="5"/>CP <text:s text:c="17"/>VARCHAR2(5), </text:p>
            <text:p text:style-name="P180"><text:s text:c="5"/>DOC_NUMERO <text:s text:c="9"/>VARCHAR2(17), </text:p>
            <text:p text:style-name="P180"><text:s text:c="5"/>DOC_TIPUS <text:s text:c="10"/>VARCHAR2(15), </text:p>
            <text:p text:style-name="P180"><text:s text:c="5"/>EMAIL <text:s text:c="14"/>VARCHAR2(160), </text:p>
            <text:p text:style-name="P180"><text:s text:c="5"/>LLINATGE1 <text:s text:c="10"/>VARCHAR2(30), </text:p>
            <text:p text:style-name="P180"><text:s text:c="5"/>LLINATGE2 <text:s text:c="10"/>VARCHAR2(30), </text:p>
            <text:p text:style-name="P180"><text:s text:c="5"/>MUNICIPI_CODI <text:s text:c="6"/>VARCHAR2(100), </text:p>
            <text:p text:style-name="P180"><text:s text:c="5"/>NOM <text:s text:c="16"/>VARCHAR2(30), </text:p>
            <text:p text:style-name="P180"><text:s text:c="5"/>OBSERVACIONS <text:s text:c="7"/>VARCHAR2(160), </text:p>
            <text:p text:style-name="P180"><text:s text:c="5"/>PAIS_CODI <text:s text:c="10"/>VARCHAR2(4), </text:p>
            <text:p text:style-name="P180"><text:s text:c="5"/>PROVINCIA_CODI <text:s text:c="5"/>VARCHAR2(100), </text:p>
            <text:p text:style-name="P180"><text:s text:c="5"/>RAO_SOCIAL <text:s text:c="9"/>VARCHAR2(80), </text:p>
            <text:p text:style-name="P180"><text:s text:c="5"/>TELEFON <text:s text:c="12"/>VARCHAR2(20), </text:p>
            <text:p text:style-name="P168"><text:span text:style-name="T50"><text:s text:c="5"/>TIPUS <text:s text:c="14"/>VARCHAR2(40) </text:span><text:span text:style-name="T69">NOT</text:span><text:span text:style-name="T50"> </text:span><text:span text:style-name="T71">NULL</text:span><text:span text:style-name="T50">, </text:span></text:p>
            <text:p text:style-name="P180"><text:s text:c="5"/>REPRESENTANT_ID <text:s text:c="4"/>NUMBER(19), </text:p>
            <text:p text:style-name="P180"><text:s text:c="5"/>ANOTACIO_ID <text:s text:c="8"/>NUMBER(19), </text:p>
            <text:p text:style-name="P180"><text:s text:c="5"/>PAIS <text:s text:c="15"/>VARCHAR2(200), </text:p>
            <text:p text:style-name="P180"><text:s text:c="5"/>PROVINCIA <text:s text:c="10"/>VARCHAR2(200), </text:p>
            <text:p text:style-name="P180"><text:s text:c="5"/>MUNICIPI <text:s text:c="11"/>VARCHAR2(200), </text:p>
            <text:p text:style-name="P168"><text:span text:style-name="T50"><text:s text:c="5"/>ORGAN_CODI <text:s text:c="9"/></text:span><text:span text:style-name="T69">VARCHAR</text:span><text:span text:style-name="T50">(9)</text:span></text:p>
            <text:p text:style-name="P180"><text:s text:c="2"/>); </text:p>
            <text:p text:style-name="P178"/>
            <text:p text:style-name="P168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68"><text:span text:style-name="T50"><text:s text:c="2"/></text:span><text:span text:style-name="T69">CONSTRAINT</text:span><text:span text:style-name="T50"> HEL_ANOTACIO_PK </text:span><text:span text:style-name="T69">PRIMARY</text:span><text:span text:style-name="T50"> </text:span><text:span text:style-name="T69">KEY</text:span><text:span text:style-name="T50"> (ID));</text:span></text:p>
            <text:p text:style-name="P180"><text:s text:c="2"/></text:p>
            <text:p text:style-name="P168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(</text:span></text:p>
            <text:p text:style-name="P168"><text:span text:style-name="T50"><text:s text:c="2"/></text:span><text:span text:style-name="T69">CONSTRAINT</text:span><text:span text:style-name="T50"> HEL_ANOTACIO_ANNEX_PK </text:span><text:span text:style-name="T69">PRIMARY</text:span><text:span text:style-name="T50"> </text:span><text:span text:style-name="T69">KEY</text:span><text:span text:style-name="T50"> (ID));</text:span></text:p>
            <text:p text:style-name="P180"><text:s text:c="2"/></text:p>
            <text:p text:style-name="P168"><text:span text:style-name="T69">ALTER</text:span><text:span text:style-name="T50"> </text:span><text:span text:style-name="T69">TABLE</text:span><text:span text:style-name="T50"> HEL_ANOTACIO_INTERESSAT </text:span><text:span text:style-name="T69">ADD</text:span><text:span text:style-name="T50"> (</text:span></text:p>
            <text:p text:style-name="P168"><text:soft-page-break/><text:span text:style-name="T50"><text:s text:c="2"/></text:span><text:span text:style-name="T69">CONSTRAINT</text:span><text:span text:style-name="T50"> HEL_ANOTACIO_INTERESSAT_PK </text:span><text:span text:style-name="T69">PRIMARY</text:span><text:span text:style-name="T50"> </text:span><text:span text:style-name="T69">KEY</text:span><text:span text:style-name="T50"> (ID)); <text:s/></text:span></text:p>
            <text:p text:style-name="P180"><text:s text:c="2"/></text:p>
            <text:p text:style-name="P180"><text:s text:c="2"/></text:p>
            <text:p text:style-name="P168"><text:span text:style-name="T69">ALTER</text:span><text:span text:style-name="T50"> </text:span><text:span text:style-name="T69">TABLE</text:span><text:span text:style-name="T50"> HEL_ANOTACIO_INTERESSAT </text:span><text:span text:style-name="T69">ADD</text:span><text:span text:style-name="T50"> (</text:span></text:p>
            <text:p text:style-name="P168"><text:span text:style-name="T50"><text:s text:c="2"/></text:span><text:span text:style-name="T69">CONSTRAINT</text:span><text:span text:style-name="T50"> HEL_ANOTACIO_INTERESSAT_FK </text:span><text:span text:style-name="T69">FOREIGN</text:span><text:span text:style-name="T50"> </text:span><text:span text:style-name="T69">KEY</text:span><text:span text:style-name="T50"> (ANOTACIO_ID) </text:span></text:p>
            <text:p text:style-name="P168"><text:span text:style-name="T50"><text:s text:c="4"/></text:span><text:span text:style-name="T69">REFERENCES</text:span><text:span text:style-name="T50"> HEL_ANOTACIO (ID));</text:span></text:p>
            <text:p text:style-name="P180"><text:s text:c="8"/></text:p>
            <text:p text:style-name="P168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(</text:span></text:p>
            <text:p text:style-name="P168"><text:span text:style-name="T50"><text:s text:c="2"/></text:span><text:span text:style-name="T69">CONSTRAINT</text:span><text:span text:style-name="T50"> HEL_ANOTACIO_ANNEX_FK </text:span><text:span text:style-name="T69">FOREIGN</text:span><text:span text:style-name="T50"> </text:span><text:span text:style-name="T69">KEY</text:span><text:span text:style-name="T50"> (ANOTACIO_ID) </text:span></text:p>
            <text:p text:style-name="P168"><text:span text:style-name="T50"><text:s text:c="4"/></text:span><text:span text:style-name="T69">REFERENCES</text:span><text:span text:style-name="T50"> HEL_ANOTACIO (ID)); <text:s text:c="3"/></text:span></text:p>
            <text:p text:style-name="P180"><text:s text:c="4"/></text:p>
            <text:p text:style-name="P168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68"><text:span text:style-name="T50"><text:s text:c="2"/></text:span><text:span text:style-name="T69">CONSTRAINT</text:span><text:span text:style-name="T50"> HEL_ET_ANOTACIO_FK </text:span><text:span text:style-name="T69">FOREIGN</text:span><text:span text:style-name="T50"> </text:span><text:span text:style-name="T69">KEY</text:span><text:span text:style-name="T50"> (EXPEDIENT_TIPUS_ID) </text:span></text:p>
            <text:p text:style-name="P168"><text:span text:style-name="T50"><text:s text:c="4"/></text:span><text:span text:style-name="T69">REFERENCES</text:span><text:span text:style-name="T50"> HEL_EXPEDIENT_TIPUS (ID)); <text:s text:c="3"/></text:span></text:p>
            <text:p text:style-name="P178"/>
            <text:p text:style-name="P168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68"><text:span text:style-name="T50"><text:s text:c="2"/></text:span><text:span text:style-name="T69">CONSTRAINT</text:span><text:span text:style-name="T50"> HEL_EXPEDIENT_ANOTACIO_FK </text:span><text:span text:style-name="T69">FOREIGN</text:span><text:span text:style-name="T50"> </text:span><text:span text:style-name="T69">KEY</text:span><text:span text:style-name="T50"> (EXPEDIENT_ID) </text:span></text:p>
            <text:p text:style-name="P168"><text:span text:style-name="T50"><text:s text:c="4"/></text:span><text:span text:style-name="T69">REFERENCES</text:span><text:span text:style-name="T50"> HEL_EXPEDIENT (ID)); <text:s text:c="3"/></text:span></text:p>
            <text:p text:style-name="P178"/>
            <text:p text:style-name="P178"/>
            <text:p text:style-name="P168"><text:span text:style-name="T69">CREATE</text:span><text:span text:style-name="T50"> </text:span><text:span text:style-name="T69">INDEX</text:span><text:span text:style-name="T50"> HEL_ANOTACIO_ANNEX_FK_I </text:span><text:span text:style-name="T69">ON</text:span><text:span text:style-name="T50"> HEL_ANOTACIO_ANNEX(ANOTACIO_ID);</text:span></text:p>
            <text:p text:style-name="P168"><text:span text:style-name="T69">CREATE</text:span><text:span text:style-name="T50"> </text:span><text:span text:style-name="T69">INDEX</text:span><text:span text:style-name="T50"> HEL_ANOTACIO_INTER_FK_I </text:span><text:span text:style-name="T69">ON</text:span><text:span text:style-name="T50"> HEL_ANOTACIO_INTERESSAT(ANOTACIO_ID);</text:span></text:p>
            <text:p text:style-name="P168"><text:span text:style-name="T69">CREATE</text:span><text:span text:style-name="T50"> </text:span><text:span text:style-name="T69">INDEX</text:span><text:span text:style-name="T50"> HEL_REPRESENTANT_ANOTACIO_FK_I </text:span><text:span text:style-name="T69">ON</text:span><text:span text:style-name="T50"> HEL_ANOTACIO_INTERESSAT(REPRESENTANT_ID);</text:span></text:p>
            <text:p text:style-name="P168"><text:span text:style-name="T69">CREATE</text:span><text:span text:style-name="T50"> </text:span><text:span text:style-name="T69">INDEX</text:span><text:span text:style-name="T50"> HEL_ANOTACIO_EXPEDIENT_FK_I </text:span><text:span text:style-name="T69">ON</text:span><text:span text:style-name="T50"> HEL_ANOTACIO(EXPEDIENT_ID);</text:span></text:p>
            <text:p text:style-name="P168"><text:span text:style-name="T69">CREATE</text:span><text:span text:style-name="T50"> </text:span><text:span text:style-name="T69">INDEX</text:span><text:span text:style-name="T50"> HEL_ANOTACIO_ET_FK_I </text:span><text:span text:style-name="T69">ON</text:span><text:span text:style-name="T50"> HEL_ANOTACIO(EXPEDIENT_TIPUS_ID);</text:span></text:p>
            <text:p text:style-name="P178"/>
            <text:p text:style-name="P168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 TO WWW_HELIUM;</text:span></text:p>
            <text:p text:style-name="P168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_ANNEX TO WWW_HELIUM;</text:span></text:p>
            <text:p text:style-name="P172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_INTERESSAT TO WWW_HELIUM;</text:span></text:p>
          </table:table-cell>
        </table:table-row>
      </table:table>
      <text:p text:style-name="P217"/>
      <text:p text:style-name="P63">Propietats globals: </text:p>
      <text:list xml:id="list1946765095" text:style-name="L58">
        <text:list-item>
          <text:p text:style-name="P335"><text:span text:style-name="T135">S'ha d'afegir la configuració d'Helium com a backoffice de Distribucio amb les credencials d'un usuari que tingui el rol </text:span><text:span text:style-name="T31">DIS_BACKWS</text:span><text:span text:style-name="T134">.</text:span></text:p>
        </text:list-item>
        <text:list-item>
          <text:p text:style-name="P377">S'ha d'afegir la configuració del plugin d'unitats orgàniques pel domini intern d'unitats orgàniques</text:p>
        </text:list-item>
      </text:list>
      <text:p text:style-name="P206"/>
      <table:table table:name="Table6" table:style-name="Table6">
        <table:table-column table:style-name="Table6.A"/>
        <table:table-row>
          <table:table-cell table:style-name="Table6.A1" office:value-type="string">
            <text:p text:style-name="P176">##############################</text:p>
            <text:p text:style-name="P176"># Integració amb DISTRIBUCIO #</text:p>
            <text:p text:style-name="P176">##############################</text:p>
            <text:p text:style-name="P182"><text:s/></text:p>
            <text:p text:style-name="P172"><text:span text:style-name="T50">net.conselldemallorca.helium.distribucio.backofficeIntegracio.ws.url=</text:span><text:span text:style-name="T53">http</text:span><text:span text:style-name="T54">s</text:span><text:span text:style-name="T53">://</text:span><text:span text:style-name="T54">dev.caib.es</text:span><text:span text:style-name="T53">/distribucio/ws/backofficeIntegracio</text:span></text:p>
            <text:p text:style-name="P172"><text:span text:style-name="T136"># </text:span><text:span text:style-name="T137">Usuari amb el rol DIS_BACKWS</text:span></text:p>
            <text:p text:style-name="P173"><text:span text:style-name="T50">net.conselldemallorca.helium.distribucio.backofficeIntegracio.ws.username=</text:span><text:span text:style-name="T56">$helium_dist</text:span><text:span text:style-name="T57">ribucio</text:span></text:p>
            <text:p text:style-name="P172"><text:span text:style-name="T50">net.conselldemallorca.helium.distribucio.backofficeIntegracio.ws.password=</text:span><text:span text:style-name="T54">******</text:span></text:p>
            <text:p text:style-name="P190"/>
            <text:p text:style-name="P177">####</text:p>
            <text:p text:style-name="P175"># Integració amb unitats orgàniques Dir3</text:p>
            <text:p text:style-name="P175">####</text:p>
            <text:p text:style-name="P168"><text:span text:style-name="T50">app.unitats.organiques.dir3.plugin.service.class=</text:span><text:span text:style-name="T53">net.conselldemallorca.helium.integracio.plugins.unitat</text:span><text:span text:style-name="T55">.UnitatsOrganiquesPluginDir3</text:span></text:p>
            <text:p text:style-name="P168"><text:span text:style-name="T50">app.unitats.organiques.dir3.plugin.service.url=</text:span><text:span text:style-name="T53">http://dev.caib.es/dir3caib/ws/Dir3CaibObtenerUnidades</text:span></text:p>
            <text:p text:style-name="P168"><text:soft-page-break/><text:span text:style-name="T50">app.unitats.organiques.dir3.plugin.service.username=</text:span><text:span text:style-name="T53">$helium_dir3caib</text:span></text:p>
            <text:p text:style-name="P168"><text:span text:style-name="T50">app.unitats.organiques.dir3.plugin.service.password=</text:span><text:span text:style-name="T53">******</text:span></text:p>
            <text:p text:style-name="P168"><text:span text:style-name="T50">app.unitats.organiques.dir3.plugin.service.log.actiu=</text:span><text:span text:style-name="T53">false</text:span></text:p>
            <text:p text:style-name="P172"><text:span text:style-name="T50">app.unitats.organiques.dir3.plugin.service.timeout=</text:span><text:span text:style-name="T53">120</text:span></text:p>
          </table:table-cell>
        </table:table-row>
      </table:table>
      <text:p text:style-name="P202"/>
      <text:p text:style-name="P142">Altres: </text:p>
      <text:list xml:id="list83200486198433" text:continue-numbering="true" text:style-name="L58">
        <text:list-item>
          <text:p text:style-name="P380"><text:span text:style-name="T48">S'ha a</text:span><text:span text:style-name="T49">ctualitzat la llibreria </text:span><text:span text:style-name="T44">helium-disseny.jar</text:span><text:span text:style-name="T49"> de disseny de diagrames de flux per tal que el mètode </text:span><text:span text:style-name="T44">HeliumApi.expedientReindexar</text:span><text:span text:style-name="T45">(long)</text:span><text:span text:style-name="T44"> </text:span><text:span text:style-name="T49">retorni un booleà per saber si hi ha cap error de reindexació.</text:span></text:p>
        </text:list-item>
      </text:list>
      <text:p text:style-name="P210"/>
      <text:list xml:id="list83201351798450" text:continue-list="list83201420606145" text:style-name="Outline">
        <text:list-item>
          <text:list>
            <text:list-item>
              <text:h text:style-name="P237" text:outline-level="2"><text:bookmark-start text:name="__RefHeading___Toc73598_2906097068"/>v3.2.10<text:span text:style-name="T143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0"><text:tab/>2020.10.14 12:00</text:p>
      <text:p text:style-name="P90">Resum: </text:p>
      <text:p text:style-name="P90"><text:tab/>Correccions d'errors trobats a producció detectats després d'una caiguda del sistema. Són modificacions per minimitzar l'aparició d'aquest tipus d'errors.<text:span text:style-name="T145"> Avís a les consultes si hi ha expedients pendents o amb error de reindexació.</text:span></text:p>
      <text:p text:style-name="P90"/>
      <text:p text:style-name="P14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43"/>
      <text:p text:style-name="P144">Errors:</text:p>
      <text:p text:style-name="P143"/>
      <text:list xml:id="list83200535487981" text:continue-list="list83201869203344" text:style-name="L10">
        <text:list-item>
          <text:p text:style-name="P261"><text:a xlink:type="simple" xlink:href="https://github.com/GovernIB/helium/issues/1414" text:style-name="Internet_20_link" text:visited-style-name="Visited_20_Internet_20_Link">#1414</text:a><text:span text:style-name="T143"> </text:span>Errors en producció d'Heliu<text:span text:style-name="T143">m:</text:span></text:p>
          <text:list>
            <text:list-header>
              <text:p text:style-name="P27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61"><text:a xlink:type="simple" xlink:href="https://github.com/GovernIB/helium/issues/1410" text:style-name="Internet_20_link" text:visited-style-name="Visited_20_Internet_20_Link">#1410</text:a><text:span text:style-name="T143"> </text:span>Error a RolesBasedPreAuthenticatedWebAuthenticationDetailsSource <text:span text:style-name="T143">:</text:span></text:p>
          <text:list>
            <text:list-header>
              <text:p text:style-name="P275">Evitar error de concurrència accedint als rols de l'usuari.</text:p>
            </text:list-header>
          </text:list>
        </text:list-item>
        <text:list-item>
          <text:p text:style-name="P27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75">Error estrany donat un moment en què no es consulten correctament les dades de BBDD.</text:p>
            </text:list-header>
          </text:list>
        </text:list-item>
        <text:list-item>
          <text:p text:style-name="P276"><text:a xlink:type="simple" xlink:href="https://github.com/GovernIB/helium/issues/1397" text:style-name="Internet_20_link" text:visited-style-name="Visited_20_Internet_20_Link">#1397</text:a><text:span text:style-name="T144"> </text:span>Error en la cerca ràpida amb caràcters especials </text:p>
        </text:list-item>
        <text:list-item>
          <text:p text:style-name="P277"><text:a xlink:type="simple" xlink:href="https://github.com/GovernIB/helium/issues/1419" text:style-name="Internet_20_link" text:visited-style-name="Visited_20_Internet_20_Link">#1419</text:a><text:span text:style-name="T147"> </text:span>Error en el canvi d'estat via handler, l'estat no s'actualitza </text:p>
        </text:list-item>
      </text:list>
      <text:p text:style-name="P144"/>
      <text:p text:style-name="P144">Canvis i millores:</text:p>
      <text:list xml:id="list83202006371396" text:continue-numbering="true" text:style-name="L10">
        <text:list-item>
          <text:p text:style-name="P278"><text:a xlink:type="simple" xlink:href="https://github.com/GovernIB/helium/issues/1415" text:style-name="Internet_20_link" text:visited-style-name="Visited_20_Internet_20_Link">#1415</text:a><text:span text:style-name="T145"> </text:span>Afegir avís a les consultes si hi ha expedients pedents de reindexació asíncrona o amb error de reindexació </text:p>
        </text:list-item>
        <text:list-item>
          <text:p text:style-name="P279"><text:a xlink:type="simple" xlink:href="https://github.com/GovernIB/helium/issues/1401" text:style-name="Internet_20_link" text:visited-style-name="Visited_20_Internet_20_Link">#1401</text:a><text:span text:style-name="T146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102221326" text:style-name="L59">
        <text:list-item>
          <text:p text:style-name="P319">Sense canvis</text:p>
        </text:list-item>
      </text:list>
      <text:p text:style-name="P33"/>
      <text:p text:style-name="P64">Propietats globals: </text:p>
      <text:p text:style-name="P64"/>
      <text:list xml:id="list182318472" text:style-name="L60">
        <text:list-item>
          <text:p text:style-name="P336">Sense canvis</text:p>
        </text:list-item>
      </text:list>
      <text:p text:style-name="P211"/>
      <text:list xml:id="list83201553725087" text:continue-list="list83201351798450" text:style-name="Outline">
        <text:list-item>
          <text:list>
            <text:list-item>
              <text:h text:style-name="P248" text:outline-level="2"><text:bookmark-start text:name="__RefHeading___Toc320741_2906097068"/><text:span text:style-name="T2">v3.2.109.2 </text:span><text:span text:style-name="T108">C</text:span><text:span text:style-name="T10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1"><text:tab/>2020.10.27 08:00</text:p>
      <text:p text:style-name="P91">Resum: </text:p>
      <text:p text:style-name="P9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1"/>
      <text:p text:style-name="P14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47"/>
      <text:p text:style-name="P145">Errors:</text:p>
      <text:p text:style-name="P147"/>
      <text:list xml:id="list83201624042787" text:continue-list="list83202006371396" text:style-name="L10">
        <text:list-item>
          <text:p text:style-name="P262"><text:a xlink:type="simple" xlink:href="https://github.com/GovernIB/helium/issues/1425" text:style-name="Internet_20_link" text:visited-style-name="Visited_20_Internet_20_Link"><text:span text:style-name="T143">#1425</text:span></text:a><text:span text:style-name="T143"> Error. Dades diferents entre l'expedient i les consultes (dades reindexades) :</text:span></text:p>
          <text:list>
            <text:list-header>
              <text:p text:style-name="P28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45"/>
      <text:p text:style-name="P145">Canvis i millores:</text:p>
      <text:list xml:id="list83200779784480" text:continue-numbering="true" text:style-name="L10">
        <text:list-item>
          <text:p text:style-name="P281"><text:a xlink:type="simple" xlink:href="https://github.com/GovernIB/helium/issues/1421" text:style-name="Internet_20_link" text:visited-style-name="Visited_20_Internet_20_Link">#1421</text:a><text:span text:style-name="T148"> </text:span>Permetre consultar els expededients amb reindexació pendent a les consultes <text:span text:style-name="T148">:</text:span></text:p>
          <text:list>
            <text:list-header>
              <text:p text:style-name="P28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830832171" text:style-name="L61">
        <text:list-item>
          <text:p text:style-name="P330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84">-- #1425 Error. Dades diferents entre l'expedient i les consultes (dades reindexades)</text:p>
            <text:p text:style-name="P184">-- Crear una taula per reindexacions pendents</text:p>
            <text:p text:style-name="P178"/>
            <text:p text:style-name="P184">-- Nova taula per les reindexacions asíncrones</text:p>
            <text:p text:style-name="P168"><text:span text:style-name="T69">CREATE</text:span><text:span text:style-name="T50"> </text:span><text:span text:style-name="T69">TABLE</text:span><text:span text:style-name="T50"> HEL_EXPEDIENT_REINDEXACIO (</text:span></text:p>
            <text:p text:style-name="P168"><text:span text:style-name="T50"><text:s text:c="2"/>ID <text:tab/><text:tab/><text:tab/><text:tab/><text:tab/><text:tab/>NUMBER(19) <text:tab/>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s text:c="2"/>EXPEDIENT_ID<text:tab/><text:tab/><text:tab/><text:tab/>NUMBER(19) <text:tab/></text:span><text:span text:style-name="T69">NOT</text:span><text:span text:style-name="T50"> </text:span><text:span text:style-name="T71">NULL</text:span><text:span text:style-name="T50">,</text:span></text:p>
            <text:p text:style-name="P168"><text:span text:style-name="T50"><text:s text:c="2"/>DATA_REINDEXACIO<text:tab/><text:tab/><text:tab/></text:span><text:span text:style-name="T69">TIMESTAMP</text:span><text:span text:style-name="T50">(6) </text:span><text:span text:style-name="T69">NOT</text:span><text:span text:style-name="T50"> </text:span><text:span text:style-name="T71">NULL</text:span></text:p>
            <text:p text:style-name="P180">);</text:p>
            <text:p text:style-name="P178"/>
            <text:p text:style-name="P168"><text:span text:style-name="T69">ALTER</text:span><text:span text:style-name="T50"> </text:span><text:span text:style-name="T69">TABLE</text:span><text:span text:style-name="T50"> HEL_EXPEDIENT_REINDEXACIO </text:span><text:span text:style-name="T69">ADD</text:span><text:span text:style-name="T50"> (</text:span></text:p>
            <text:p text:style-name="P168"><text:span text:style-name="T50"><text:s text:c="2"/></text:span><text:span text:style-name="T69">CONSTRAINT</text:span><text:span text:style-name="T50"> HEL_EXP_REIND_PK </text:span><text:span text:style-name="T69">PRIMARY</text:span><text:span text:style-name="T50"> </text:span><text:span text:style-name="T69">KEY</text:span><text:span text:style-name="T50"> (ID));</text:span></text:p>
            <text:p text:style-name="P180"><text:s text:c="2"/></text:p>
            <text:p text:style-name="P168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EXPEDIENT_REINDEXACIO TO WWW_HELIUM;</text:span></text:p>
            <text:p text:style-name="P178"/>
            <text:p text:style-name="P178"/>
            <text:p text:style-name="P184">-- Insereix en la taula de reindexacions les dades dels expedients amb data de reindexació</text:p>
            <text:p text:style-name="P168"><text:span text:style-name="T69">INSERT</text:span><text:span text:style-name="T50"> </text:span><text:span text:style-name="T69">INTO</text:span><text:span text:style-name="T50"> HEL_EXPEDIENT_REINDEXACIO (ID , EXPEDIENT_ID , DATA_REINDEXACIO )</text:span></text:p>
            <text:p text:style-name="P168"><text:span text:style-name="T69">SELECT</text:span><text:span text:style-name="T50"> ID,</text:span></text:p>
            <text:p text:style-name="P180"><text:soft-page-break/><text:tab/><text:tab/>EXPEDIENT_ID,</text:p>
            <text:p text:style-name="P180"><text:tab/><text:tab/>DATA_REINDEXACIO </text:p>
            <text:p text:style-name="P168"><text:span text:style-name="T69">FROM</text:span><text:span text:style-name="T50"> (</text:span></text:p>
            <text:p text:style-name="P168"><text:span text:style-name="T50"><text:tab/></text:span><text:span text:style-name="T69">SELECT</text:span></text:p>
            <text:p text:style-name="P180"><text:tab/><text:tab/>rownum ID,</text:p>
            <text:p text:style-name="P180"><text:tab/><text:tab/>e.ID EXPEDIENT_ID,</text:p>
            <text:p text:style-name="P180"><text:tab/><text:tab/>e.REINDEXAR_DATA DATA_REINDEXACIO</text:p>
            <text:p text:style-name="P168"><text:span text:style-name="T50"><text:tab/></text:span><text:span text:style-name="T69">FROM</text:span><text:span text:style-name="T50"> HEL_EXPEDIENT e</text:span></text:p>
            <text:p text:style-name="P168"><text:span text:style-name="T50"><text:tab/></text:span><text:span text:style-name="T69">WHERE</text:span><text:span text:style-name="T50"> e.REINDEXAR_DATA </text:span><text:span text:style-name="T69">IS</text:span><text:span text:style-name="T50"> </text:span><text:span text:style-name="T69">NOT</text:span><text:span text:style-name="T50"> </text:span><text:span text:style-name="T71">NULL</text:span><text:span text:style-name="T50"> </text:span></text:p>
            <text:p text:style-name="P168"><text:span text:style-name="T50"><text:tab/></text:span><text:span text:style-name="T69">ORDER</text:span><text:span text:style-name="T50"> </text:span><text:span text:style-name="T69">BY</text:span><text:span text:style-name="T50"> e.REINDEXAR_DATA </text:span><text:span text:style-name="T69">ASC</text:span></text:p>
            <text:p text:style-name="P120">);</text:p>
          </table:table-cell>
        </table:table-row>
      </table:table>
      <text:list xml:id="list83202167023103" text:continue-numbering="true" text:style-name="L61">
        <text:list-header>
          <text:p text:style-name="P324"/>
        </text:list-header>
      </text:list>
      <text:p text:style-name="P34"/>
      <text:p text:style-name="P65">Propietats globals: </text:p>
      <text:p text:style-name="P65"/>
      <text:list xml:id="list2636514899" text:style-name="L62">
        <text:list-item>
          <text:p text:style-name="P337">Sense canvis</text:p>
        </text:list-item>
      </text:list>
      <text:p text:style-name="P207"/>
      <text:list xml:id="list83201440545120" text:continue-list="list83201553725087" text:style-name="Outline">
        <text:list-item>
          <text:list>
            <text:list-item>
              <text:h text:style-name="P249" text:outline-level="2"><text:bookmark-start text:name="__RefHeading___Toc123953_3965979134"/><text:span text:style-name="T2">v3.2.1</text:span><text:span text:style-name="T110">1</text:span><text:span text:style-name="T111">0</text:span><text:span text:style-name="T110"> </text:span><text:span text:style-name="T112">Millores diverses i resolució d'erro</text:span><text:span text:style-name="T113">r</text:span><text:span text:style-name="T112">s </text:span><text:bookmark-end text:name="__RefHeading___Toc123953_3965979134"/></text:h>
            </text:list-item>
          </text:list>
        </text:list-item>
      </text:list>
      <text:p text:style-name="P35">Data: </text:p>
      <text:p text:style-name="P92"><text:tab/>2020.11.26 17:00</text:p>
      <text:p text:style-name="P92">Resum: </text:p>
      <text:p text:style-name="P93"><text:tab/><text:span text:style-name="T15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4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0"> També s'ha afegit un mètode </text:span><text:span text:style-name="T32">consultaExpedientsDadesIndexades</text:span><text:span text:style-name="T15"> per buscar expedients a partir de les seves variables indexades en els handlers propis d'expeients que implementin o extenguin </text:span><text:span text:style-name="T32">BasicActionHandler </text:span><text:span text:style-name="T15">o</text:span><text:span text:style-name="T32"> HeliumApi</text:span><text:span text:style-name="T15">.</text:span></text:p>
      <text:p text:style-name="P92"/>
      <text:p text:style-name="P14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48"/>
      <text:p text:style-name="P146">Errors:</text:p>
      <text:p text:style-name="P148"/>
      <text:list xml:id="list83201000794496" text:continue-list="list83200779784480" text:style-name="L10">
        <text:list-item>
          <text:p text:style-name="P282"><text:a xlink:type="simple" xlink:href="https://github.com/GovernIB/helium/issues/1426" text:style-name="Internet_20_link" text:visited-style-name="Visited_20_Internet_20_Link">#1426</text:a><text:span text:style-name="T151"> </text:span>Investigar per què es doble la grandària de l'arxiu en la importació de tipus d'expedients<text:span text:style-name="T151">.</text:span></text:p>
        </text:list-item>
        <text:list-item>
          <text:p text:style-name="P283"><text:a xlink:type="simple" xlink:href="https://github.com/GovernIB/helium/issues/1416" text:style-name="Internet_20_link" text:visited-style-name="Visited_20_Internet_20_Link">#1416</text:a><text:span text:style-name="T153"> </text:span>Error NullPointerException en la migració d'expedients a l'Arxiu</text:p>
        </text:list-item>
        <text:list-item>
          <text:p text:style-name="P28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54">:</text:span></text:p>
          <text:list>
            <text:list-item>
              <text:p text:style-name="P288">Aquest error es produïa durant la migració a l'Arxiu si ha dos annexos amb el mateix nom.</text:p>
            </text:list-item>
          </text:list>
        </text:list-item>
        <text:list-item>
          <text:p text:style-name="P263"><text:a xlink:type="simple" xlink:href="https://github.com/GovernIB/helium/issues/1404" text:style-name="Internet_20_link" text:visited-style-name="Visited_20_Internet_20_Link">#1404</text:a><text:span text:style-name="T155"> </text:span>Revisar llistat d'execucions massives de l'entorn<text:span text:style-name="T156">:</text:span></text:p>
          <text:list>
            <text:list-item>
              <text:p text:style-name="P289">Els usuaris HEL_ADMIN ara poden veure totes les d'Helium.</text:p>
            </text:list-item>
          </text:list>
        </text:list-item>
        <text:list-item>
          <text:p text:style-name="P290"><text:a xlink:type="simple" xlink:href="https://github.com/GovernIB/helium/issues/1258" text:style-name="Internet_20_link" text:visited-style-name="Visited_20_Internet_20_Link">#1258</text:a><text:span text:style-name="T157"> </text:span>El botó netejar filtre no funciona a vegades</text:p>
        </text:list-item>
        <text:list-item>
          <text:p text:style-name="P290"><text:a xlink:type="simple" xlink:href="https://github.com/GovernIB/helium/issues/1418" text:style-name="Internet_20_link" text:visited-style-name="Visited_20_Internet_20_Link">#1418</text:a><text:span text:style-name="T158"> </text:span>Corregir el nom de l'expedient per l'Arxiu si acaba amb un punt</text:p>
        </text:list-item>
        <text:list-item>
          <text:p text:style-name="P291"><text:a xlink:type="simple" xlink:href="https://github.com/GovernIB/helium/issues/1431" text:style-name="Internet_20_link" text:visited-style-name="Visited_20_Internet_20_Link">#1431</text:a><text:span text:style-name="T161"> </text:span>No es marquen com a finalitzat els expedients que es finalitzen tot just crear-se </text:p>
        </text:list-item>
        <text:list-item>
          <text:p text:style-name="P292"><text:a xlink:type="simple" xlink:href="https://github.com/GovernIB/helium/issues/1433" text:style-name="Internet_20_link" text:visited-style-name="Visited_20_Internet_20_Link">#1433</text:a><text:span text:style-name="T163"> </text:span>Correcció reindexacions aturades </text:p>
        </text:list-item>
      </text:list>
      <text:p text:style-name="P146"/>
      <text:p text:style-name="P146">Canvis i millores:</text:p>
      <text:list xml:id="list83201897909848" text:continue-numbering="true" text:style-name="L10">
        <text:list-item>
          <text:p text:style-name="P284"><text:a xlink:type="simple" xlink:href="https://github.com/GovernIB/helium/issues/1399" text:style-name="Internet_20_link" text:visited-style-name="Visited_20_Internet_20_Link">#1399</text:a><text:span text:style-name="T149"> </text:span>Modificar la obligatorietat de les metadades quan s'adjunta un document en la gestió de l'expedient<text:span text:style-name="T151">:</text:span></text:p>
          <text:list>
            <text:list-header>
              <text:p text:style-name="P293">Ara es poden adjuntar documents i annexos amb metadades per defecte.</text:p>
            </text:list-header>
          </text:list>
        </text:list-item>
        <text:list-item>
          <text:p text:style-name="P285"><text:a xlink:type="simple" xlink:href="https://github.com/GovernIB/helium/issues/1413" text:style-name="Internet_20_link" text:visited-style-name="Visited_20_Internet_20_Link">#1413</text:a><text:span text:style-name="T150"> </text:span>Modificar el callback del portasignatures per no retornar error si no es troba la petició a Helium<text:span text:style-name="T151">:</text:span></text:p>
          <text:list>
            <text:list-header>
              <text:p text:style-name="P29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294"><text:a xlink:type="simple" xlink:href="https://github.com/GovernIB/helium/issues/1422" text:style-name="Internet_20_link" text:visited-style-name="Visited_20_Internet_20_Link">#1422</text:a><text:span text:style-name="T152"> </text:span>Nova opció per administradors per veure les reindexacions pendents<text:span text:style-name="T152">.</text:span></text:p>
        </text:list-item>
        <text:list-item>
          <text:p text:style-name="P295"><text:a xlink:type="simple" xlink:href="https://github.com/GovernIB/helium/issues/1423" text:style-name="Internet_20_link" text:visited-style-name="Visited_20_Internet_20_Link">#1423</text:a><text:span text:style-name="T155"> </text:span>Sincronisme d'alta d'expedients per tipus d'expedient </text:p>
        </text:list-item>
        <text:list-item>
          <text:p text:style-name="P296"><text:soft-page-break/><text:a xlink:type="simple" xlink:href="https://github.com/GovernIB/helium/issues/1429" text:style-name="Internet_20_link" text:visited-style-name="Visited_20_Internet_20_Link">#1429</text:a><text:span text:style-name="T160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3636436408" text:style-name="L63">
        <text:list-item>
          <text:p text:style-name="P331"><text:span text:style-name="T26">Nou camp per relacionar l'annex de l'anotació amb un document d'Helium i ampliació de les columnes per guardar el tipus i perfil de la firma.</text:span><text:span text:style-name="T25"> (</text:span><text:a xlink:type="simple" xlink:href="https://github.com/GovernIB/helium/blob/helium-3.2/scripts/bbdd/3.2/oracle/helium_update_3.2.110.sql" text:style-name="Internet_20_link" text:visited-style-name="Visited_20_Internet_20_Link"><text:span text:style-name="T25">helium_update_3.2.110.sql</text:span></text:a><text:span text:style-name="T25"> Oracle):</text:span></text:p>
          <text:p text:style-name="P325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88">-- #1425 Error. Dades diferents entre l'expedient i les consultes (dades reindexades)</text:p>
            <text:p text:style-name="P188">-- #1428 No funciona "reintentar processament" pels annexos de les anotacions de Distribucio </text:p>
            <text:p text:style-name="P184">-- Afegir HEL_ANOTACIO_ANNEX.DOCUMENT_STORE_ID per quan l'annex s'incorpora a l'expedient</text:p>
            <text:p text:style-name="P184">-- Incrementa les columnes HEL_ANOTACIO_ANNEX FIRMA_TIPUS i FIRMA_PEFIL a VARCHAR2(30 CHAR)</text:p>
            <text:p text:style-name="P178"/>
            <text:p text:style-name="P168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DOCUMENT_STORE_ID NUMBER(19);</text:span></text:p>
            <text:p text:style-name="P178"/>
            <text:p text:style-name="P168"><text:span text:style-name="T69">ALTER</text:span><text:span text:style-name="T50"> </text:span><text:span text:style-name="T69">TABLE</text:span><text:span text:style-name="T50"> HEL_ANOTACIO_ANNEX MODIFY (FIRMA_TIPUS VARCHAR2(30 </text:span><text:span text:style-name="T69">CHAR</text:span><text:span text:style-name="T50">));</text:span></text:p>
            <text:p text:style-name="P188"><text:span text:style-name="T70">ALTER</text:span><text:span text:style-name="T41"> </text:span><text:span text:style-name="T70">TABLE</text:span><text:span text:style-name="T41"> HEL_ANOTACIO_ANNEX MODIFY (FIRMA_PERFIL VARCHAR2(30 </text:span><text:span text:style-name="T70">CHAR</text:span><text:span text:style-name="T41">));</text:span></text:p>
          </table:table-cell>
        </table:table-row>
      </table:table>
      <text:list xml:id="list83201601227094" text:continue-numbering="true" text:style-name="L63">
        <text:list-header>
          <text:p text:style-name="P325"/>
        </text:list-header>
      </text:list>
      <text:p text:style-name="P35"/>
      <text:p text:style-name="P66">Propietats globals: </text:p>
      <text:p text:style-name="P66"/>
      <text:list xml:id="list3047201298" text:style-name="L64">
        <text:list-item>
          <text:p text:style-name="P338">Sense canvis<text:span text:style-name="T162">.</text:span></text:p>
        </text:list-item>
      </text:list>
      <text:p text:style-name="P208"/>
      <text:list xml:id="list83200786400320" text:continue-list="list83201440545120" text:style-name="Outline">
        <text:list-item>
          <text:list>
            <text:list-item>
              <text:h text:style-name="P22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94"><text:tab/>2020.12.01 07:00</text:p>
      <text:p text:style-name="P94">Resum: </text:p>
      <text:p text:style-name="P94"><text:tab/>S'ha detectat que ja no es poden donar d'alta assentaments registrals de sortida amb Regweb3 v3.1.7 del 25.11.2020 i s'han de canviar els valors per defecte en la invocació al servei web per evitar l'error.</text:p>
      <text:p text:style-name="P94"/>
      <text:p text:style-name="P15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79">1</text:span></text:a><text:a xlink:type="simple" xlink:href="https://github.com/GovernIB/helium/milestone/75?closed=1" text:style-name="Internet_20_link" text:visited-style-name="Visited_20_Internet_20_Link"><text:span text:style-name="T80">0.1</text:span></text:a><text:span text:style-name="T4">:</text:span></text:p>
      <text:p text:style-name="P150"/>
      <text:p text:style-name="P150"><text:span text:style-name="T147">Errors:</text:span></text:p>
      <text:list xml:id="list83200931345998" text:continue-list="list83201897909848" text:style-name="L10">
        <text:list-item>
          <text:p text:style-name="P286"><text:a xlink:type="simple" xlink:href="https://github.com/GovernIB/helium/issues/1436" text:style-name="Internet_20_link" text:visited-style-name="Visited_20_Internet_20_Link">#1436</text:a><text:span text:style-name="T162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369035602" text:style-name="L65">
        <text:list-item>
          <text:p text:style-name="P332"><text:span text:style-name="T25">S</text:span><text:span text:style-name="T27">ense canvis</text:span><text:span text:style-name="T25">:</text:span></text:p>
        </text:list-item>
      </text:list>
      <text:p text:style-name="P36"/>
      <text:p text:style-name="P67">Propietats globals: </text:p>
      <text:list xml:id="list4220099786" text:style-name="L66">
        <text:list-item>
          <text:p text:style-name="P339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2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2-01T08:31:59.990999903">01/12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3DT22H38M35S</meta:editing-duration>
    <meta:editing-cycles>153</meta:editing-cycles>
    <meta:generator>LibreOffice/6.3.3.2$Windows_X86_64 LibreOffice_project/a64200df03143b798afd1ec74a12ab50359878ed</meta:generator>
    <dc:date>2020-12-01T08:31:59.724000000</dc:date>
    <meta:document-statistic meta:table-count="19" meta:image-count="0" meta:object-count="0" meta:page-count="43" meta:paragraph-count="958" meta:word-count="5939" meta:character-count="44765" meta:non-whitespace-character-count="38755"/>
  </office:meta>
</office:document-meta>
</file>